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image2.emf" manifest:media-type="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png" manifest:media-type="image/png"/>
  <manifest:file-entry manifest:full-path="media/image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944">
      <style:graphic-properties fo:wrap-option="wrap" fo:padding-top="0.12in" fo:padding-bottom="0.12in" fo:padding-left="0.16in" fo:padding-right="0.1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5">
      <style:graphic-properties draw:fill="none" draw:stroke="solid" svg:stroke-width="0.01389in" svg:stroke-color="#000000" svg:stroke-opacity="100%"/>
    </style:style>
    <style:style style:family="presentation" style:name="a1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73">
      <style:drawing-page-properties draw:fill="solid" draw:fill-color="#32145a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 Light" style:font-family-complex="Segoe UI" style:font-family-generic-complex="swiss" style:font-pitch-complex="variable" fo:font-size="0.83333in" style:font-size-asian="0.83333in" style:font-size-complex="0.83333in" fo:letter-spacing="-0.01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90%" fo:text-align="left" style:tab-stop-distance="0.9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6">
      <style:graphic-properties fo:wrap-option="wrap" fo:padding-top="0.1in" fo:padding-bottom="0.1in" fo:padding-left="0.16in" fo:padding-right="0.16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977">
      <style:graphic-properties draw:fill="none" draw:stroke="solid" svg:stroke-width="0.01389in" svg:stroke-color="#000000" svg:stroke-opacity="100%"/>
    </style:style>
    <style:style style:family="presentation" style:name="a1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52">
      <style:drawing-page-properties draw:fill="solid" draw:fill-color="#f8f8f8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 Light" fo:font-size="0.54458in" style:font-size-asian="0.54458in" style:font-size-complex="0.54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 Light" fo:font-size="0.54458in" style:font-size-asian="0.54458in" style:font-size-complex="0.54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90%" fo:text-align="left" style:tab-stop-distance="0.99996in" fo:margin-left="0.36761in" fo:margin-right="0in" fo:text-indent="-0.36761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7">
      <style:graphic-properties fo:wrap-option="wrap" fo:padding-top="0.1in" fo:padding-bottom="0.1in" fo:padding-left="0.16in" fo:padding-right="0.16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5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 Light" style:font-family-complex="Segoe UI" style:font-family-generic-complex="swiss" style:font-pitch-complex="variable" fo:font-size="0.65347in" style:font-size-asian="0.65347in" style:font-size-complex="0.6534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 Light" style:font-family-complex="Segoe UI" style:font-family-generic-complex="swiss" style:font-pitch-complex="variable" fo:font-size="0.65347in" style:font-size-asian="0.65347in" style:font-size-complex="0.6534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32">
      <style:drawing-page-properties draw:fill="solid" draw:fill-color="#32145a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33">
      <style:graphic-properties draw:fill="none" draw:stroke="solid" svg:stroke-width="0.01389in" svg:stroke-color="#000000" svg:stroke-opacity="100%"/>
    </style:style>
    <style:style style:family="presentation" style:name="a1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84">
      <style:drawing-page-properties draw:fill="solid" draw:fill-color="#f8f8f8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 Light" style:font-family-complex="Segoe UI" style:font-family-generic-complex="swiss" style:font-pitch-complex="variable" fo:font-size="0.65347in" style:font-size-asian="0.65347in" style:font-size-complex="0.6534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90%" fo:text-align="left" style:tab-stop-distance="0.9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7">
      <style:graphic-properties fo:wrap-option="wrap" fo:padding-top="0.1in" fo:padding-bottom="0.1in" fo:padding-left="0.16in" fo:padding-right="0.1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8">
      <style:graphic-properties draw:fill="none" draw:stroke="solid" svg:stroke-width="0.01389in" svg:stroke-color="#000000" svg:stroke-opacity="100%"/>
    </style:style>
    <style:style style:family="presentation" style:name="a1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 Light" style:font-family-complex="Segoe UI" style:font-family-generic-complex="swiss" style:font-pitch-complex="variable" fo:font-size="0.65347in" style:font-size-asian="0.65347in" style:font-size-complex="0.6534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 Light" style:font-family-complex="Segoe UI" style:font-family-generic-complex="swiss" style:font-pitch-complex="variable" fo:font-size="0.65347in" style:font-size-asian="0.65347in" style:font-size-complex="0.6534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2">
      <style:paragraph-properties fo:line-height="90%" fo:text-align="left" style:tab-stop-distance="0.9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3">
      <style:graphic-properties fo:wrap-option="wrap" fo:padding-top="0.1in" fo:padding-bottom="0.1in" fo:padding-left="0.16in" fo:padding-right="0.1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64">
      <style:drawing-page-properties draw:fill="solid" draw:fill-color="#32145a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65">
      <style:graphic-properties fo:wrap-option="wrap" fo:padding-top="0.1in" fo:padding-bottom="0.1in" fo:padding-left="0.16in" fo:padding-right="0.16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966">
      <style:graphic-properties draw:fill="none" draw:stroke="solid" svg:stroke-width="0.01389in" svg:stroke-color="#000000" svg:stroke-opacity="100%"/>
    </style:style>
    <style:style style:family="presentation" style:name="a1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40">
      <style:drawing-page-properties draw:fill="solid" draw:fill-color="#32145a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 Light" style:font-family-complex="Segoe UI" style:font-family-generic-complex="swiss" style:font-pitch-complex="variable" fo:font-size="0.73528in" style:font-size-asian="0.73528in" style:font-size-complex="0.73528in" fo:letter-spacing="-0.01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90%" fo:text-align="left" style:tab-stop-distance="0.9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3">
      <style:graphic-properties fo:wrap-option="wrap" fo:padding-top="0.1in" fo:padding-bottom="0.1in" fo:padding-left="0.16in" fo:padding-right="0.1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56">
      <text:list-level-style-bullet text:level="1" text:bullet-char="•">
        <style:list-level-properties text:space-before="0in" text:min-label-width="0.36761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25869in" text:min-label-width="0.36761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0.49015in" text:min-label-width="0.36761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0.73523in" text:min-label-width="0.36761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0.9803in" text:min-label-width="0.36761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38229in" text:min-label-width="0.36761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2.88227in" text:min-label-width="0.36761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38225in" text:min-label-width="0.36761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3.88224in" text:min-label-width="0.36761in"/>
        <style:text-properties fo:font-family="Arial" style:font-family-generic="swiss" style:font-pitch="variable" fo:font-size="90%"/>
      </text:list-level-style-bullet>
    </text:list-style>
  </office:automatic-styles>
  <office:body>
    <office:presentation>
      <draw:page draw:name="Slide1" draw:style-name="a1932" draw:master-page-name="Master1-Layout1-cust-Walkin" presentation:presentation-page-layout-name="Master1-PPL1" draw:id="Slide-256">
        <presentation:notes draw:style-name="a1939">
          <draw:page-thumbnail draw:page-number="1" svg:x="0.75in" svg:y="1.25in" svg:width="6in" svg:height="3.375in" presentation:class="page" draw:id="id306" presentation:style-name="a1933" draw:name="Slide Image Placeholder 1">
            <svg:title/>
            <svg:desc/>
          </draw:page-thumbnail>
          <draw:frame draw:id="id307" presentation:style-name="a193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308" draw:style-name="a1938" draw:name="Slide Number Placeholder 3" svg:x="4.24826in" svg:y="9.49826in" svg:width="3.25in" svg:height="0.50174in">
            <draw:text-box>
              <text:p text:style-name="a1937" text:class-names="" text:cond-style-name=""><text:span text:style-name="a1935" text:class-names=""><text:page-number style:num-format="1" text:fixed="false">1</text:page-number></text:span><text:span text:style-name="a1936" text:class-names=""/></text:p>
            </draw:text-box>
            <svg:title/>
            <svg:desc/>
          </draw:frame>
        </presentation:notes>
      </draw:page>
      <draw:page draw:name="Slide2" draw:style-name="a1940" draw:master-page-name="Master1-Layout2-cust-Title-Slide---1" presentation:presentation-page-layout-name="Master1-PPL2" draw:id="Slide-257">
        <draw:frame draw:id="id309" presentation:style-name="a1943" draw:name="Title 1" svg:x="0.59399in" svg:y="2.10607in" svg:width="12.09831in" svg:height="1.96095in" presentation:class="title" presentation:placeholder="false">
          <draw:text-box>
            <text:p text:style-name="a1942" text:class-names="" text:cond-style-name=""><text:span text:style-name="a1941" text:class-names="">Title</text:span></text:p>
          </draw:text-box>
          <svg:title/>
          <svg:desc/>
        </draw:frame>
        <draw:frame draw:id="id310" presentation:style-name="a1944" draw:name="Text Placeholder 2" svg:x="0.59399in" svg:y="4.17885in" svg:width="10.7837in" svg:height="1.27501in" presentation:class="outline" presentation:placeholder="true">
          <draw:text-box/>
          <svg:title/>
          <svg:desc/>
        </draw:frame>
        <presentation:notes draw:style-name="a1951">
          <draw:page-thumbnail draw:page-number="2" svg:x="0.75in" svg:y="1.25in" svg:width="6in" svg:height="3.375in" presentation:class="page" draw:id="id311" presentation:style-name="a1945" draw:name="Slide Image Placeholder 1">
            <svg:title/>
            <svg:desc/>
          </draw:page-thumbnail>
          <draw:frame draw:id="id312" presentation:style-name="a194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313" draw:style-name="a1950" draw:name="Slide Number Placeholder 3" svg:x="4.24826in" svg:y="9.49826in" svg:width="3.25in" svg:height="0.50174in">
            <draw:text-box>
              <text:p text:style-name="a1949" text:class-names="" text:cond-style-name=""><text:span text:style-name="a1947" text:class-names=""><text:page-number style:num-format="1" text:fixed="false">2</text:page-number></text:span><text:span text:style-name="a1948" text:class-names=""/></text:p>
            </draw:text-box>
            <svg:title/>
            <svg:desc/>
          </draw:frame>
        </presentation:notes>
      </draw:page>
      <draw:page draw:name="Slide8" draw:style-name="a1952" draw:master-page-name="Master1-Layout3-cust-Title-and-Content" presentation:presentation-page-layout-name="Master1-PPL3" draw:id="Slide-263">
        <draw:frame draw:id="id314" presentation:style-name="a1957" draw:name="Text Placeholder 1" svg:x="0.29444in" svg:y="1.3005in" svg:width="12.74445in" svg:height="0.79582in" presentation:class="outline" presentation:placeholder="false">
          <draw:text-box>
            <text:list text:style-name="a1956">
              <text:list-item>
                <text:p text:style-name="a1955" text:class-names="" text:cond-style-name=""><text:span text:style-name="a1953" text:class-names="">Bullets points</text:span><text:span text:style-name="a1954" text:class-names=""/></text:p>
              </text:list-item>
            </text:list>
          </draw:text-box>
          <svg:title/>
          <svg:desc/>
        </draw:frame>
        <draw:frame draw:id="id315" presentation:style-name="a1963" draw:name="Title 2" svg:x="0.29444in" svg:y="0.31661in" svg:width="12.74698in" svg:height="0.98389in" presentation:class="title" presentation:placeholder="false">
          <draw:text-box>
            <text:p text:style-name="a1962" text:class-names="" text:cond-style-name=""><text:span text:style-name="a1958" text:class-names="">Sample</text:span><text:span text:style-name="a1959" text:class-names=""><text:s text:c="1"/></text:span><text:span text:style-name="a1960" text:class-names="">Slide</text:span><text:span text:style-name="a1961" text:class-names=""/></text:p>
          </draw:text-box>
          <svg:title/>
          <svg:desc/>
        </draw:frame>
      </draw:page>
      <draw:page draw:name="Slide5" draw:style-name="a1964" draw:master-page-name="Master1-Layout8-cust-Section-Title-Plain" presentation:presentation-page-layout-name="Master1-PPL8" draw:id="Slide-260">
        <draw:frame draw:id="id316" presentation:style-name="a1965" draw:name="Title 1" svg:x="0.62122in" svg:y="2.27928in" svg:width="12.41767in" svg:height="1.26727in" presentation:class="title" presentation:placeholder="true">
          <draw:text-box/>
          <svg:title/>
          <svg:desc/>
        </draw:frame>
        <presentation:notes draw:style-name="a1972">
          <draw:page-thumbnail draw:page-number="4" svg:x="0.75in" svg:y="1.25in" svg:width="6in" svg:height="3.375in" presentation:class="page" draw:id="id317" presentation:style-name="a1966" draw:name="Slide Image Placeholder 1">
            <svg:title/>
            <svg:desc/>
          </draw:page-thumbnail>
          <draw:frame draw:id="id318" presentation:style-name="a196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319" draw:style-name="a1971" draw:name="Slide Number Placeholder 3" svg:x="4.24826in" svg:y="9.49826in" svg:width="3.25in" svg:height="0.50174in">
            <draw:text-box>
              <text:p text:style-name="a1970" text:class-names="" text:cond-style-name=""><text:span text:style-name="a1968" text:class-names=""><text:page-number style:num-format="1" text:fixed="false">5</text:page-number></text:span><text:span text:style-name="a1969" text:class-names=""/></text:p>
            </draw:text-box>
            <svg:title/>
            <svg:desc/>
          </draw:frame>
        </presentation:notes>
      </draw:page>
      <draw:page draw:name="Slide6" draw:style-name="a1973" draw:master-page-name="Master1-Layout7-cust-Demo-slide" presentation:presentation-page-layout-name="Master1-PPL7" draw:id="Slide-261">
        <draw:frame draw:id="id320" presentation:style-name="a1976" draw:name="Title 1" svg:x="1.40584in" svg:y="3.15107in" svg:width="10.94782in" svg:height="1.11074in" presentation:class="title" presentation:placeholder="false">
          <draw:text-box>
            <text:p text:style-name="a1975" text:class-names="" text:cond-style-name=""><text:span text:style-name="a1974" text:class-names="">Demo intro slide</text:span></text:p>
          </draw:text-box>
          <svg:title/>
          <svg:desc/>
        </draw:frame>
        <presentation:notes draw:style-name="a1983">
          <draw:page-thumbnail draw:page-number="5" svg:x="0.75in" svg:y="1.25in" svg:width="6in" svg:height="3.375in" presentation:class="page" draw:id="id321" presentation:style-name="a1977" draw:name="Slide Image Placeholder 1">
            <svg:title/>
            <svg:desc/>
          </draw:page-thumbnail>
          <draw:frame draw:id="id322" presentation:style-name="a197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323" draw:style-name="a1982" draw:name="Slide Number Placeholder 3" svg:x="4.24826in" svg:y="9.49826in" svg:width="3.25in" svg:height="0.50174in">
            <draw:text-box>
              <text:p text:style-name="a1981" text:class-names="" text:cond-style-name=""><text:span text:style-name="a1979" text:class-names=""><text:page-number style:num-format="1" text:fixed="false">6</text:page-number></text:span><text:span text:style-name="a1980" text:class-names=""/></text:p>
            </draw:text-box>
            <svg:title/>
            <svg:desc/>
          </draw:frame>
        </presentation:notes>
      </draw:page>
      <draw:page draw:name="Slide7" draw:style-name="a1984" draw:master-page-name="Master1-Layout12-cust-Code-Sample-Layout" presentation:presentation-page-layout-name="Master1-PPL12" draw:id="Slide-262">
        <draw:frame draw:id="id324" presentation:style-name="a1987" draw:name="Title 1" svg:x="0.29444in" svg:y="0.31661in" svg:width="12.74698in" svg:height="0.98389in" presentation:class="title" presentation:placeholder="false">
          <draw:text-box>
            <text:p text:style-name="a1986" text:class-names="" text:cond-style-name=""><text:span text:style-name="a1985" text:class-names="">Code Sample Title</text:span></text:p>
          </draw:text-box>
          <svg:title/>
          <svg:desc/>
        </draw:frame>
        <presentation:notes draw:style-name="a1994">
          <draw:page-thumbnail draw:page-number="6" svg:x="0.75in" svg:y="1.25in" svg:width="6in" svg:height="3.375in" presentation:class="page" draw:id="id325" presentation:style-name="a1988" draw:name="Slide Image Placeholder 1">
            <svg:title/>
            <svg:desc/>
          </draw:page-thumbnail>
          <draw:frame draw:id="id326" presentation:style-name="a198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327" draw:style-name="a1993" draw:name="Slide Number Placeholder 3" svg:x="4.24826in" svg:y="9.49826in" svg:width="3.25in" svg:height="0.50174in">
            <draw:text-box>
              <text:p text:style-name="a1992" text:class-names="" text:cond-style-name=""><text:span text:style-name="a1990" text:class-names=""><text:page-number style:num-format="1" text:fixed="false">7</text:page-number></text:span><text:span text:style-name="a1991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Walkin"/>
    <style:presentation-page-layout style:name="Master1-PPL2" style:display-name="Title Slide - 1">
      <presentation:placeholder presentation:object="title" svg:x="0.59399in" svg:y="2.10607in" svg:width="12.09831in" svg:height="1.96095in"/>
      <presentation:placeholder presentation:object="outline" svg:x="0.59399in" svg:y="4.17885in" svg:width="10.7837in" svg:height="1.27501in"/>
    </style:presentation-page-layout>
    <style:presentation-page-layout style:name="Master1-PPL3" style:display-name="Title and Content">
      <presentation:placeholder presentation:object="outline" svg:x="0.29444in" svg:y="1.3005in" svg:width="12.74445in" svg:height="2.24413in"/>
      <presentation:placeholder presentation:object="title" svg:x="0.29444in" svg:y="0.31661in" svg:width="12.74698in" svg:height="0.98389in"/>
    </style:presentation-page-layout>
    <style:presentation-page-layout style:name="Master1-PPL4" style:display-name="Two Column Non-bulleted text">
      <presentation:placeholder presentation:object="title" svg:x="0.29444in" svg:y="0.31661in" svg:width="12.74698in" svg:height="0.98389in"/>
      <presentation:placeholder presentation:object="outline" svg:x="0.29445in" svg:y="1.3005in" svg:width="5.88205in" svg:height="2.05272in"/>
      <presentation:placeholder presentation:object="outline" svg:x="7.15684in" svg:y="1.3005in" svg:width="5.88205in" svg:height="2.05272in"/>
    </style:presentation-page-layout>
    <style:presentation-page-layout style:name="Master1-PPL5" style:display-name="Title Only">
      <presentation:placeholder presentation:object="title" svg:x="0.29444in" svg:y="0.31661in" svg:width="12.74698in" svg:height="0.98389in"/>
    </style:presentation-page-layout>
    <style:presentation-page-layout style:name="Master1-PPL6" style:display-name="Video slide"/>
    <style:presentation-page-layout style:name="Master1-PPL7" style:display-name="Demo slide">
      <presentation:placeholder presentation:object="title" svg:x="1.40584in" svg:y="3.15107in" svg:width="10.94782in" svg:height="1.11074in"/>
    </style:presentation-page-layout>
    <style:presentation-page-layout style:name="Master1-PPL8" style:display-name="Section Title Plain">
      <presentation:placeholder presentation:object="title" svg:x="0.62122in" svg:y="2.27928in" svg:width="12.41767in" svg:height="1.26727in"/>
    </style:presentation-page-layout>
    <style:presentation-page-layout style:name="Master1-PPL9" style:display-name="1_Title Only">
      <presentation:placeholder presentation:object="title" svg:x="0.29444in" svg:y="0.31661in" svg:width="12.74698in" svg:height="0.98389in"/>
    </style:presentation-page-layout>
    <style:presentation-page-layout style:name="Master1-PPL10" style:display-name="Title &amp; 2-color Non-bulleted text">
      <presentation:placeholder presentation:object="title" svg:x="0.29444in" svg:y="0.31661in" svg:width="12.74698in" svg:height="0.98389in"/>
      <presentation:placeholder presentation:object="outline" svg:x="0.29444in" svg:y="1.3005in" svg:width="12.74445in" svg:height="2.17152in"/>
    </style:presentation-page-layout>
    <style:presentation-page-layout style:name="Master1-PPL11" style:display-name="Three Column Content Tile Layout">
      <presentation:placeholder presentation:object="title" svg:x="0.29444in" svg:y="0.31661in" svg:width="12.74698in" svg:height="0.98389in"/>
      <presentation:placeholder presentation:object="outline" svg:x="0.19481in" svg:y="2.27757in" svg:width="4.2955in" svg:height="3.92192in"/>
      <presentation:placeholder presentation:object="outline" svg:x="4.54753in" svg:y="2.27757in" svg:width="4.2955in" svg:height="3.92192in"/>
      <presentation:placeholder presentation:object="outline" svg:x="8.90024in" svg:y="2.27757in" svg:width="4.23828in" svg:height="3.92192in"/>
    </style:presentation-page-layout>
    <style:presentation-page-layout style:name="Master1-PPL12" style:display-name="Code Sample Layout">
      <presentation:placeholder presentation:object="title" svg:x="0.29444in" svg:y="0.31661in" svg:width="12.74698in" svg:height="0.98389in"/>
    </style:presentation-page-layout>
    <style:presentation-page-layout style:name="Master1-PPL13" style:display-name="Announcement"/>
    <style:presentation-page-layout style:name="Master1-PPL14" style:display-name="Blank Purple"/>
    <style:presentation-page-layout style:name="Master1-PPL15" style:display-name="Blank Light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12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wrap" fo:padding-top="0.05in" fo:padding-bottom="0in" fo:padding-left="0.05in" fo:padding-right="0in" draw:textarea-vertical-align="top" draw:textarea-horizontal-align="left" draw:fill="solid" draw:fill-color="#d83b01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3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.05in" fo:padding-bottom="0in" fo:padding-left="0.05in" fo:padding-right="0in" draw:textarea-vertical-align="top" draw:textarea-horizontal-align="left" draw:fill="solid" draw:fill-color="#511c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>
      <style:graphic-properties fo:wrap-option="wrap" fo:padding-top="0.05in" fo:padding-bottom="0in" fo:padding-left="0.05in" fo:padding-right="0in" draw:textarea-vertical-align="top" draw:textarea-horizontal-align="left" draw:fill="solid" draw:fill-color="#d2d2d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">
      <style:drawing-page-properties draw:fill="solid" draw:fill-color="#32145a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 style:parent-style-name="Graphics">
      <style:graphic-properties draw:fill="none" draw:stroke="none"/>
    </style:style>
    <style:style style:family="paragraph" style:name="a1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 style:parent-style-name="Graphics">
      <style:graphic-properties draw:fill="none" draw:stroke="none"/>
    </style:style>
    <style:style style:family="presentation" style:name="a1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5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5in" fo:padding-bottom="0in" fo:padding-left="0.05in" fo:padding-right="0in" draw:textarea-vertical-align="top" draw:textarea-horizontal-align="left" draw:fill="solid" draw:fill-color="#5c2d91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text" style:name="a150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3">
      <style:graphic-properties fo:wrap-option="wrap" fo:padding-top="0.05in" fo:padding-bottom="0in" fo:padding-left="0.05in" fo:padding-right="0in" draw:textarea-vertical-align="top" draw:textarea-horizontal-align="left" draw:fill="solid" draw:fill-color="#00bcf2" draw:opacity="100%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6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08">
      <style:graphic-properties fo:wrap-option="wrap" fo:padding-top="0.05in" fo:padding-bottom="0in" fo:padding-left="0.05in" fo:padding-right="0in" draw:textarea-vertical-align="top" draw:textarea-horizontal-align="left" draw:fill="solid" draw:fill-color="#d2d2d2" draw:opacity="100%" draw:stroke="none" draw:auto-grow-width="false" draw:auto-grow-height="false"/>
      <style:paragraph-properties style:font-independent-line-spacing="true" style:writing-mode="lr-tb"/>
    </style:style>
    <style:style style:family="text" style:name="a150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0">
      <style:drawing-page-properties draw:fill="solid" draw:fill-color="#f8f8f8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">
      <style:graphic-properties fo:wrap-option="wrap" fo:padding-top="0.16in" fo:padding-bottom="0.16in" fo:padding-left="0.2in" fo:padding-right="0.2in" draw:textarea-vertical-align="top" draw:textarea-horizontal-align="center" draw:fill="solid" draw:fill-color="#e2068c" draw:opacity="100%" draw:stroke="none" draw:auto-grow-width="false" draw:auto-grow-height="true"/>
      <style:paragraph-properties style:font-independent-line-spacing="true" style:writing-mode="lr-tb"/>
    </style:style>
    <style:style style:family="text" style:name="a133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 Light" style:font-family-complex="Segoe UI" style:font-family-generic-complex="swiss" style:font-pitch-complex="variable" fo:font-size="0.65347in" style:font-size-asian="0.65347in" style:font-size-complex="0.6534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 Light" style:font-family-complex="Segoe UI" style:font-family-generic-complex="swiss" style:font-pitch-complex="variable" fo:font-size="0.65347in" style:font-size-asian="0.65347in" style:font-size-complex="0.6534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3">
      <style:paragraph-properties fo:line-height="90%" fo:text-align="left" style:tab-stop-distance="0.9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4">
      <style:graphic-properties fo:wrap-option="wrap" fo:padding-top="0.1in" fo:padding-bottom="0.1in" fo:padding-left="0.16in" fo:padding-right="0.1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54444in" style:font-size-asian="0.54444in" style:font-size-complex="0.5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0%" fo:text-align="left" style:tab-stop-distance="0.99996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.05in" fo:padding-bottom="0in" fo:padding-left="0.05in" fo:padding-right="0in" draw:textarea-vertical-align="top" draw:textarea-horizontal-align="left" draw:fill="solid" draw:fill-color="#00bcf2" draw:opacity="100%" draw:stroke="none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7236in" style:font-size-asian="0.27236in" style:font-size-complex="0.27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90%" fo:text-align="left" style:tab-stop-distance="0.99996in" fo:margin-left="0in" fo:margin-right="0in" fo:text-indent="0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.05in" fo:padding-bottom="0in" fo:padding-left="0.05in" fo:padding-right="0in" draw:textarea-vertical-align="top" draw:textarea-horizontal-align="left" draw:fill="solid" draw:fill-color="#50505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1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1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3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">
      <style:graphic-properties fo:wrap-option="wrap" fo:padding-top="0.05in" fo:padding-bottom="0in" fo:padding-left="0.05in" fo:padding-right="0in" draw:textarea-vertical-align="top" draw:textarea-horizontal-align="left" draw:fill="solid" draw:fill-color="#5c2d91" draw:opacity="100%" draw:stroke="none" draw:auto-grow-width="false" draw:auto-grow-height="false"/>
      <style:paragraph-properties style:font-independent-line-spacing="true" style:writing-mode="lr-tb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6">
      <style:graphic-properties fo:wrap-option="wrap" fo:padding-top="0.05in" fo:padding-bottom="0in" fo:padding-left="0.05in" fo:padding-right="0in" draw:textarea-vertical-align="top" draw:textarea-horizontal-align="left" draw:fill="solid" draw:fill-color="#ffb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7236in" style:font-size-asian="0.27236in" style:font-size-complex="0.27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0%" fo:text-align="left" style:tab-stop-distance="0.99996in" fo:margin-left="0.2483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4514in" style:font-size-asian="0.24514in" style:font-size-complex="0.24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5">
      <style:paragraph-properties fo:line-height="90%" fo:text-align="left" style:tab-stop-distance="0.99996in" fo:margin-left="0.49333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4514in" style:font-size-asian="0.24514in" style:font-size-complex="0.24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8">
      <style:paragraph-properties fo:line-height="90%" fo:text-align="left" style:tab-stop-distance="0.99996in" fo:margin-left="0.73489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0">
      <style:graphic-properties fo:wrap-option="wrap" fo:padding-top="0.05in" fo:padding-bottom="0in" fo:padding-left="0.05in" fo:padding-right="0in" draw:textarea-vertical-align="top" draw:textarea-horizontal-align="left" draw:fill="solid" draw:fill-color="#737373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2">
      <style:graphic-properties fo:wrap-option="wrap" fo:padding-top="0.05in" fo:padding-bottom="0in" fo:padding-left="0.05in" fo:padding-right="0in" draw:textarea-vertical-align="top" draw:textarea-horizontal-align="left" draw:fill="solid" draw:fill-color="#50505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2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22">
      <style:graphic-properties fo:wrap-option="wrap" fo:padding-top="0.05in" fo:padding-bottom="0in" fo:padding-left="0.05in" fo:padding-right="0in" draw:textarea-vertical-align="top" draw:textarea-horizontal-align="left" draw:fill="solid" draw:fill-color="#d83b0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9">
      <style:graphic-properties fo:wrap-option="wrap" fo:padding-top="0.05in" fo:padding-bottom="0in" fo:padding-left="0.05in" fo:padding-right="0in" draw:textarea-vertical-align="top" draw:textarea-horizontal-align="left" draw:fill="solid" draw:fill-color="#73737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2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9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fo:wrap-option="wrap" fo:padding-top="0.16in" fo:padding-bottom="0.16in" fo:padding-left="0.16in" fo:padding-right="0.16in" draw:textarea-vertical-align="top" draw:textarea-horizontal-align="left" draw:fill="solid" draw:fill-color="#0078d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2">
      <style:graphic-properties fo:wrap-option="wrap" fo:padding-top="0.05in" fo:padding-bottom="0in" fo:padding-left="0.05in" fo:padding-right="0in" draw:textarea-vertical-align="top" draw:textarea-horizontal-align="left" draw:fill="solid" draw:fill-color="#ffb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54444in" style:font-size-asian="0.54444in" style:font-size-complex="0.5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2">
      <style:paragraph-properties fo:line-height="90%" fo:text-align="left" style:tab-stop-distance="0.99996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7236in" style:font-size-asian="0.27236in" style:font-size-complex="0.27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90%" fo:text-align="left" style:tab-stop-distance="0.99996in" fo:margin-left="0in" fo:margin-right="0in" fo:text-indent="0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>
      <style:graphic-properties fo:wrap-option="wrap" fo:padding-top="0.05in" fo:padding-bottom="0in" fo:padding-left="0.05in" fo:padding-right="0in" draw:textarea-vertical-align="top" draw:textarea-horizontal-align="left" draw:fill="solid" draw:fill-color="#d83b01" draw:opacity="100%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7236in" style:font-size-asian="0.27236in" style:font-size-complex="0.27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8">
      <style:paragraph-properties fo:line-height="90%" fo:text-align="left" style:tab-stop-distance="0.99996in" fo:margin-left="0.2483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0.99996in" fo:margin-left="0.24848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24514in" style:font-size-asian="0.24514in" style:font-size-complex="0.24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0.99996in" fo:margin-left="0.4935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24514in" style:font-size-asian="0.24514in" style:font-size-complex="0.24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0.99996in" fo:margin-left="0.73523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1in" fo:padding-bottom="0.1in" fo:padding-left="0.16in" fo:padding-right="0.16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 Light" fo:font-size="0.43569in" style:font-size-asian="0.43569in" style:font-size-complex="0.43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36">
      <style:graphic-properties fo:wrap-option="wrap" fo:padding-top="0.05in" fo:padding-bottom="0in" fo:padding-left="0.05in" fo:padding-right="0in" draw:textarea-vertical-align="top" draw:textarea-horizontal-align="left" draw:fill="solid" draw:fill-color="#511c7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3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4514in" style:font-size-asian="0.24514in" style:font-size-complex="0.24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90%" fo:text-align="left" style:tab-stop-distance="0.99996in" fo:margin-left="0.49333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4514in" style:font-size-asian="0.24514in" style:font-size-complex="0.24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64">
      <style:paragraph-properties fo:line-height="90%" fo:text-align="left" style:tab-stop-distance="0.99996in" fo:margin-left="0.73489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6">
      <style:graphic-properties fo:wrap-option="wrap" fo:padding-top="0.16in" fo:padding-bottom="0.16in" fo:padding-left="0.16in" fo:padding-right="0.16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54444in" style:font-size-asian="0.54444in" style:font-size-complex="0.5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90%" fo:text-align="left" style:tab-stop-distance="0.99996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0.99996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27236in" style:font-size-asian="0.27236in" style:font-size-complex="0.27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3">
      <style:paragraph-properties fo:line-height="90%" fo:text-align="left" style:tab-stop-distance="0.99996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27236in" style:font-size-asian="0.27236in" style:font-size-complex="0.27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6">
      <style:paragraph-properties fo:line-height="90%" fo:text-align="left" style:tab-stop-distance="0.99996in" fo:margin-left="0.24848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16">
      <style:drawing-page-properties draw:fill="solid" draw:fill-color="#511c74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24514in" style:font-size-asian="0.24514in" style:font-size-complex="0.24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9">
      <style:paragraph-properties fo:line-height="90%" fo:text-align="left" style:tab-stop-distance="0.99996in" fo:margin-left="0.4935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3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7236in" style:font-size-asian="0.27236in" style:font-size-complex="0.27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">
      <style:graphic-properties fo:wrap-option="wrap" fo:padding-top="0.05in" fo:padding-bottom="0in" fo:padding-left="0.05in" fo:padding-right="0in" draw:textarea-vertical-align="top" draw:textarea-horizontal-align="left" draw:fill="solid" draw:fill-color="#511c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71">
      <style:paragraph-properties fo:line-height="90%" fo:text-align="left" style:tab-stop-distance="0.99996in" fo:margin-left="0in" fo:margin-right="0in" fo:text-indent="0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7236in" style:font-size-asian="0.27236in" style:font-size-complex="0.27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90%" fo:text-align="left" style:tab-stop-distance="0.99996in" fo:margin-left="0.2483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4514in" style:font-size-asian="0.24514in" style:font-size-complex="0.24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7">
      <style:paragraph-properties fo:line-height="90%" fo:text-align="left" style:tab-stop-distance="0.99996in" fo:margin-left="0.49333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4514in" style:font-size-asian="0.24514in" style:font-size-complex="0.24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24514in" style:font-size-asian="0.24514in" style:font-size-complex="0.24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0.99996in" fo:margin-left="0.73523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1in" fo:padding-bottom="0.1in" fo:padding-left="0.16in" fo:padding-right="0.16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23">
      <style:graphic-properties fo:wrap-option="wrap" fo:padding-top="0.05in" fo:padding-bottom="0in" fo:padding-left="0.05in" fo:padding-right="0in" draw:textarea-vertical-align="top" draw:textarea-horizontal-align="left" draw:fill="solid" draw:fill-color="#00bcf2" draw:opacity="100%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5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6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2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0">
      <style:graphic-properties fo:wrap-option="wrap" fo:padding-top="0.05in" fo:padding-bottom="0in" fo:padding-left="0.05in" fo:padding-right="0in" draw:textarea-vertical-align="top" draw:textarea-horizontal-align="left" draw:fill="solid" draw:fill-color="#d2d2d2" draw:opacity="100%" draw:stroke="none" draw:auto-grow-width="false" draw:auto-grow-height="false"/>
      <style:paragraph-properties style:font-independent-line-spacing="true" style:writing-mode="lr-tb"/>
    </style:style>
    <style:style style:family="text" style:name="a155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7">
      <style:graphic-properties fo:wrap-option="wrap" fo:padding-top="0.05in" fo:padding-bottom="0in" fo:padding-left="0.05in" fo:padding-right="0in" draw:textarea-vertical-align="top" draw:textarea-horizontal-align="left" draw:fill="solid" draw:fill-color="#5c2d9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90%" fo:text-align="left" style:tab-stop-distance="0.99996in" fo:margin-left="0.73489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2">
      <style:graphic-properties fo:wrap-option="wrap" fo:padding-top="0.16in" fo:padding-bottom="0.16in" fo:padding-left="0.16in" fo:padding-right="0.16in" draw:textarea-vertical-align="top" draw:textarea-horizontal-align="left" draw:fill="solid" draw:fill-color="#511c74" draw:opacity="100%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wrap" fo:padding-top="0.05in" fo:padding-bottom="0in" fo:padding-left="0.05in" fo:padding-right="0in" draw:textarea-vertical-align="top" draw:textarea-horizontal-align="left" draw:fill="solid" draw:fill-color="#d2d2d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3">
      <style:graphic-properties fo:wrap-option="wrap" fo:padding-top="0.05in" fo:padding-bottom="0in" fo:padding-left="0.05in" fo:padding-right="0in" draw:textarea-vertical-align="top" draw:textarea-horizontal-align="left" draw:fill="solid" draw:fill-color="#505050" draw:opacity="100%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9">
      <style:graphic-properties fo:wrap-option="wrap" fo:padding-top="0.05in" fo:padding-bottom="0in" fo:padding-left="0.05in" fo:padding-right="0in" draw:textarea-vertical-align="top" draw:textarea-horizontal-align="left" draw:fill="solid" draw:fill-color="#00bcf2" draw:opacity="100%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 fo:wrap-option="wrap" fo:padding-top="0.05in" fo:padding-bottom="0in" fo:padding-left="0.05in" fo:padding-right="0in" draw:textarea-vertical-align="top" draw:textarea-horizontal-align="left" draw:fill="solid" draw:fill-color="#00bc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30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1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34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733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6">
      <style:graphic-properties fo:wrap-option="wrap" fo:padding-top="0.05in" fo:padding-bottom="0in" fo:padding-left="0.05in" fo:padding-right="0in" draw:textarea-vertical-align="top" draw:textarea-horizontal-align="left" draw:fill="solid" draw:fill-color="#ffb9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39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73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6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2">
      <style:drawing-page-properties draw:fill="solid" draw:fill-color="#f8f8f8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6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 Light" fo:font-size="0.54458in" style:font-size-asian="0.54458in" style:font-size-complex="0.54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0.99996in" fo:margin-left="0.36761in" fo:margin-right="0in" fo:text-indent="-0.36761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3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fo:wrap-option="wrap" fo:padding-top="0.05in" fo:padding-bottom="0in" fo:padding-left="0.05in" fo:padding-right="0in" draw:textarea-vertical-align="top" draw:textarea-horizontal-align="left" draw:fill="solid" draw:fill-color="#505050" draw:opacity="100%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32681in" style:font-size-asian="0.32681in" style:font-size-complex="0.3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7">
      <style:paragraph-properties fo:line-height="90%" fo:text-align="left" style:tab-stop-distance="0.99996in" fo:margin-left="0.6263in" fo:margin-right="0in" fo:text-indent="-0.2586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27236in" style:font-size-asian="0.27236in" style:font-size-complex="0.27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.05in" fo:padding-bottom="0in" fo:padding-left="0.05in" fo:padding-right="0in" draw:textarea-vertical-align="top" draw:textarea-horizontal-align="left" draw:fill="solid" draw:fill-color="#5c2d9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92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10">
      <style:graphic-properties fo:wrap-option="wrap" fo:padding-top="0.05in" fo:padding-bottom="0in" fo:padding-left="0.05in" fo:padding-right="0in" draw:textarea-vertical-align="top" draw:textarea-horizontal-align="left" draw:fill="solid" draw:fill-color="#737373" draw:opacity="100%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7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9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2">
      <style:graphic-properties fo:wrap-option="wrap" fo:padding-top="0.05in" fo:padding-bottom="0in" fo:padding-left="0.05in" fo:padding-right="0in" draw:textarea-vertical-align="top" draw:textarea-horizontal-align="left" draw:fill="solid" draw:fill-color="#d83b0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44">
      <style:graphic-properties fo:wrap-option="wrap" fo:padding-top="0.05in" fo:padding-bottom="0in" fo:padding-left="0.05in" fo:padding-right="0in" draw:textarea-vertical-align="top" draw:textarea-horizontal-align="left" draw:fill="solid" draw:fill-color="#ffb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74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0.99996in" fo:margin-left="0.85776in" fo:margin-right="0in" fo:text-indent="-0.2450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9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7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24514in" style:font-size-asian="0.24514in" style:font-size-complex="0.24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1">
      <style:graphic-properties fo:wrap-option="wrap" fo:padding-top="0.05in" fo:padding-bottom="0in" fo:padding-left="0.05in" fo:padding-right="0in" draw:textarea-vertical-align="top" draw:textarea-horizontal-align="left" draw:fill="solid" draw:fill-color="#73737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90%" fo:text-align="left" style:tab-stop-distance="0.99996in" fo:margin-left="1.10284in" fo:margin-right="0in" fo:text-indent="-0.2450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24514in" style:font-size-asian="0.24514in" style:font-size-complex="0.24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90%" fo:text-align="left" style:tab-stop-distance="0.99996in" fo:margin-left="1.34791in" fo:margin-right="0in" fo:text-indent="-0.2450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8">
      <style:graphic-properties fo:wrap-option="wrap" fo:padding-top="0.1in" fo:padding-bottom="0.1in" fo:padding-left="0.16in" fo:padding-right="0.16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 Light" style:font-family-complex="Segoe UI" style:font-family-generic-complex="swiss" style:font-pitch-complex="variable" fo:font-size="0.65347in" style:font-size-asian="0.65347in" style:font-size-complex="0.6534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>
      <style:graphic-properties fo:wrap-option="wrap" fo:padding-top="0.05in" fo:padding-bottom="0in" fo:padding-left="0.05in" fo:padding-right="0in" draw:textarea-vertical-align="top" draw:textarea-horizontal-align="left" draw:fill="solid" draw:fill-color="#d83b0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56">
      <style:graphic-properties fo:wrap-option="wrap" fo:padding-top="0.05in" fo:padding-bottom="0in" fo:padding-left="0.05in" fo:padding-right="0in" draw:textarea-vertical-align="top" draw:textarea-horizontal-align="left" draw:fill="solid" draw:fill-color="#511c74" draw:opacity="100%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0.9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.1in" fo:padding-bottom="0.1in" fo:padding-left="0.16in" fo:padding-right="0.1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8">
      <style:graphic-properties fo:wrap-option="wrap" fo:padding-top="0.05in" fo:padding-bottom="0in" fo:padding-left="0.05in" fo:padding-right="0in" draw:textarea-vertical-align="top" draw:textarea-horizontal-align="left" draw:fill="solid" draw:fill-color="#00bcf2" draw:opacity="100%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5in" fo:padding-bottom="0in" fo:padding-left="0.05in" fo:padding-right="0in" draw:textarea-vertical-align="top" draw:textarea-horizontal-align="left" draw:fill="solid" draw:fill-color="#511c74" draw:opacity="100%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in" fo:padding-left="0.05in" fo:padding-right="0in" draw:textarea-vertical-align="top" draw:textarea-horizontal-align="left" draw:fill="solid" draw:fill-color="#511c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63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9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6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43">
      <style:drawing-page-properties draw:fill="solid" draw:fill-color="#32145a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44" style:parent-style-name="Graphics">
      <style:graphic-properties draw:fill="none" draw:stroke="none"/>
    </style:style>
    <style:style style:family="graphic" style:name="a745" style:parent-style-name="Graphics">
      <style:graphic-properties draw:fill="none" fo:clip="rect(0in, 0in, 0in, 1.33208in)" draw:stroke="none"/>
    </style:style>
    <style:style style:family="graphic" style:name="a746" style:parent-style-name="Graphics">
      <style:graphic-properties draw:fill="none" draw:stroke="none"/>
    </style:style>
    <style:style style:family="text" style:name="a74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16in" fo:padding-bottom="0.16in" fo:padding-left="0.2in" fo:padding-right="0.2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70">
      <style:graphic-properties fo:wrap-option="wrap" fo:padding-top="0.05in" fo:padding-bottom="0in" fo:padding-left="0.05in" fo:padding-right="0in" draw:textarea-vertical-align="top" draw:textarea-horizontal-align="left" draw:fill="solid" draw:fill-color="#d2d2d2" draw:opacity="100%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3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.05in" fo:padding-bottom="0in" fo:padding-left="0.05in" fo:padding-right="0in" draw:textarea-vertical-align="top" draw:textarea-horizontal-align="left" draw:fill="solid" draw:fill-color="#d2d2d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77">
      <style:graphic-properties fo:wrap-option="wrap" fo:padding-top="0.05in" fo:padding-bottom="0in" fo:padding-left="0.05in" fo:padding-right="0in" draw:textarea-vertical-align="top" draw:textarea-horizontal-align="left" draw:fill="solid" draw:fill-color="#5c2d91" draw:opacity="100%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5in" fo:padding-bottom="0in" fo:padding-left="0.05in" fo:padding-right="0in" draw:textarea-vertical-align="top" draw:textarea-horizontal-align="left" draw:fill="solid" draw:fill-color="#d2d2d2" draw:opacity="100%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5in" fo:padding-bottom="0in" fo:padding-left="0.05in" fo:padding-right="0in" draw:textarea-vertical-align="top" draw:textarea-horizontal-align="left" draw:fill="solid" draw:fill-color="#5c2d91" draw:opacity="100%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in" fo:padding-left="0.05in" fo:padding-right="0in" draw:textarea-vertical-align="top" draw:textarea-horizontal-align="left" draw:fill="solid" draw:fill-color="#00bcf2" draw:opacity="100%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3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in" fo:padding-left="0.05in" fo:padding-right="0in" draw:textarea-vertical-align="top" draw:textarea-horizontal-align="left" draw:fill="solid" draw:fill-color="#5c2d9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84">
      <style:graphic-properties fo:wrap-option="wrap" fo:padding-top="0.05in" fo:padding-bottom="0in" fo:padding-left="0.05in" fo:padding-right="0in" draw:textarea-vertical-align="top" draw:textarea-horizontal-align="left" draw:fill="solid" draw:fill-color="#505050" draw:opacity="100%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in" fo:padding-left="0.05in" fo:padding-right="0in" draw:textarea-vertical-align="top" draw:textarea-horizontal-align="left" draw:fill="solid" draw:fill-color="#505050" draw:opacity="100%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5in" fo:padding-bottom="0in" fo:padding-left="0.05in" fo:padding-right="0in" draw:textarea-vertical-align="top" draw:textarea-horizontal-align="left" draw:fill="solid" draw:fill-color="#ffb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in" fo:padding-left="0.05in" fo:padding-right="0in" draw:textarea-vertical-align="top" draw:textarea-horizontal-align="left" draw:fill="solid" draw:fill-color="#50505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91">
      <style:graphic-properties fo:wrap-option="wrap" fo:padding-top="0.05in" fo:padding-bottom="0in" fo:padding-left="0.05in" fo:padding-right="0in" draw:textarea-vertical-align="top" draw:textarea-horizontal-align="left" draw:fill="solid" draw:fill-color="#737373" draw:opacity="100%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>
      <style:graphic-properties fo:wrap-option="wrap" fo:padding-top="0.05in" fo:padding-bottom="0in" fo:padding-left="0.05in" fo:padding-right="0in" draw:textarea-vertical-align="top" draw:textarea-horizontal-align="left" draw:fill="solid" draw:fill-color="#73737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.05in" fo:padding-bottom="0in" fo:padding-left="0.05in" fo:padding-right="0in" draw:textarea-vertical-align="top" draw:textarea-horizontal-align="left" draw:fill="solid" draw:fill-color="#737373" draw:opacity="100%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in" fo:padding-left="0.05in" fo:padding-right="0in" draw:textarea-vertical-align="top" draw:textarea-horizontal-align="left" draw:fill="solid" draw:fill-color="#d83b01" draw:opacity="100%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5in" fo:padding-bottom="0in" fo:padding-left="0.05in" fo:padding-right="0in" draw:textarea-vertical-align="top" draw:textarea-horizontal-align="left" draw:fill="solid" draw:fill-color="#511c74" draw:opacity="100%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6">
      <style:drawing-page-properties draw:fill="solid" draw:fill-color="#32145a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977" style:parent-style-name="Graphics">
      <style:graphic-properties draw:fill="none" draw:stroke="non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style:font-family-complex="Segoe UI" style:font-family-generic-complex="swiss" style:font-pitch-complex="variable" fo:font-size="0.98028in" style:font-size-asian="0.98028in" style:font-size-complex="0.98028in" fo:letter-spacing="-0.01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0.9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1in" fo:padding-bottom="0.1in" fo:padding-left="0.16in" fo:padding-right="0.16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81" style:parent-style-name="Graphics">
      <style:graphic-properties draw:fill="none" draw:stroke="none"/>
    </style:style>
    <style:style style:family="text" style:name="a98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3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.16in" fo:padding-bottom="0.16in" fo:padding-left="0.2in" fo:padding-right="0.2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5in" fo:padding-bottom="0in" fo:padding-left="0.05in" fo:padding-right="0in" draw:textarea-vertical-align="top" draw:textarea-horizontal-align="left" draw:fill="solid" draw:fill-color="#00bcf2" draw:opacity="100%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9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27236in" style:font-size-asian="0.27236in" style:font-size-complex="0.27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0.99996in" fo:margin-left="0.85776in" fo:margin-right="0in" fo:text-indent="-0.2450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24514in" style:font-size-asian="0.24514in" style:font-size-complex="0.24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0.99996in" fo:margin-left="1.10284in" fo:margin-right="0in" fo:text-indent="-0.2450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24514in" style:font-size-asian="0.24514in" style:font-size-complex="0.24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0.99996in" fo:margin-left="1.34791in" fo:margin-right="0in" fo:text-indent="-0.2450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1in" fo:padding-bottom="0.1in" fo:padding-left="0.16in" fo:padding-right="0.16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in" fo:padding-left="0.05in" fo:padding-right="0in" draw:textarea-vertical-align="top" draw:textarea-horizontal-align="left" draw:fill="solid" draw:fill-color="#00bcf2" draw:opacity="100%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in" fo:padding-bottom="0in" fo:padding-left="0.05in" fo:padding-right="0in" draw:textarea-vertical-align="top" draw:textarea-horizontal-align="left" draw:fill="solid" draw:fill-color="#ffb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5in" fo:padding-bottom="0in" fo:padding-left="0.05in" fo:padding-right="0in" draw:textarea-vertical-align="top" draw:textarea-horizontal-align="left" draw:fill="solid" draw:fill-color="#d83b01" draw:opacity="100%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.05in" fo:padding-bottom="0in" fo:padding-left="0.05in" fo:padding-right="0in" draw:textarea-vertical-align="top" draw:textarea-horizontal-align="left" draw:fill="solid" draw:fill-color="#511c74" draw:opacity="100%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05in" fo:padding-bottom="0in" fo:padding-left="0.05in" fo:padding-right="0in" draw:textarea-vertical-align="top" draw:textarea-horizontal-align="left" draw:fill="solid" draw:fill-color="#ffb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.05in" fo:padding-bottom="0in" fo:padding-left="0.05in" fo:padding-right="0in" draw:textarea-vertical-align="top" draw:textarea-horizontal-align="left" draw:fill="solid" draw:fill-color="#d2d2d2" draw:opacity="100%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fo:wrap-option="wrap" fo:padding-top="0.05in" fo:padding-bottom="0in" fo:padding-left="0.05in" fo:padding-right="0in" draw:textarea-vertical-align="top" draw:textarea-horizontal-align="left" draw:fill="solid" draw:fill-color="#d83b01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5in" fo:padding-bottom="0in" fo:padding-left="0.05in" fo:padding-right="0in" draw:textarea-vertical-align="top" draw:textarea-horizontal-align="left" draw:fill="solid" draw:fill-color="#5c2d91" draw:opacity="100%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.05in" fo:padding-bottom="0in" fo:padding-left="0.05in" fo:padding-right="0in" draw:textarea-vertical-align="top" draw:textarea-horizontal-align="left" draw:fill="solid" draw:fill-color="#505050" draw:opacity="100%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.05in" fo:padding-bottom="0in" fo:padding-left="0.05in" fo:padding-right="0in" draw:textarea-vertical-align="top" draw:textarea-horizontal-align="left" draw:fill="solid" draw:fill-color="#511c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wrap" fo:padding-top="0.05in" fo:padding-bottom="0in" fo:padding-left="0.05in" fo:padding-right="0in" draw:textarea-vertical-align="top" draw:textarea-horizontal-align="left" draw:fill="solid" draw:fill-color="#73737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3">
      <style:drawing-page-properties draw:fill="solid" draw:fill-color="#f8f8f8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 Light" style:font-family-complex="Segoe UI" style:font-family-generic-complex="swiss" style:font-pitch-complex="variable" fo:font-size="0.65347in" style:font-size-asian="0.65347in" style:font-size-complex="0.6534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fo:text-align="left" style:tab-stop-distance="0.9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fo:wrap-option="wrap" fo:padding-top="0.1in" fo:padding-bottom="0.1in" fo:padding-left="0.16in" fo:padding-right="0.1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 Light" fo:font-size="0.54458in" style:font-size-asian="0.54458in" style:font-size-complex="0.54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0.99996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3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wrap" fo:padding-top="0.05in" fo:padding-bottom="0in" fo:padding-left="0.05in" fo:padding-right="0in" draw:textarea-vertical-align="top" draw:textarea-horizontal-align="left" draw:fill="solid" draw:fill-color="#d2d2d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27236in" style:font-size-asian="0.27236in" style:font-size-complex="0.27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left" style:tab-stop-distance="0.99996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27236in" style:font-size-asian="0.27236in" style:font-size-complex="0.27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0%" fo:text-align="left" style:tab-stop-distance="0.99996in" fo:margin-left="0.24508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24514in" style:font-size-asian="0.24514in" style:font-size-complex="0.24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0%" fo:text-align="left" style:tab-stop-distance="0.99996in" fo:margin-left="0.4901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24514in" style:font-size-asian="0.24514in" style:font-size-complex="0.24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.05in" fo:padding-bottom="0in" fo:padding-left="0.05in" fo:padding-right="0in" draw:textarea-vertical-align="top" draw:textarea-horizontal-align="left" draw:fill="solid" draw:fill-color="#5c2d91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90%" fo:text-align="left" style:tab-stop-distance="0.99996in" fo:margin-left="0.73523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1in" fo:padding-bottom="0.1in" fo:padding-left="0.16in" fo:padding-right="0.16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fo:wrap-option="wrap" fo:padding-top="0.05in" fo:padding-bottom="0in" fo:padding-left="0.05in" fo:padding-right="0in" draw:textarea-vertical-align="top" draw:textarea-horizontal-align="left" draw:fill="solid" draw:fill-color="#00bcf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5in" fo:padding-bottom="0in" fo:padding-left="0.05in" fo:padding-right="0in" draw:textarea-vertical-align="top" draw:textarea-horizontal-align="left" draw:fill="solid" draw:fill-color="#50505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.05in" fo:padding-bottom="0in" fo:padding-left="0.05in" fo:padding-right="0in" draw:textarea-vertical-align="top" draw:textarea-horizontal-align="left" draw:fill="solid" draw:fill-color="#73737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00">
      <style:graphic-properties fo:wrap-option="wrap" fo:padding-top="0.05in" fo:padding-bottom="0in" fo:padding-left="0.05in" fo:padding-right="0in" draw:textarea-vertical-align="top" draw:textarea-horizontal-align="left" draw:fill="solid" draw:fill-color="#50505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2">
      <style:graphic-properties fo:wrap-option="wrap" fo:padding-top="0.05in" fo:padding-bottom="0in" fo:padding-left="0.05in" fo:padding-right="0in" draw:textarea-vertical-align="top" draw:textarea-horizontal-align="left" draw:fill="solid" draw:fill-color="#ffb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">
      <style:graphic-properties fo:wrap-option="wrap" fo:padding-top="0.05in" fo:padding-bottom="0in" fo:padding-left="0.05in" fo:padding-right="0in" draw:textarea-vertical-align="top" draw:textarea-horizontal-align="left" draw:fill="solid" draw:fill-color="#73737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0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8">
      <style:graphic-properties fo:wrap-option="wrap" fo:padding-top="0.05in" fo:padding-bottom="0in" fo:padding-left="0.05in" fo:padding-right="0in" draw:textarea-vertical-align="top" draw:textarea-horizontal-align="left" draw:fill="solid" draw:fill-color="#d83b0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2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3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7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5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1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8f8f8" draw:opacity="100%" presentation:transition-type="manual" presentation:transition-speed="fast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 Light" style:font-family-complex="Segoe UI" style:font-family-generic-complex="swiss" style:font-pitch-complex="variable" fo:font-size="0.65347in" style:font-size-asian="0.65347in" style:font-size-complex="0.6534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0.9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2">
      <style:graphic-properties fo:wrap-option="wrap" fo:padding-top="0.05in" fo:padding-bottom="0in" fo:padding-left="0.05in" fo:padding-right="0in" draw:textarea-vertical-align="top" draw:textarea-horizontal-align="left" draw:fill="solid" draw:fill-color="#ffb9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">
      <style:graphic-properties fo:wrap-option="wrap" fo:padding-top="0.1in" fo:padding-bottom="0.1in" fo:padding-left="0.16in" fo:padding-right="0.1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 Light" fo:font-size="0.54458in" style:font-size-asian="0.54458in" style:font-size-complex="0.54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90%" fo:text-align="left" style:tab-stop-distance="0.99996in" fo:margin-left="0.36761in" fo:margin-right="0in" fo:text-indent="-0.36761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32681in" style:font-size-asian="0.32681in" style:font-size-complex="0.3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0.99996in" fo:margin-left="0.6263in" fo:margin-right="0in" fo:text-indent="-0.2586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wrap" fo:padding-top="0.05in" fo:padding-bottom="0in" fo:padding-left="0.05in" fo:padding-right="0in" draw:textarea-vertical-align="top" draw:textarea-horizontal-align="left" draw:fill="solid" draw:fill-color="#d83b01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2">
      <style:graphic-properties fo:wrap-option="wrap" fo:padding-top="0.05in" fo:padding-bottom="0in" fo:padding-left="0.05in" fo:padding-right="0in" draw:textarea-vertical-align="top" draw:textarea-horizontal-align="left" draw:fill="solid" draw:fill-color="#511c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9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5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in" fo:padding-left="0.05in" fo:padding-right="0in" draw:textarea-vertical-align="top" draw:textarea-horizontal-align="left" draw:fill="solid" draw:fill-color="#ffb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4">
      <style:drawing-page-properties draw:fill="solid" draw:fill-color="#32145a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>
      <style:graphic-properties fo:wrap-option="wrap" fo:padding-top="0.05in" fo:padding-bottom="0in" fo:padding-left="0.05in" fo:padding-right="0in" draw:textarea-vertical-align="top" draw:textarea-horizontal-align="left" draw:fill="solid" draw:fill-color="#d83b0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06">
      <style:paragraph-properties fo:line-height="90%" fo:text-align="center" style:tab-stop-distance="1.019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07">
      <style:graphic-properties fo:wrap-option="wrap" fo:padding-top="0.16in" fo:padding-bottom="0.16in" fo:padding-left="0.2in" fo:padding-right="0.2in" draw:textarea-vertical-align="top" draw:textarea-horizontal-align="center" draw:fill="solid" draw:fill-color="#511c74" draw:opacity="95%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8" style:parent-style-name="Graphics">
      <style:graphic-properties draw:fill="none" draw:stroke="none"/>
    </style:style>
    <style:style style:family="text" style:name="a160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6">
      <style:graphic-properties fo:wrap-option="wrap" fo:padding-top="0.05in" fo:padding-bottom="0in" fo:padding-left="0.05in" fo:padding-right="0in" draw:textarea-vertical-align="top" draw:textarea-horizontal-align="left" draw:fill="solid" draw:fill-color="#d2d2d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3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2">
      <style:graphic-properties fo:wrap-option="wrap" fo:padding-top="0.05in" fo:padding-bottom="0in" fo:padding-left="0.05in" fo:padding-right="0in" draw:textarea-vertical-align="top" draw:textarea-horizontal-align="left" draw:fill="solid" draw:fill-color="#511c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2">
      <style:drawing-page-properties draw:fill="solid" draw:fill-color="#f8f8f8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 Light" style:font-family-complex="Segoe UI" style:font-family-generic-complex="swiss" style:font-pitch-complex="variable" fo:font-size="0.65347in" style:font-size-asian="0.65347in" style:font-size-complex="0.6534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0.9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5">
      <style:graphic-properties fo:wrap-option="wrap" fo:padding-top="0.1in" fo:padding-bottom="0.1in" fo:padding-left="0.16in" fo:padding-right="0.1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4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text" style:name="a161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5">
      <style:graphic-properties fo:wrap-option="wrap" fo:padding-top="0.05in" fo:padding-bottom="0in" fo:padding-left="0.05in" fo:padding-right="0in" draw:textarea-vertical-align="top" draw:textarea-horizontal-align="left" draw:fill="solid" draw:fill-color="#00bcf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8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240">
      <style:drawing-page-properties draw:fill="solid" draw:fill-color="#32145a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1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" style:parent-style-name="Graphics">
      <style:graphic-properties draw:fill="none" draw:stroke="none"/>
    </style:style>
    <style:style style:family="text" style:name="a144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" style:parent-style-name="Graphics">
      <style:graphic-properties draw:fill="none" draw:stroke="none"/>
    </style:style>
    <style:style style:family="text" style:name="a144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90%" fo:text-align="center" style:tab-stop-distance="1.019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3">
      <style:graphic-properties fo:wrap-option="wrap" fo:padding-top="0.05in" fo:padding-bottom="0in" fo:padding-left="0.05in" fo:padding-right="0in" draw:textarea-vertical-align="top" draw:textarea-horizontal-align="left" draw:fill="solid" draw:fill-color="#5c2d9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45">
      <style:graphic-properties fo:wrap-option="wrap" fo:padding-top="0.16in" fo:padding-bottom="0.16in" fo:padding-left="0.2in" fo:padding-right="0.2in" draw:textarea-vertical-align="top" draw:textarea-horizontal-align="center" draw:fill="solid" draw:fill-color="#511c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44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46" style:parent-style-name="Graphics">
      <style:graphic-properties draw:fill="none" draw:stroke="none"/>
    </style:style>
    <style:style style:family="paragraph" style:name="a144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" style:parent-style-name="Graphics">
      <style:graphic-properties draw:fill="none" draw:stroke="none"/>
    </style:style>
    <style:style style:family="text" style:name="a144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 Light" style:font-family-complex="Segoe UI" style:font-family-generic-complex="swiss" style:font-pitch-complex="variable" fo:font-size="0.73528in" style:font-size-asian="0.73528in" style:font-size-complex="0.73528in" fo:letter-spacing="-0.01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0.9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6">
      <style:graphic-properties fo:wrap-option="wrap" fo:padding-top="0.05in" fo:padding-bottom="0in" fo:padding-left="0.05in" fo:padding-right="0in" draw:textarea-vertical-align="top" draw:textarea-horizontal-align="left" draw:fill="solid" draw:fill-color="#d2d2d2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5in" fo:padding-bottom="0in" fo:padding-left="0.05in" fo:padding-right="0in" draw:textarea-vertical-align="top" draw:textarea-horizontal-align="left" draw:fill="solid" draw:fill-color="#511c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2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3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2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2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28">
      <style:graphic-properties fo:wrap-option="wrap" fo:padding-top="0.05in" fo:padding-bottom="0in" fo:padding-left="0.05in" fo:padding-right="0in" draw:textarea-vertical-align="top" draw:textarea-horizontal-align="left" draw:fill="solid" draw:fill-color="#ffb9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1in" fo:padding-bottom="0.1in" fo:padding-left="0.16in" fo:padding-right="0.1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 Light" fo:font-size="0.43569in" style:font-size-asian="0.43569in" style:font-size-complex="0.43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0">
      <style:graphic-properties fo:wrap-option="wrap" fo:padding-top="0.05in" fo:padding-bottom="0in" fo:padding-left="0.05in" fo:padding-right="0in" draw:textarea-vertical-align="top" draw:textarea-horizontal-align="left" draw:fill="solid" draw:fill-color="#50505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90%" fo:text-align="left" style:tab-stop-distance="0.9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12in" fo:padding-bottom="0.12in" fo:padding-left="0.16in" fo:padding-right="0.1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7">
      <style:graphic-properties fo:wrap-option="wrap" fo:padding-top="0.05in" fo:padding-bottom="0in" fo:padding-left="0.05in" fo:padding-right="0in" draw:textarea-vertical-align="top" draw:textarea-horizontal-align="left" draw:fill="solid" draw:fill-color="#737373" draw:opacity="100%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283">
      <style:graphic-properties fo:wrap-option="wrap" fo:padding-top="0.05in" fo:padding-bottom="0in" fo:padding-left="0.05in" fo:padding-right="0in" draw:textarea-vertical-align="top" draw:textarea-horizontal-align="left" draw:fill="solid" draw:fill-color="#5c2d91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3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in" fo:padding-left="0.05in" fo:padding-right="0in" draw:textarea-vertical-align="top" draw:textarea-horizontal-align="left" draw:fill="solid" draw:fill-color="#d2d2d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34">
      <style:graphic-properties fo:wrap-option="wrap" fo:padding-top="0.05in" fo:padding-bottom="0in" fo:padding-left="0.05in" fo:padding-right="0in" draw:textarea-vertical-align="top" draw:textarea-horizontal-align="left" draw:fill="solid" draw:fill-color="#d83b01" draw:opacity="100%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>
      <style:graphic-properties fo:wrap-option="wrap" fo:padding-top="0.05in" fo:padding-bottom="0in" fo:padding-left="0.05in" fo:padding-right="0in" draw:textarea-vertical-align="top" draw:textarea-horizontal-align="left" draw:fill="solid" draw:fill-color="#00bcf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9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0">
      <style:graphic-properties fo:wrap-option="wrap" fo:padding-top="0.05in" fo:padding-bottom="0in" fo:padding-left="0.05in" fo:padding-right="0in" draw:textarea-vertical-align="top" draw:textarea-horizontal-align="left" draw:fill="solid" draw:fill-color="#50505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7">
      <style:graphic-properties fo:wrap-option="wrap" fo:padding-top="0.05in" fo:padding-bottom="0in" fo:padding-left="0.05in" fo:padding-right="0in" draw:textarea-vertical-align="top" draw:textarea-horizontal-align="left" draw:fill="solid" draw:fill-color="#737373" draw:opacity="100%" draw:stroke="none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in" fo:padding-left="0.05in" fo:padding-right="0in" draw:textarea-vertical-align="top" draw:textarea-horizontal-align="left" draw:fill="solid" draw:fill-color="#5c2d9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41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in" fo:padding-left="0.05in" fo:padding-right="0in" draw:textarea-vertical-align="top" draw:textarea-horizontal-align="left" draw:fill="solid" draw:fill-color="#50505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48">
      <style:graphic-properties fo:wrap-option="wrap" fo:padding-top="0.05in" fo:padding-bottom="0in" fo:padding-left="0.05in" fo:padding-right="0in" draw:textarea-vertical-align="top" draw:textarea-horizontal-align="left" draw:fill="solid" draw:fill-color="#511c74" draw:opacity="100%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">
      <style:graphic-properties fo:wrap-option="wrap" fo:padding-top="0.05in" fo:padding-bottom="0in" fo:padding-left="0.05in" fo:padding-right="0in" draw:textarea-vertical-align="top" draw:textarea-horizontal-align="left" draw:fill="solid" draw:fill-color="#ffb9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24">
      <style:drawing-page-properties draw:fill="solid" draw:fill-color="#f8f8f8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in" fo:padding-left="0.05in" fo:padding-right="0in" draw:textarea-vertical-align="top" draw:textarea-horizontal-align="left" draw:fill="solid" draw:fill-color="#73737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55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0">
      <style:graphic-properties fo:wrap-option="wrap" fo:padding-top="0.05in" fo:padding-bottom="0in" fo:padding-left="0.05in" fo:padding-right="0in" draw:textarea-vertical-align="top" draw:textarea-horizontal-align="left" draw:fill="solid" draw:fill-color="#d83b01" draw:opacity="100%" draw:stroke="none" draw:auto-grow-width="false" draw:auto-grow-height="false"/>
      <style:paragraph-properties style:font-independent-line-spacing="true" style:writing-mode="lr-tb"/>
    </style:style>
    <style:style style:family="text" style:name="a165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3">
      <style:graphic-properties fo:wrap-option="wrap" fo:padding-top="0.05in" fo:padding-bottom="0in" fo:padding-left="0.05in" fo:padding-right="0in" draw:textarea-vertical-align="top" draw:textarea-horizontal-align="left" draw:fill="solid" draw:fill-color="#d2d2d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87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3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2">
      <style:drawing-page-properties draw:fill="solid" draw:fill-color="#f8f8f8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831">
      <style:graphic-properties fo:wrap-option="wrap" fo:padding-top="0.05in" fo:padding-bottom="0in" fo:padding-left="0.05in" fo:padding-right="0in" draw:textarea-vertical-align="top" draw:textarea-horizontal-align="left" draw:fill="solid" draw:fill-color="#00bcf2" draw:opacity="100%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 Light" style:font-family-complex="Segoe UI" style:font-family-generic-complex="swiss" style:font-pitch-complex="variable" fo:font-size="0.65347in" style:font-size-asian="0.65347in" style:font-size-complex="0.6534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0.9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3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1in" fo:padding-bottom="0.1in" fo:padding-left="0.16in" fo:padding-right="0.1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34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3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9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6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2">
      <style:graphic-properties fo:wrap-option="wrap" fo:padding-top="0.05in" fo:padding-bottom="0in" fo:padding-left="0.05in" fo:padding-right="0in" draw:textarea-vertical-align="top" draw:textarea-horizontal-align="left" draw:fill="solid" draw:fill-color="#d2d2d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66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9">
      <style:graphic-properties fo:wrap-option="wrap" fo:padding-top="0.05in" fo:padding-bottom="0in" fo:padding-left="0.05in" fo:padding-right="0in" draw:textarea-vertical-align="top" draw:textarea-horizontal-align="left" draw:fill="solid" draw:fill-color="#5c2d91" draw:opacity="100%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0">
      <style:drawing-page-properties draw:fill="solid" draw:fill-color="#f8f8f8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 Light" style:font-family-complex="Segoe UI" style:font-family-generic-complex="swiss" style:font-pitch-complex="variable" fo:font-size="0.65347in" style:font-size-asian="0.65347in" style:font-size-complex="0.6534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2">
      <style:paragraph-properties fo:line-height="90%" fo:text-align="left" style:tab-stop-distance="0.9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wrap" fo:padding-top="0.05in" fo:padding-bottom="0in" fo:padding-left="0.05in" fo:padding-right="0in" draw:textarea-vertical-align="top" draw:textarea-horizontal-align="left" draw:fill="solid" draw:fill-color="#5c2d9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94">
      <style:graphic-properties fo:wrap-option="wrap" fo:padding-top="0.05in" fo:padding-bottom="0in" fo:padding-left="0.05in" fo:padding-right="0in" draw:textarea-vertical-align="top" draw:textarea-horizontal-align="left" draw:fill="solid" draw:fill-color="#511c7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93">
      <style:graphic-properties fo:wrap-option="wrap" fo:padding-top="0.1in" fo:padding-bottom="0.1in" fo:padding-left="0.16in" fo:padding-right="0.1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5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6">
      <style:graphic-properties fo:wrap-option="wrap" fo:padding-top="0.16in" fo:padding-bottom="0.16in" fo:padding-left="0.2in" fo:padding-right="0.2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in" fo:padding-left="0.05in" fo:padding-right="0in" draw:textarea-vertical-align="top" draw:textarea-horizontal-align="left" draw:fill="solid" draw:fill-color="#50505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42">
      <style:graphic-properties fo:wrap-option="wrap" fo:padding-top="0.05in" fo:padding-bottom="0in" fo:padding-left="0.05in" fo:padding-right="0in" draw:textarea-vertical-align="top" draw:textarea-horizontal-align="left" draw:fill="solid" draw:fill-color="#00bc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4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3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844">
      <style:graphic-properties fo:wrap-option="wrap" fo:padding-top="0.05in" fo:padding-bottom="0in" fo:padding-left="0.05in" fo:padding-right="0in" draw:textarea-vertical-align="top" draw:textarea-horizontal-align="left" draw:fill="solid" draw:fill-color="#ffb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6">
      <style:graphic-properties fo:wrap-option="wrap" fo:padding-top="0.05in" fo:padding-bottom="0in" fo:padding-left="0.05in" fo:padding-right="0in" draw:textarea-vertical-align="top" draw:textarea-horizontal-align="left" draw:fill="solid" draw:fill-color="#50505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05in" fo:padding-bottom="0in" fo:padding-left="0.05in" fo:padding-right="0in" draw:textarea-vertical-align="top" draw:textarea-horizontal-align="left" draw:fill="solid" draw:fill-color="#737373" draw:opacity="100%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50">
      <style:graphic-properties fo:wrap-option="wrap" fo:padding-top="0.05in" fo:padding-bottom="0in" fo:padding-left="0.05in" fo:padding-right="0in" draw:textarea-vertical-align="top" draw:textarea-horizontal-align="left" draw:fill="solid" draw:fill-color="#d83b0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5">
      <style:graphic-properties fo:wrap-option="wrap" fo:padding-top="0.05in" fo:padding-bottom="0in" fo:padding-left="0.05in" fo:padding-right="0in" draw:textarea-vertical-align="top" draw:textarea-horizontal-align="left" draw:fill="solid" draw:fill-color="#ffb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85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7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9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3">
      <style:graphic-properties fo:wrap-option="wrap" fo:padding-top="0.05in" fo:padding-bottom="0in" fo:padding-left="0.05in" fo:padding-right="0in" draw:textarea-vertical-align="top" draw:textarea-horizontal-align="left" draw:fill="solid" draw:fill-color="#737373" draw:opacity="100%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9">
      <style:drawing-page-properties draw:fill="solid" draw:fill-color="#f8f8f8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5in" fo:padding-bottom="0in" fo:padding-left="0.05in" fo:padding-right="0in" draw:textarea-vertical-align="top" draw:textarea-horizontal-align="left" draw:fill="solid" draw:fill-color="#d83b01" draw:opacity="100%" draw:stroke="none" draw:auto-grow-width="false" draw:auto-grow-height="false"/>
      <style:paragraph-properties style:font-independent-line-spacing="true" style:writing-mode="lr-tb"/>
    </style:style>
    <style:style style:family="text" style:name="a186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4">
      <style:graphic-properties fo:wrap-option="wrap" fo:padding-top="0.05in" fo:padding-bottom="0in" fo:padding-left="0.05in" fo:padding-right="0in" draw:textarea-vertical-align="top" draw:textarea-horizontal-align="left" draw:fill="solid" draw:fill-color="#511c74" draw:opacity="100%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text" style:name="a186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 Light" style:font-family-complex="Segoe UI" style:font-family-generic-complex="swiss" style:font-pitch-complex="variable" fo:font-size="0.65347in" style:font-size-asian="0.65347in" style:font-size-complex="0.6534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0.9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1in" fo:padding-bottom="0.1in" fo:padding-left="0.16in" fo:padding-right="0.1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 Light" fo:font-size="0.43569in" style:font-size-asian="0.43569in" style:font-size-complex="0.43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94">
      <style:paragraph-properties fo:line-height="90%" fo:text-align="left" style:tab-stop-distance="0.99996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27236in" style:font-size-asian="0.27236in" style:font-size-complex="0.27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0.99996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27236in" style:font-size-asian="0.27236in" style:font-size-complex="0.27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1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3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in" fo:padding-left="0.05in" fo:padding-right="0in" draw:textarea-vertical-align="top" draw:textarea-horizontal-align="left" draw:fill="solid" draw:fill-color="#511c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87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8">
      <style:graphic-properties fo:wrap-option="wrap" fo:padding-top="0.05in" fo:padding-bottom="0in" fo:padding-left="0.05in" fo:padding-right="0in" draw:textarea-vertical-align="top" draw:textarea-horizontal-align="left" draw:fill="solid" draw:fill-color="#d2d2d2" draw:opacity="100%" draw:stroke="none" draw:auto-grow-width="false" draw:auto-grow-height="false"/>
      <style:paragraph-properties style:font-independent-line-spacing="true" style:writing-mode="lr-tb"/>
    </style:style>
    <style:style style:family="text" style:name="a187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7">
      <style:drawing-page-properties draw:fill="solid" draw:fill-color="#32145a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 Light" style:font-family-complex="Segoe UI" style:font-family-generic-complex="swiss" style:font-pitch-complex="variable" fo:font-size="0.83333in" style:font-size-asian="0.83333in" style:font-size-complex="0.83333in" fo:letter-spacing="-0.01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left" style:tab-stop-distance="0.9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05in" fo:padding-bottom="0in" fo:padding-left="0.05in" fo:padding-right="0in" draw:textarea-vertical-align="top" draw:textarea-horizontal-align="left" draw:fill="solid" draw:fill-color="#008272" draw:opacity="100%" draw:stroke="none" draw:auto-grow-width="false" draw:auto-grow-height="false"/>
      <style:paragraph-properties style:font-independent-line-spacing="true" style:writing-mode="lr-tb"/>
    </style:style>
    <style:style style:family="text" style:name="a188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5">
      <style:graphic-properties fo:wrap-option="wrap" fo:padding-top="0.05in" fo:padding-bottom="0in" fo:padding-left="0.05in" fo:padding-right="0in" draw:textarea-vertical-align="top" draw:textarea-horizontal-align="left" draw:fill="solid" draw:fill-color="#5c2d91" draw:opacity="100%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.05in" fo:padding-bottom="0in" fo:padding-left="0.05in" fo:padding-right="0in" draw:textarea-vertical-align="top" draw:textarea-horizontal-align="left" draw:fill="solid" draw:fill-color="#d2d2d2" draw:opacity="100%" draw:stroke="none" draw:auto-grow-width="false" draw:auto-grow-height="false"/>
      <style:paragraph-properties style:font-independent-line-spacing="true" style:writing-mode="lr-tb"/>
    </style:style>
    <style:style style:family="text" style:name="a188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1in" fo:padding-bottom="0.1in" fo:padding-left="0.16in" fo:padding-right="0.16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center" style:tab-stop-distance="1.019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16in" fo:padding-bottom="0.16in" fo:padding-left="0.2in" fo:padding-right="0.2in" draw:textarea-vertical-align="top" draw:textarea-horizontal-align="center" draw:fill="none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864" style:parent-style-name="Graphics">
      <style:graphic-properties draw:fill="none" draw:stroke="none"/>
    </style:style>
    <style:style style:family="graphic" style:name="a865" style:parent-style-name="Graphics">
      <style:graphic-properties draw:fill="none" draw:stroke="none"/>
    </style:style>
    <style:style style:family="text" style:name="a86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16in" fo:padding-bottom="0.16in" fo:padding-left="0.2in" fo:padding-right="0.2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2">
      <style:graphic-properties fo:wrap-option="wrap" fo:padding-top="0.05in" fo:padding-bottom="0in" fo:padding-left="0.05in" fo:padding-right="0in" draw:textarea-vertical-align="top" draw:textarea-horizontal-align="left" draw:fill="solid" draw:fill-color="#505050" draw:opacity="100%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5in" fo:padding-bottom="0in" fo:padding-left="0.05in" fo:padding-right="0in" draw:textarea-vertical-align="top" draw:textarea-horizontal-align="left" draw:fill="solid" draw:fill-color="#5c2d91" draw:opacity="100%" draw:stroke="none" draw:auto-grow-width="false" draw:auto-grow-height="false"/>
      <style:paragraph-properties style:font-independent-line-spacing="true" style:writing-mode="lr-tb"/>
    </style:style>
    <style:style style:family="text" style:name="a189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9">
      <style:graphic-properties fo:wrap-option="wrap" fo:padding-top="0.05in" fo:padding-bottom="0in" fo:padding-left="0.05in" fo:padding-right="0in" draw:textarea-vertical-align="top" draw:textarea-horizontal-align="left" draw:fill="solid" draw:fill-color="#73737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in" fo:padding-left="0.05in" fo:padding-right="0in" draw:textarea-vertical-align="top" draw:textarea-horizontal-align="left" draw:fill="solid" draw:fill-color="#00bcf2" draw:opacity="100%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7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5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.05in" fo:padding-bottom="0in" fo:padding-left="0.05in" fo:padding-right="0in" draw:textarea-vertical-align="top" draw:textarea-horizontal-align="left" draw:fill="solid" draw:fill-color="#ffb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0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.05in" fo:padding-bottom="0in" fo:padding-left="0.05in" fo:padding-right="0in" draw:textarea-vertical-align="top" draw:textarea-horizontal-align="left" draw:fill="solid" draw:fill-color="#d83b01" draw:opacity="100%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6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wrap" fo:padding-top="0.05in" fo:padding-bottom="0in" fo:padding-left="0.05in" fo:padding-right="0in" draw:textarea-vertical-align="top" draw:textarea-horizontal-align="left" draw:fill="solid" draw:fill-color="#00bcf2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0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0%" fo:text-align="left" style:tab-stop-distance="1in" fo:margin-left="0in" fo:margin-right="0in" fo:text-indent="0in" fo:margin-top="0in" fo:margin-bottom="0.0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0">
      <style:graphic-properties fo:wrap-option="no-wrap" fo:padding-top="0.1in" fo:padding-bottom="0.1in" fo:padding-left="0in" fo:padding-right="0.2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2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.05in" fo:padding-bottom="0in" fo:padding-left="0.05in" fo:padding-right="0in" draw:textarea-vertical-align="top" draw:textarea-horizontal-align="left" draw:fill="solid" draw:fill-color="#ffb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7">
      <style:paragraph-properties fo:line-height="100%" fo:text-align="left" style:tab-stop-distance="0.999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-asian="swiss" style:font-family-generic-complex="swiss" style:font-pitch-asian="variable" style:font-pitch-complex="variable" fo:font-size="0.06806in" style:font-size-asian="0.06806in" style:font-size-complex="0.0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36in"/>
      </text:list-level-style-number>
      <text:list-level-style-number text:level="4" style:num-format="">
        <style:list-level-properties text:space-before="0.49333in"/>
      </text:list-level-style-number>
      <text:list-level-style-number text:level="5" style:num-format="">
        <style:list-level-properties text:space-before="0.73489in"/>
      </text:list-level-style-number>
      <text:list-level-style-number text:level="6" style:num-format="">
        <style:list-level-properties text:space-before="2.7499in"/>
      </text:list-level-style-number>
      <text:list-level-style-number text:level="7" style:num-format="">
        <style:list-level-properties text:space-before="3.24988in"/>
      </text:list-level-style-number>
      <text:list-level-style-number text:level="8" style:num-format="">
        <style:list-level-properties text:space-before="3.74987in"/>
      </text:list-level-style-number>
      <text:list-level-style-number text:level="9" style:num-format="">
        <style:list-level-properties text:space-before="4.24985in"/>
      </text:list-level-style-number>
    </text:list-style>
    <text:list-style style:name="a1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36in"/>
      </text:list-level-style-number>
      <text:list-level-style-number text:level="4" style:num-format="">
        <style:list-level-properties text:space-before="0.49333in"/>
      </text:list-level-style-number>
      <text:list-level-style-number text:level="5" style:num-format="">
        <style:list-level-properties text:space-before="0.73489in"/>
      </text:list-level-style-number>
      <text:list-level-style-number text:level="6" style:num-format="">
        <style:list-level-properties text:space-before="2.7499in"/>
      </text:list-level-style-number>
      <text:list-level-style-number text:level="7" style:num-format="">
        <style:list-level-properties text:space-before="3.24988in"/>
      </text:list-level-style-number>
      <text:list-level-style-number text:level="8" style:num-format="">
        <style:list-level-properties text:space-before="3.74987in"/>
      </text:list-level-style-number>
      <text:list-level-style-number text:level="9" style:num-format="">
        <style:list-level-properties text:space-before="4.24985in"/>
      </text:list-level-style-number>
    </text:list-style>
    <text:list-style style:name="a10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508in"/>
      </text:list-level-style-number>
      <text:list-level-style-number text:level="4" style:num-format="">
        <style:list-level-properties text:space-before="0.49015in"/>
      </text:list-level-style-number>
      <text:list-level-style-number text:level="5" style:num-format="">
        <style:list-level-properties text:space-before="0.73523in"/>
      </text:list-level-style-number>
      <text:list-level-style-number text:level="6" style:num-format="">
        <style:list-level-properties text:space-before="2.7499in"/>
      </text:list-level-style-number>
      <text:list-level-style-number text:level="7" style:num-format="">
        <style:list-level-properties text:space-before="3.24988in"/>
      </text:list-level-style-number>
      <text:list-level-style-number text:level="8" style:num-format="">
        <style:list-level-properties text:space-before="3.74987in"/>
      </text:list-level-style-number>
      <text:list-level-style-number text:level="9" style:num-format="">
        <style:list-level-properties text:space-before="4.24985in"/>
      </text:list-level-style-number>
    </text:list-style>
    <text:list-style style:name="a1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508in"/>
      </text:list-level-style-number>
      <text:list-level-style-number text:level="4" style:num-format="">
        <style:list-level-properties text:space-before="0.49015in"/>
      </text:list-level-style-number>
      <text:list-level-style-number text:level="5" style:num-format="">
        <style:list-level-properties text:space-before="0.73523in"/>
      </text:list-level-style-number>
      <text:list-level-style-number text:level="6" style:num-format="">
        <style:list-level-properties text:space-before="2.7499in"/>
      </text:list-level-style-number>
      <text:list-level-style-number text:level="7" style:num-format="">
        <style:list-level-properties text:space-before="3.24988in"/>
      </text:list-level-style-number>
      <text:list-level-style-number text:level="8" style:num-format="">
        <style:list-level-properties text:space-before="3.74987in"/>
      </text:list-level-style-number>
      <text:list-level-style-number text:level="9" style:num-format="">
        <style:list-level-properties text:space-before="4.24985in"/>
      </text:list-level-style-number>
    </text:list-style>
    <text:list-style style:name="a1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508in"/>
      </text:list-level-style-number>
      <text:list-level-style-number text:level="4" style:num-format="">
        <style:list-level-properties text:space-before="0.49015in"/>
      </text:list-level-style-number>
      <text:list-level-style-number text:level="5" style:num-format="">
        <style:list-level-properties text:space-before="0.73523in"/>
      </text:list-level-style-number>
      <text:list-level-style-number text:level="6" style:num-format="">
        <style:list-level-properties text:space-before="2.7499in"/>
      </text:list-level-style-number>
      <text:list-level-style-number text:level="7" style:num-format="">
        <style:list-level-properties text:space-before="3.24988in"/>
      </text:list-level-style-number>
      <text:list-level-style-number text:level="8" style:num-format="">
        <style:list-level-properties text:space-before="3.74987in"/>
      </text:list-level-style-number>
      <text:list-level-style-number text:level="9" style:num-format="">
        <style:list-level-properties text:space-before="4.24985in"/>
      </text:list-level-style-number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48in"/>
      </text:list-level-style-number>
      <text:list-level-style-number text:level="4" style:num-format="">
        <style:list-level-properties text:space-before="0.49355in"/>
      </text:list-level-style-number>
      <text:list-level-style-number text:level="5" style:num-format="">
        <style:list-level-properties text:space-before="0.73523in"/>
      </text:list-level-style-number>
      <text:list-level-style-number text:level="6" style:num-format="">
        <style:list-level-properties text:space-before="2.7499in"/>
      </text:list-level-style-number>
      <text:list-level-style-number text:level="7" style:num-format="">
        <style:list-level-properties text:space-before="3.24988in"/>
      </text:list-level-style-number>
      <text:list-level-style-number text:level="8" style:num-format="">
        <style:list-level-properties text:space-before="3.74987in"/>
      </text:list-level-style-number>
      <text:list-level-style-number text:level="9" style:num-format="">
        <style:list-level-properties text:space-before="4.24985in"/>
      </text:list-level-style-number>
    </text:list-style>
    <text:list-style style:name="a1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48in"/>
      </text:list-level-style-number>
      <text:list-level-style-number text:level="4" style:num-format="">
        <style:list-level-properties text:space-before="0.49355in"/>
      </text:list-level-style-number>
      <text:list-level-style-number text:level="5" style:num-format="">
        <style:list-level-properties text:space-before="0.73523in"/>
      </text:list-level-style-number>
      <text:list-level-style-number text:level="6" style:num-format="">
        <style:list-level-properties text:space-before="2.7499in"/>
      </text:list-level-style-number>
      <text:list-level-style-number text:level="7" style:num-format="">
        <style:list-level-properties text:space-before="3.24988in"/>
      </text:list-level-style-number>
      <text:list-level-style-number text:level="8" style:num-format="">
        <style:list-level-properties text:space-before="3.74987in"/>
      </text:list-level-style-number>
      <text:list-level-style-number text:level="9" style:num-format="">
        <style:list-level-properties text:space-before="4.24985in"/>
      </text:list-level-style-number>
    </text:list-style>
    <text:list-style style:name="a1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36in"/>
      </text:list-level-style-number>
      <text:list-level-style-number text:level="4" style:num-format="">
        <style:list-level-properties text:space-before="0.49333in"/>
      </text:list-level-style-number>
      <text:list-level-style-number text:level="5" style:num-format="">
        <style:list-level-properties text:space-before="0.73489in"/>
      </text:list-level-style-number>
      <text:list-level-style-number text:level="6" style:num-format="">
        <style:list-level-properties text:space-before="2.7499in"/>
      </text:list-level-style-number>
      <text:list-level-style-number text:level="7" style:num-format="">
        <style:list-level-properties text:space-before="3.24988in"/>
      </text:list-level-style-number>
      <text:list-level-style-number text:level="8" style:num-format="">
        <style:list-level-properties text:space-before="3.74987in"/>
      </text:list-level-style-number>
      <text:list-level-style-number text:level="9" style:num-format="">
        <style:list-level-properties text:space-before="4.24985in"/>
      </text:list-level-style-number>
    </text:list-style>
    <text:list-style style:name="a1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36in"/>
      </text:list-level-style-number>
      <text:list-level-style-number text:level="4" style:num-format="">
        <style:list-level-properties text:space-before="0.49333in"/>
      </text:list-level-style-number>
      <text:list-level-style-number text:level="5" style:num-format="">
        <style:list-level-properties text:space-before="0.73489in"/>
      </text:list-level-style-number>
      <text:list-level-style-number text:level="6" style:num-format="">
        <style:list-level-properties text:space-before="2.7499in"/>
      </text:list-level-style-number>
      <text:list-level-style-number text:level="7" style:num-format="">
        <style:list-level-properties text:space-before="3.24988in"/>
      </text:list-level-style-number>
      <text:list-level-style-number text:level="8" style:num-format="">
        <style:list-level-properties text:space-before="3.74987in"/>
      </text:list-level-style-number>
      <text:list-level-style-number text:level="9" style:num-format="">
        <style:list-level-properties text:space-before="4.24985in"/>
      </text:list-level-style-number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36in"/>
      </text:list-level-style-number>
      <text:list-level-style-number text:level="4" style:num-format="">
        <style:list-level-properties text:space-before="0.49333in"/>
      </text:list-level-style-number>
      <text:list-level-style-number text:level="5" style:num-format="">
        <style:list-level-properties text:space-before="0.73489in"/>
      </text:list-level-style-number>
      <text:list-level-style-number text:level="6" style:num-format="">
        <style:list-level-properties text:space-before="2.7499in"/>
      </text:list-level-style-number>
      <text:list-level-style-number text:level="7" style:num-format="">
        <style:list-level-properties text:space-before="3.24988in"/>
      </text:list-level-style-number>
      <text:list-level-style-number text:level="8" style:num-format="">
        <style:list-level-properties text:space-before="3.74987in"/>
      </text:list-level-style-number>
      <text:list-level-style-number text:level="9" style:num-format="">
        <style:list-level-properties text:space-before="4.24985in"/>
      </text:list-level-style-number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•">
        <style:list-level-properties text:space-before="0in" text:min-label-width="0.36761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25869in" text:min-label-width="0.36761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0.49015in" text:min-label-width="0.36761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0.73523in" text:min-label-width="0.36761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0.9803in" text:min-label-width="0.36761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38229in" text:min-label-width="0.36761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2.88227in" text:min-label-width="0.36761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38225in" text:min-label-width="0.36761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3.88224in" text:min-label-width="0.36761in"/>
        <style:text-properties fo:font-family="Arial" style:font-family-generic="swiss" style:font-pitch="variable" fo:font-size="90%"/>
      </text:list-level-style-bullet>
    </text:list-style>
    <text:list-style style:name="a1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508in"/>
      </text:list-level-style-number>
      <text:list-level-style-number text:level="4" style:num-format="">
        <style:list-level-properties text:space-before="0.49015in"/>
      </text:list-level-style-number>
      <text:list-level-style-number text:level="5" style:num-format="">
        <style:list-level-properties text:space-before="0.73523in"/>
      </text:list-level-style-number>
      <text:list-level-style-number text:level="6" style:num-format="">
        <style:list-level-properties text:space-before="2.7499in"/>
      </text:list-level-style-number>
      <text:list-level-style-number text:level="7" style:num-format="">
        <style:list-level-properties text:space-before="3.24988in"/>
      </text:list-level-style-number>
      <text:list-level-style-number text:level="8" style:num-format="">
        <style:list-level-properties text:space-before="3.74987in"/>
      </text:list-level-style-number>
      <text:list-level-style-number text:level="9" style:num-format="">
        <style:list-level-properties text:space-before="4.24985in"/>
      </text:list-level-style-number>
    </text:list-style>
    <text:list-style style:name="a1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8">
      <text:list-level-style-bullet text:level="1" text:bullet-char="•">
        <style:list-level-properties text:space-before="0.10892in" text:min-label-width="0.25869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36761in" text:min-label-width="0.25869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0.59907in" text:min-label-width="0.25869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0.84415in" text:min-label-width="0.25869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1.08922in" text:min-label-width="0.25869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49121in" text:min-label-width="0.25869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2.99119in" text:min-label-width="0.25869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49118in" text:min-label-width="0.25869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3.99116in" text:min-label-width="0.25869in"/>
        <style:text-properties fo:font-family="Arial" style:font-family-generic="swiss" style:font-pitch="variable" fo:font-size="90%"/>
      </text:list-level-style-bullet>
    </text:list-style>
    <text:list-style style:name="a1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48in"/>
      </text:list-level-style-number>
      <text:list-level-style-number text:level="4" style:num-format="">
        <style:list-level-properties text:space-before="0.49355in"/>
      </text:list-level-style-number>
      <text:list-level-style-number text:level="5" style:num-format="">
        <style:list-level-properties text:space-before="0.73523in"/>
      </text:list-level-style-number>
      <text:list-level-style-number text:level="6" style:num-format="">
        <style:list-level-properties text:space-before="2.7499in"/>
      </text:list-level-style-number>
      <text:list-level-style-number text:level="7" style:num-format="">
        <style:list-level-properties text:space-before="3.24988in"/>
      </text:list-level-style-number>
      <text:list-level-style-number text:level="8" style:num-format="">
        <style:list-level-properties text:space-before="3.74987in"/>
      </text:list-level-style-number>
      <text:list-level-style-number text:level="9" style:num-format="">
        <style:list-level-properties text:space-before="4.24985in"/>
      </text:list-level-style-number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36in"/>
      </text:list-level-style-number>
      <text:list-level-style-number text:level="4" style:num-format="">
        <style:list-level-properties text:space-before="0.49333in"/>
      </text:list-level-style-number>
      <text:list-level-style-number text:level="5" style:num-format="">
        <style:list-level-properties text:space-before="0.73489in"/>
      </text:list-level-style-number>
      <text:list-level-style-number text:level="6" style:num-format="">
        <style:list-level-properties text:space-before="2.7499in"/>
      </text:list-level-style-number>
      <text:list-level-style-number text:level="7" style:num-format="">
        <style:list-level-properties text:space-before="3.24988in"/>
      </text:list-level-style-number>
      <text:list-level-style-number text:level="8" style:num-format="">
        <style:list-level-properties text:space-before="3.74987in"/>
      </text:list-level-style-number>
      <text:list-level-style-number text:level="9" style:num-format="">
        <style:list-level-properties text:space-before="4.24985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48in"/>
      </text:list-level-style-number>
      <text:list-level-style-number text:level="4" style:num-format="">
        <style:list-level-properties text:space-before="0.49355in"/>
      </text:list-level-style-number>
      <text:list-level-style-number text:level="5" style:num-format="">
        <style:list-level-properties text:space-before="0.73523in"/>
      </text:list-level-style-number>
      <text:list-level-style-number text:level="6" style:num-format="">
        <style:list-level-properties text:space-before="2.7499in"/>
      </text:list-level-style-number>
      <text:list-level-style-number text:level="7" style:num-format="">
        <style:list-level-properties text:space-before="3.24988in"/>
      </text:list-level-style-number>
      <text:list-level-style-number text:level="8" style:num-format="">
        <style:list-level-properties text:space-before="3.74987in"/>
      </text:list-level-style-number>
      <text:list-level-style-number text:level="9" style:num-format="">
        <style:list-level-properties text:space-before="4.24985in"/>
      </text:list-level-style-number>
    </text:list-style>
    <text:list-style style:name="a1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36in"/>
      </text:list-level-style-number>
      <text:list-level-style-number text:level="4" style:num-format="">
        <style:list-level-properties text:space-before="0.49333in"/>
      </text:list-level-style-number>
      <text:list-level-style-number text:level="5" style:num-format="">
        <style:list-level-properties text:space-before="0.73489in"/>
      </text:list-level-style-number>
      <text:list-level-style-number text:level="6" style:num-format="">
        <style:list-level-properties text:space-before="2.7499in"/>
      </text:list-level-style-number>
      <text:list-level-style-number text:level="7" style:num-format="">
        <style:list-level-properties text:space-before="3.24988in"/>
      </text:list-level-style-number>
      <text:list-level-style-number text:level="8" style:num-format="">
        <style:list-level-properties text:space-before="3.74987in"/>
      </text:list-level-style-number>
      <text:list-level-style-number text:level="9" style:num-format="">
        <style:list-level-properties text:space-before="4.24985in"/>
      </text:list-level-style-number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48in"/>
      </text:list-level-style-number>
      <text:list-level-style-number text:level="4" style:num-format="">
        <style:list-level-properties text:space-before="0.49355in"/>
      </text:list-level-style-number>
      <text:list-level-style-number text:level="5" style:num-format="">
        <style:list-level-properties text:space-before="0.73523in"/>
      </text:list-level-style-number>
      <text:list-level-style-number text:level="6" style:num-format="">
        <style:list-level-properties text:space-before="2.7499in"/>
      </text:list-level-style-number>
      <text:list-level-style-number text:level="7" style:num-format="">
        <style:list-level-properties text:space-before="3.24988in"/>
      </text:list-level-style-number>
      <text:list-level-style-number text:level="8" style:num-format="">
        <style:list-level-properties text:space-before="3.74987in"/>
      </text:list-level-style-number>
      <text:list-level-style-number text:level="9" style:num-format="">
        <style:list-level-properties text:space-before="4.24985in"/>
      </text:list-level-style-number>
    </text:list-style>
    <text:list-style style:name="a1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36in"/>
      </text:list-level-style-number>
      <text:list-level-style-number text:level="4" style:num-format="">
        <style:list-level-properties text:space-before="0.49333in"/>
      </text:list-level-style-number>
      <text:list-level-style-number text:level="5" style:num-format="">
        <style:list-level-properties text:space-before="0.73489in"/>
      </text:list-level-style-number>
      <text:list-level-style-number text:level="6" style:num-format="">
        <style:list-level-properties text:space-before="2.7499in"/>
      </text:list-level-style-number>
      <text:list-level-style-number text:level="7" style:num-format="">
        <style:list-level-properties text:space-before="3.24988in"/>
      </text:list-level-style-number>
      <text:list-level-style-number text:level="8" style:num-format="">
        <style:list-level-properties text:space-before="3.74987in"/>
      </text:list-level-style-number>
      <text:list-level-style-number text:level="9" style:num-format="">
        <style:list-level-properties text:space-before="4.24985in"/>
      </text:list-level-style-number>
    </text:list-style>
    <text:list-style style:name="a1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1">
      <text:list-level-style-bullet text:level="1" text:bullet-char="•">
        <style:list-level-properties text:space-before="0.12254in" text:min-label-width="0.24508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38123in" text:min-label-width="0.24508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0.61269in" text:min-label-width="0.24508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0.85776in" text:min-label-width="0.24508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1.10284in" text:min-label-width="0.24508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50483in" text:min-label-width="0.24508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3.00481in" text:min-label-width="0.24508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50479in" text:min-label-width="0.24508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4.00477in" text:min-label-width="0.24508in"/>
        <style:text-properties fo:font-family="Arial" style:font-family-generic="swiss" style:font-pitch="variable" fo:font-size="90%"/>
      </text:list-level-style-bullet>
    </text:list-style>
    <text:list-style style:name="a1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4">
      <text:list-level-style-bullet text:level="1" text:bullet-char="•">
        <style:list-level-properties text:space-before="0.12254in" text:min-label-width="0.24508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38123in" text:min-label-width="0.24508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0.61269in" text:min-label-width="0.24508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0.85776in" text:min-label-width="0.24508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1.10284in" text:min-label-width="0.24508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50483in" text:min-label-width="0.24508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3.00481in" text:min-label-width="0.24508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50479in" text:min-label-width="0.24508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4.00477in" text:min-label-width="0.24508in"/>
        <style:text-properties fo:font-family="Arial" style:font-family-generic="swiss" style:font-pitch="variable" fo:font-size="90%"/>
      </text:list-level-style-bullet>
    </text:list-style>
    <text:list-style style:name="a377">
      <text:list-level-style-bullet text:level="1" text:bullet-char="•">
        <style:list-level-properties text:space-before="0.12254in" text:min-label-width="0.24508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38123in" text:min-label-width="0.24508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0.61269in" text:min-label-width="0.24508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0.85776in" text:min-label-width="0.24508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1.10284in" text:min-label-width="0.24508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50483in" text:min-label-width="0.24508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3.00481in" text:min-label-width="0.24508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50479in" text:min-label-width="0.24508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4.00477in" text:min-label-width="0.24508in"/>
        <style:text-properties fo:font-family="Arial" style:font-family-generic="swiss" style:font-pitch="variable" fo:font-size="90%"/>
      </text:list-level-style-bullet>
    </text:list-style>
    <text:list-style style:name="a6">
      <text:list-level-style-bullet text:level="1" text:bullet-char="•">
        <style:list-level-properties text:space-before="0in" text:min-label-width="0.36761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25869in" text:min-label-width="0.36761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0.49015in" text:min-label-width="0.36761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0.73523in" text:min-label-width="0.36761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0.9803in" text:min-label-width="0.36761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38229in" text:min-label-width="0.36761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2.88227in" text:min-label-width="0.36761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38225in" text:min-label-width="0.36761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3.88224in" text:min-label-width="0.36761in"/>
        <style:text-properties fo:font-family="Arial" style:font-family-generic="swiss" style:font-pitch="variable" fo:font-size="90%"/>
      </text:list-level-style-bullet>
    </text:list-style>
    <text:list-style style:name="a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.10892in" text:min-label-width="0.25869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36761in" text:min-label-width="0.25869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0.59907in" text:min-label-width="0.25869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0.84415in" text:min-label-width="0.25869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1.08922in" text:min-label-width="0.25869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49121in" text:min-label-width="0.25869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2.99119in" text:min-label-width="0.25869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49118in" text:min-label-width="0.25869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3.99116in" text:min-label-width="0.25869in"/>
        <style:text-properties fo:font-family="Arial" style:font-family-generic="swiss" style:font-pitch="variable" fo:font-size="90%"/>
      </text:list-level-style-bullet>
    </text:list-style>
    <text:list-style style:name="a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.12254in" text:min-label-width="0.24508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38123in" text:min-label-width="0.24508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0.61269in" text:min-label-width="0.24508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0.85776in" text:min-label-width="0.24508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1.10284in" text:min-label-width="0.24508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50483in" text:min-label-width="0.24508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3.00481in" text:min-label-width="0.24508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50479in" text:min-label-width="0.24508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4.00477in" text:min-label-width="0.24508in"/>
        <style:text-properties fo:font-family="Arial" style:font-family-generic="swiss" style:font-pitch="variable" fo:font-size="9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.12254in" text:min-label-width="0.24508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38123in" text:min-label-width="0.24508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0.61269in" text:min-label-width="0.24508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0.85776in" text:min-label-width="0.24508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1.10284in" text:min-label-width="0.24508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50483in" text:min-label-width="0.24508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3.00481in" text:min-label-width="0.24508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50479in" text:min-label-width="0.24508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4.00477in" text:min-label-width="0.24508in"/>
        <style:text-properties fo:font-family="Arial" style:font-family-generic="swiss" style:font-pitch="variable" fo:font-size="90%"/>
      </text:list-level-style-bullet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48in"/>
      </text:list-level-style-number>
      <text:list-level-style-number text:level="4" style:num-format="">
        <style:list-level-properties text:space-before="0.49355in"/>
      </text:list-level-style-number>
      <text:list-level-style-number text:level="5" style:num-format="">
        <style:list-level-properties text:space-before="0.73523in"/>
      </text:list-level-style-number>
      <text:list-level-style-number text:level="6" style:num-format="">
        <style:list-level-properties text:space-before="2.7499in"/>
      </text:list-level-style-number>
      <text:list-level-style-number text:level="7" style:num-format="">
        <style:list-level-properties text:space-before="3.24988in"/>
      </text:list-level-style-number>
      <text:list-level-style-number text:level="8" style:num-format="">
        <style:list-level-properties text:space-before="3.74987in"/>
      </text:list-level-style-number>
      <text:list-level-style-number text:level="9" style:num-format="">
        <style:list-level-properties text:space-before="4.24985in"/>
      </text:list-level-style-number>
    </text:list-style>
    <text:list-style style:name="a1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36in"/>
      </text:list-level-style-number>
      <text:list-level-style-number text:level="4" style:num-format="">
        <style:list-level-properties text:space-before="0.49333in"/>
      </text:list-level-style-number>
      <text:list-level-style-number text:level="5" style:num-format="">
        <style:list-level-properties text:space-before="0.73489in"/>
      </text:list-level-style-number>
      <text:list-level-style-number text:level="6" style:num-format="">
        <style:list-level-properties text:space-before="2.7499in"/>
      </text:list-level-style-number>
      <text:list-level-style-number text:level="7" style:num-format="">
        <style:list-level-properties text:space-before="3.24988in"/>
      </text:list-level-style-number>
      <text:list-level-style-number text:level="8" style:num-format="">
        <style:list-level-properties text:space-before="3.74987in"/>
      </text:list-level-style-number>
      <text:list-level-style-number text:level="9" style:num-format="">
        <style:list-level-properties text:space-before="4.24985in"/>
      </text:list-level-style-number>
    </text:list-style>
    <text:list-style style:name="a18">
      <text:list-level-style-bullet text:level="1" text:bullet-char="•">
        <style:list-level-properties text:space-before="0.12254in" text:min-label-width="0.24508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38123in" text:min-label-width="0.24508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0.61269in" text:min-label-width="0.24508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0.85776in" text:min-label-width="0.24508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1.10284in" text:min-label-width="0.24508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50483in" text:min-label-width="0.24508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3.00481in" text:min-label-width="0.24508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50479in" text:min-label-width="0.24508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4.00477in" text:min-label-width="0.24508in"/>
        <style:text-properties fo:font-family="Arial" style:font-family-generic="swiss" style:font-pitch="variable" fo:font-size="9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48in"/>
      </text:list-level-style-number>
      <text:list-level-style-number text:level="4" style:num-format="">
        <style:list-level-properties text:space-before="0.49355in"/>
      </text:list-level-style-number>
      <text:list-level-style-number text:level="5" style:num-format="">
        <style:list-level-properties text:space-before="0.73523in"/>
      </text:list-level-style-number>
      <text:list-level-style-number text:level="6" style:num-format="">
        <style:list-level-properties text:space-before="2.7499in"/>
      </text:list-level-style-number>
      <text:list-level-style-number text:level="7" style:num-format="">
        <style:list-level-properties text:space-before="3.24988in"/>
      </text:list-level-style-number>
      <text:list-level-style-number text:level="8" style:num-format="">
        <style:list-level-properties text:space-before="3.74987in"/>
      </text:list-level-style-number>
      <text:list-level-style-number text:level="9" style:num-format="">
        <style:list-level-properties text:space-before="4.24985in"/>
      </text:list-level-style-number>
    </text:list-style>
    <text:list-style style:name="a1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36in"/>
      </text:list-level-style-number>
      <text:list-level-style-number text:level="4" style:num-format="">
        <style:list-level-properties text:space-before="0.49333in"/>
      </text:list-level-style-number>
      <text:list-level-style-number text:level="5" style:num-format="">
        <style:list-level-properties text:space-before="0.73489in"/>
      </text:list-level-style-number>
      <text:list-level-style-number text:level="6" style:num-format="">
        <style:list-level-properties text:space-before="2.7499in"/>
      </text:list-level-style-number>
      <text:list-level-style-number text:level="7" style:num-format="">
        <style:list-level-properties text:space-before="3.24988in"/>
      </text:list-level-style-number>
      <text:list-level-style-number text:level="8" style:num-format="">
        <style:list-level-properties text:space-before="3.74987in"/>
      </text:list-level-style-number>
      <text:list-level-style-number text:level="9" style:num-format="">
        <style:list-level-properties text:space-before="4.24985in"/>
      </text:list-level-style-number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48in"/>
      </text:list-level-style-number>
      <text:list-level-style-number text:level="4" style:num-format="">
        <style:list-level-properties text:space-before="0.49355in"/>
      </text:list-level-style-number>
      <text:list-level-style-number text:level="5" style:num-format="">
        <style:list-level-properties text:space-before="0.73523in"/>
      </text:list-level-style-number>
      <text:list-level-style-number text:level="6" style:num-format="">
        <style:list-level-properties text:space-before="2.7499in"/>
      </text:list-level-style-number>
      <text:list-level-style-number text:level="7" style:num-format="">
        <style:list-level-properties text:space-before="3.24988in"/>
      </text:list-level-style-number>
      <text:list-level-style-number text:level="8" style:num-format="">
        <style:list-level-properties text:space-before="3.74987in"/>
      </text:list-level-style-number>
      <text:list-level-style-number text:level="9" style:num-format="">
        <style:list-level-properties text:space-before="4.24985in"/>
      </text:list-level-style-number>
    </text:list-style>
    <text:list-style style:name="a1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36in"/>
      </text:list-level-style-number>
      <text:list-level-style-number text:level="4" style:num-format="">
        <style:list-level-properties text:space-before="0.49333in"/>
      </text:list-level-style-number>
      <text:list-level-style-number text:level="5" style:num-format="">
        <style:list-level-properties text:space-before="0.73489in"/>
      </text:list-level-style-number>
      <text:list-level-style-number text:level="6" style:num-format="">
        <style:list-level-properties text:space-before="2.7499in"/>
      </text:list-level-style-number>
      <text:list-level-style-number text:level="7" style:num-format="">
        <style:list-level-properties text:space-before="3.24988in"/>
      </text:list-level-style-number>
      <text:list-level-style-number text:level="8" style:num-format="">
        <style:list-level-properties text:space-before="3.74987in"/>
      </text:list-level-style-number>
      <text:list-level-style-number text:level="9" style:num-format="">
        <style:list-level-properties text:space-before="4.24985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36in"/>
      </text:list-level-style-number>
      <text:list-level-style-number text:level="4" style:num-format="">
        <style:list-level-properties text:space-before="0.49333in"/>
      </text:list-level-style-number>
      <text:list-level-style-number text:level="5" style:num-format="">
        <style:list-level-properties text:space-before="0.73489in"/>
      </text:list-level-style-number>
      <text:list-level-style-number text:level="6" style:num-format="">
        <style:list-level-properties text:space-before="2.7499in"/>
      </text:list-level-style-number>
      <text:list-level-style-number text:level="7" style:num-format="">
        <style:list-level-properties text:space-before="3.24988in"/>
      </text:list-level-style-number>
      <text:list-level-style-number text:level="8" style:num-format="">
        <style:list-level-properties text:space-before="3.74987in"/>
      </text:list-level-style-number>
      <text:list-level-style-number text:level="9" style:num-format="">
        <style:list-level-properties text:space-before="4.24985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48in"/>
      </text:list-level-style-number>
      <text:list-level-style-number text:level="4" style:num-format="">
        <style:list-level-properties text:space-before="0.49355in"/>
      </text:list-level-style-number>
      <text:list-level-style-number text:level="5" style:num-format="">
        <style:list-level-properties text:space-before="0.73523in"/>
      </text:list-level-style-number>
      <text:list-level-style-number text:level="6" style:num-format="">
        <style:list-level-properties text:space-before="2.7499in"/>
      </text:list-level-style-number>
      <text:list-level-style-number text:level="7" style:num-format="">
        <style:list-level-properties text:space-before="3.24988in"/>
      </text:list-level-style-number>
      <text:list-level-style-number text:level="8" style:num-format="">
        <style:list-level-properties text:space-before="3.74987in"/>
      </text:list-level-style-number>
      <text:list-level-style-number text:level="9" style:num-format="">
        <style:list-level-properties text:space-before="4.24985in"/>
      </text:list-level-style-number>
    </text:list-style>
    <text:list-style style:name="a1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36in"/>
      </text:list-level-style-number>
      <text:list-level-style-number text:level="4" style:num-format="">
        <style:list-level-properties text:space-before="0.49333in"/>
      </text:list-level-style-number>
      <text:list-level-style-number text:level="5" style:num-format="">
        <style:list-level-properties text:space-before="0.73489in"/>
      </text:list-level-style-number>
      <text:list-level-style-number text:level="6" style:num-format="">
        <style:list-level-properties text:space-before="2.7499in"/>
      </text:list-level-style-number>
      <text:list-level-style-number text:level="7" style:num-format="">
        <style:list-level-properties text:space-before="3.24988in"/>
      </text:list-level-style-number>
      <text:list-level-style-number text:level="8" style:num-format="">
        <style:list-level-properties text:space-before="3.74987in"/>
      </text:list-level-style-number>
      <text:list-level-style-number text:level="9" style:num-format="">
        <style:list-level-properties text:space-before="4.24985in"/>
      </text:list-level-style-number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48in"/>
      </text:list-level-style-number>
      <text:list-level-style-number text:level="4" style:num-format="">
        <style:list-level-properties text:space-before="0.49355in"/>
      </text:list-level-style-number>
      <text:list-level-style-number text:level="5" style:num-format="">
        <style:list-level-properties text:space-before="0.73523in"/>
      </text:list-level-style-number>
      <text:list-level-style-number text:level="6" style:num-format="">
        <style:list-level-properties text:space-before="2.7499in"/>
      </text:list-level-style-number>
      <text:list-level-style-number text:level="7" style:num-format="">
        <style:list-level-properties text:space-before="3.24988in"/>
      </text:list-level-style-number>
      <text:list-level-style-number text:level="8" style:num-format="">
        <style:list-level-properties text:space-before="3.74987in"/>
      </text:list-level-style-number>
      <text:list-level-style-number text:level="9" style:num-format="">
        <style:list-level-properties text:space-before="4.24985in"/>
      </text:list-level-style-number>
    </text:list-style>
    <text:list-style style:name="a1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263in"/>
      </text:list-level-style-number>
      <text:list-level-style-number text:level="3" style:num-format="">
        <style:list-level-properties text:space-before="0.85776in"/>
      </text:list-level-style-number>
      <text:list-level-style-number text:level="4" style:num-format="">
        <style:list-level-properties text:space-before="1.10284in"/>
      </text:list-level-style-number>
      <text:list-level-style-number text:level="5" style:num-format="">
        <style:list-level-properties text:space-before="1.34791in"/>
      </text:list-level-style-number>
      <text:list-level-style-number text:level="6" style:num-format="">
        <style:list-level-properties text:space-before="2.7499in"/>
      </text:list-level-style-number>
      <text:list-level-style-number text:level="7" style:num-format="">
        <style:list-level-properties text:space-before="3.24988in"/>
      </text:list-level-style-number>
      <text:list-level-style-number text:level="8" style:num-format="">
        <style:list-level-properties text:space-before="3.74987in"/>
      </text:list-level-style-number>
      <text:list-level-style-number text:level="9" style:num-format="">
        <style:list-level-properties text:space-before="4.24985in"/>
      </text:list-level-style-number>
    </text:list-style>
    <text:list-style style:name="a1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508in"/>
      </text:list-level-style-number>
      <text:list-level-style-number text:level="4" style:num-format="">
        <style:list-level-properties text:space-before="0.49015in"/>
      </text:list-level-style-number>
      <text:list-level-style-number text:level="5" style:num-format="">
        <style:list-level-properties text:space-before="0.73523in"/>
      </text:list-level-style-number>
      <text:list-level-style-number text:level="6" style:num-format="">
        <style:list-level-properties text:space-before="2.7499in"/>
      </text:list-level-style-number>
      <text:list-level-style-number text:level="7" style:num-format="">
        <style:list-level-properties text:space-before="3.24988in"/>
      </text:list-level-style-number>
      <text:list-level-style-number text:level="8" style:num-format="">
        <style:list-level-properties text:space-before="3.74987in"/>
      </text:list-level-style-number>
      <text:list-level-style-number text:level="9" style:num-format="">
        <style:list-level-properties text:space-before="4.24985in"/>
      </text:list-level-style-number>
    </text:list-style>
    <text:list-style style:name="a1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36in"/>
      </text:list-level-style-number>
      <text:list-level-style-number text:level="4" style:num-format="">
        <style:list-level-properties text:space-before="0.49333in"/>
      </text:list-level-style-number>
      <text:list-level-style-number text:level="5" style:num-format="">
        <style:list-level-properties text:space-before="0.73489in"/>
      </text:list-level-style-number>
      <text:list-level-style-number text:level="6" style:num-format="">
        <style:list-level-properties text:space-before="2.7499in"/>
      </text:list-level-style-number>
      <text:list-level-style-number text:level="7" style:num-format="">
        <style:list-level-properties text:space-before="3.24988in"/>
      </text:list-level-style-number>
      <text:list-level-style-number text:level="8" style:num-format="">
        <style:list-level-properties text:space-before="3.74987in"/>
      </text:list-level-style-number>
      <text:list-level-style-number text:level="9" style:num-format="">
        <style:list-level-properties text:space-before="4.24985in"/>
      </text:list-level-style-number>
    </text:list-style>
    <text:list-style style:name="a1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4836in"/>
      </text:list-level-style-number>
      <text:list-level-style-number text:level="4" style:num-format="">
        <style:list-level-properties text:space-before="0.49333in"/>
      </text:list-level-style-number>
      <text:list-level-style-number text:level="5" style:num-format="">
        <style:list-level-properties text:space-before="0.73489in"/>
      </text:list-level-style-number>
      <text:list-level-style-number text:level="6" style:num-format="">
        <style:list-level-properties text:space-before="2.7499in"/>
      </text:list-level-style-number>
      <text:list-level-style-number text:level="7" style:num-format="">
        <style:list-level-properties text:space-before="3.24988in"/>
      </text:list-level-style-number>
      <text:list-level-style-number text:level="8" style:num-format="">
        <style:list-level-properties text:space-before="3.74987in"/>
      </text:list-level-style-number>
      <text:list-level-style-number text:level="9" style:num-format="">
        <style:list-level-properties text:space-before="4.24985in"/>
      </text:list-level-style-number>
    </text:list-style>
    <number:date-style xmlns:number="urn:oasis:names:tc:opendocument:xmlns:datastyle:1.0" style:name="a7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otnet_Template" style:page-layout-name="pageLayout1" draw:style-name="a0">
      <draw:frame draw:id="id0" presentation:style-name="a3" draw:name="Title Placeholder 1" svg:x="0.29444in" svg:y="0.31661in" svg:width="12.74698in" svg:height="0.98389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3" svg:x="0.29445in" svg:y="1.3005in" svg:width="12.74445in" svg:height="2.2441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g draw:name="Group 2" draw:id="id2">
        <svg:title/>
        <svg:desc/>
        <draw:g draw:name="Group 17" draw:id="id3">
          <svg:title/>
          <svg:desc/>
          <draw:g draw:name="Group 25" draw:id="id5">
            <svg:title/>
            <svg:desc/>
            <draw:custom-shape svg:width="0.9328in" svg:height="0.31066in" draw:id="id12" draw:style-name="a59" draw:transform="translate(-0.4664in -0.15533in) rotate(-1.5708) translate(14.04827in 0.47539in)" draw:name="Rectangle 44">
              <svg:title/>
              <svg:desc/>
              <text:p text:style-name="a54" text:class-names="" text:cond-style-name=""><text:span text:style-name="a53" text:class-names="">Blue</text:span></text:p>
              <text:p text:style-name="a58" text:class-names="" text:cond-style-name=""><text:span text:style-name="a55" text:class-names="">R:</text:span><text:span text:style-name="a56" text:class-names="">0 G:120 B:215</text:span><text:span text:style-name="a5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3" draw:style-name="a66" draw:transform="translate(-0.4664in -0.15533in) rotate(-1.5708) translate(14.04827in 2.44099in)" draw:name="Rectangle 36">
              <svg:title/>
              <svg:desc/>
              <text:p text:style-name="a61" text:class-names="" text:cond-style-name=""><text:span text:style-name="a60" text:class-names="">Cyan</text:span></text:p>
              <text:p text:style-name="a65" text:class-names="" text:cond-style-name=""><text:span text:style-name="a62" text:class-names="">R:</text:span><text:span text:style-name="a63" text:class-names="">0 G:188 B:242</text:span><text:span text:style-name="a6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4" draw:style-name="a73" draw:transform="translate(-0.4664in -0.15533in) rotate(-1.5708) translate(13.68432in 0.47539in)" draw:name="Rectangle 40">
              <svg:title/>
              <svg:desc/>
              <text:p text:style-name="a68" text:class-names="" text:cond-style-name=""><text:span text:style-name="a67" text:class-names="">Light Gray</text:span></text:p>
              <text:p text:style-name="a72" text:class-names="" text:cond-style-name=""><text:span text:style-name="a69" text:class-names="">R:</text:span><text:span text:style-name="a70" text:class-names="">210 G:210 B:210</text:span><text:span text:style-name="a7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5" draw:style-name="a80" draw:transform="translate(-0.4664in -0.15533in) rotate(-1.5708) translate(14.04827in 1.46051in)" draw:name="Rectangle 41">
              <svg:title/>
              <svg:desc/>
              <text:p text:style-name="a75" text:class-names="" text:cond-style-name=""><text:span text:style-name="a74" text:class-names="">Purple</text:span></text:p>
              <text:p text:style-name="a79" text:class-names="" text:cond-style-name=""><text:span text:style-name="a76" text:class-names="">R:92</text:span><text:span text:style-name="a77" text:class-names=""><text:s text:c="1"/>G:45 B:145</text:span><text:span text:style-name="a7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6" draw:style-name="a87" draw:transform="translate(-0.4664in -0.15533in) rotate(-1.5708) translate(13.68432in 2.43379in)" draw:name="Rectangle 42">
              <svg:title/>
              <svg:desc/>
              <text:p text:style-name="a82" text:class-names="" text:cond-style-name=""><text:span text:style-name="a81" text:class-names="">Dark Gray</text:span></text:p>
              <text:p text:style-name="a86" text:class-names="" text:cond-style-name=""><text:span text:style-name="a83" text:class-names="">R:</text:span><text:span text:style-name="a84" text:class-names="">80 G:80 B:80</text:span><text:span text:style-name="a8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7" draw:style-name="a94" draw:transform="translate(-0.4664in -0.15533in) rotate(-1.5708) translate(13.68432in 1.46051in)" draw:name="Rectangle 43">
              <svg:title/>
              <svg:desc/>
              <text:p text:style-name="a89" text:class-names="" text:cond-style-name=""><text:span text:style-name="a88" text:class-names="">Gray</text:span></text:p>
              <text:p text:style-name="a93" text:class-names="" text:cond-style-name=""><text:span text:style-name="a90" text:class-names="">R:</text:span><text:span text:style-name="a91" text:class-names="">115 G:115 B:115</text:span><text:span text:style-name="a9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oup 26" draw:id="id6">
            <svg:title/>
            <svg:desc/>
            <draw:custom-shape svg:width="0.9328in" svg:height="0.31066in" draw:id="id9" draw:style-name="a39" draw:transform="translate(-0.4664in -0.15533in) rotate(-1.5708) translate(13.68432in 4.73685in)" draw:name="Rectangle 32">
              <svg:title/>
              <svg:desc/>
              <text:p text:style-name="a36" text:class-names="" text:cond-style-name=""><text:span text:style-name="a35" text:class-names="">Yellow</text:span></text:p>
              <text:p text:style-name="a38" text:class-names="" text:cond-style-name=""><text:span text:style-name="a37" text:class-names="">R:255 G:185 B: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0" draw:style-name="a45" draw:transform="translate(-0.4664in -0.15533in) rotate(-1.5708) translate(13.68432in 5.71733in)" draw:name="Rectangle 33">
              <svg:title/>
              <svg:desc/>
              <text:p text:style-name="a41" text:class-names="" text:cond-style-name=""><text:span text:style-name="a40" text:class-names="">Orange</text:span></text:p>
              <text:p text:style-name="a44" text:class-names="" text:cond-style-name=""><text:span text:style-name="a42" text:class-names="">R:</text:span><text:span text:style-name="a43" text:class-names="">216 G:59 B:1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1" draw:style-name="a52" draw:transform="translate(-0.4664in -0.15533in) rotate(-1.5708) translate(14.04827in 2.44099in)" draw:name="Rectangle 34">
              <svg:title/>
              <svg:desc/>
              <text:p text:style-name="a47" text:class-names="" text:cond-style-name=""><text:span text:style-name="a46" text:class-names="">Teal</text:span></text:p>
              <text:p text:style-name="a51" text:class-names="" text:cond-style-name=""><text:span text:style-name="a48" text:class-names="">R:0</text:span><text:span text:style-name="a49" text:class-names=""><text:s text:c="1"/>G:130 B:114</text:span><text:span text:style-name="a5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frame draw:id="id7" draw:style-name="a29" draw:transform="translate(-0.45247in -0.1752in) rotate(-1.5708) translate(14.37684in 0.45223in)" draw:name="TextBox 27" svg:width="0.90493in" svg:height="0.3504in">
            <draw:text-box>
              <text:p text:style-name="a28" text:class-names="" text:cond-style-name=""><text:span text:style-name="a27" text:class-names="">Main colors</text:span></text:p>
            </draw:text-box>
            <svg:title/>
            <svg:desc/>
          </draw:frame>
          <draw:frame draw:id="id8" draw:style-name="a34" draw:transform="translate(-1.41928in -0.1752in) rotate(-1.5708) translate(14.01289in 4.70957in)" draw:name="TextBox 31" svg:width="2.83856in" svg:height="0.3504in">
            <draw:text-box>
              <text:p text:style-name="a33" text:class-names="" text:cond-style-name=""><text:span text:style-name="a30" text:class-names="">Secondary colors (use only when</text:span><text:span text:style-name="a31" text:class-names=""><text:s text:c="1"/>necessary)</text:span><text:span text:style-name="a32" text:class-names=""/></text:p>
            </draw:text-box>
            <svg:title/>
            <svg:desc/>
          </draw:frame>
        </draw:g>
        <draw:custom-shape svg:width="0.9328in" svg:height="0.31066in" draw:id="id4" draw:style-name="a26" draw:transform="translate(-0.4664in -0.15533in) rotate(-1.5708) translate(13.68432in 3.75413in)" draw:name="Rectangle 18">
          <svg:title/>
          <svg:desc/>
          <text:p text:style-name="a21" text:class-names="" text:cond-style-name=""><text:span text:style-name="a20" text:class-names="">Cyan</text:span></text:p>
          <text:p text:style-name="a25" text:class-names="" text:cond-style-name=""><text:span text:style-name="a22" text:class-names="">R:</text:span><text:span text:style-name="a23" text:class-names="">0 G:188 B:242</text:span><text:span text:style-name="a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presentation:notes style:page-layout-name="pageLayout2" draw:style-name="a126">
        <draw:frame draw:id="id18" presentation:style-name="a97" draw:name="Header Placeholder 1" svg:x="0in" svg:y="0in" svg:width="3.25in" svg:height="0.50174in" presentation:class="header" presentation:placeholder="false">
          <draw:text-box>
            <text:p text:style-name="a96" text:class-names="" text:cond-style-name=""><text:span text:style-name="a95" text:class-names=""/></text:p>
          </draw:text-box>
          <svg:title/>
          <svg:desc/>
        </draw:frame>
        <draw:frame draw:id="id19" presentation:style-name="a102" draw:name="Date Placeholder 2" svg:x="4.24826in" svg:y="0in" svg:width="3.25in" svg:height="0.50174in" presentation:class="date-time" presentation:placeholder="false">
          <draw:text-box>
            <text:p text:style-name="a101" text:class-names="" text:cond-style-name=""><text:span text:style-name="a98" text:class-names=""><text:date text:fixed="false" style:data-style-name="a99">9/5/2019</text:date></text:span><text:span text:style-name="a100" text:class-names=""/></text:p>
          </draw:text-box>
          <svg:title/>
          <svg:desc/>
        </draw:frame>
        <draw:page-thumbnail svg:x="0.75in" svg:y="1.25in" svg:width="6in" svg:height="3.375in" presentation:class="page" draw:id="id20" presentation:style-name="a103" draw:name="Slide Image Placeholder 3">
          <svg:title/>
          <svg:desc/>
        </draw:page-thumbnail>
        <draw:frame draw:id="id21" presentation:style-name="a118" draw:name="Notes Placeholder 4" svg:x="0.75in" svg:y="4.8125in" svg:width="6in" svg:height="3.9375in" presentation:class="notes" presentation:placeholder="false">
          <draw:text-box>
            <text:p text:style-name="a105" text:class-names="" text:cond-style-name=""><text:span text:style-name="a104" text:class-names="">Edit Master text styles</text:span></text:p>
            <text:list text:style-name="a108">
              <text:list-item>
                <text:list text:style-name="a108">
                  <text:list-item>
                    <text:p text:style-name="a107" text:class-names="" text:cond-style-name=""><text:span text:style-name="a106" text:class-names="">Second level</text:span></text:p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p text:style-name="a110" text:class-names="" text:cond-style-name=""><text:span text:style-name="a1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p text:style-name="a113" text:class-names="" text:cond-style-name=""><text:span text:style-name="a1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list text:style-name="a117">
                              <text:list-item>
                                <text:p text:style-name="a116" text:class-names="" text:cond-style-name=""><text:span text:style-name="a1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121" draw:name="Footer Placeholder 5" svg:x="0in" svg:y="9.49826in" svg:width="3.25in" svg:height="0.50174in" presentation:class="foot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23" presentation:style-name="a125" draw:name="Slide Number Placeholder 6" svg:x="4.24826in" svg:y="9.49826in" svg:width="3.25in" svg:height="0.50174in" presentation:class="page-number" presentation:placeholder="false">
          <draw:text-box>
            <text:p text:style-name="a124" text:class-names="" text:cond-style-name=""><text:span text:style-name="a122" text:class-names=""><text:page-number style:num-format="1" text:fixed="false">‹#›</text:page-number></text:span><text:span text:style-name="a123" text:class-names=""/></text:p>
          </draw:text-box>
          <svg:title/>
          <svg:desc/>
        </draw:frame>
      </presentation:notes>
    </style:master-page>
    <style:master-page style:name="Master1-Layout1-cust-Walkin" style:page-layout-name="pageLayout1" draw:style-name="a127">
      <draw:g draw:name="Group 4" draw:id="id24">
        <svg:title/>
        <svg:desc/>
        <draw:g draw:name="Group 5" draw:id="id28">
          <svg:title/>
          <svg:desc/>
          <draw:g draw:name="Group 7" draw:id="id30">
            <svg:title/>
            <svg:desc/>
            <draw:custom-shape svg:width="0.9328in" svg:height="0.31066in" draw:id="id37" draw:layer="Master1-bg" draw:style-name="a172" draw:transform="translate(-0.4664in -0.15533in) rotate(-1.5708) translate(14.04827in 0.47539in)" draw:name="Rectangle 14">
              <svg:title/>
              <svg:desc/>
              <text:p text:style-name="a167" text:class-names="" text:cond-style-name=""><text:span text:style-name="a166" text:class-names="">Blue</text:span></text:p>
              <text:p text:style-name="a171" text:class-names="" text:cond-style-name=""><text:span text:style-name="a168" text:class-names="">R:</text:span><text:span text:style-name="a169" text:class-names="">0 G:120 B:215</text:span><text:span text:style-name="a17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38" draw:layer="Master1-bg" draw:style-name="a179" draw:transform="translate(-0.4664in -0.15533in) rotate(-1.5708) translate(14.04827in 2.44099in)" draw:name="Rectangle 15">
              <svg:title/>
              <svg:desc/>
              <text:p text:style-name="a174" text:class-names="" text:cond-style-name=""><text:span text:style-name="a173" text:class-names="">Cyan</text:span></text:p>
              <text:p text:style-name="a178" text:class-names="" text:cond-style-name=""><text:span text:style-name="a175" text:class-names="">R:</text:span><text:span text:style-name="a176" text:class-names="">0 G:188 B:242</text:span><text:span text:style-name="a17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39" draw:layer="Master1-bg" draw:style-name="a186" draw:transform="translate(-0.4664in -0.15533in) rotate(-1.5708) translate(13.68432in 0.47539in)" draw:name="Rectangle 16">
              <svg:title/>
              <svg:desc/>
              <text:p text:style-name="a181" text:class-names="" text:cond-style-name=""><text:span text:style-name="a180" text:class-names="">Light Gray</text:span></text:p>
              <text:p text:style-name="a185" text:class-names="" text:cond-style-name=""><text:span text:style-name="a182" text:class-names="">R:</text:span><text:span text:style-name="a183" text:class-names="">210 G:210 B:210</text:span><text:span text:style-name="a18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40" draw:layer="Master1-bg" draw:style-name="a193" draw:transform="translate(-0.4664in -0.15533in) rotate(-1.5708) translate(14.04827in 1.46051in)" draw:name="Rectangle 17">
              <svg:title/>
              <svg:desc/>
              <text:p text:style-name="a188" text:class-names="" text:cond-style-name=""><text:span text:style-name="a187" text:class-names="">Purple</text:span></text:p>
              <text:p text:style-name="a192" text:class-names="" text:cond-style-name=""><text:span text:style-name="a189" text:class-names="">R:92</text:span><text:span text:style-name="a190" text:class-names=""><text:s text:c="1"/>G:45 B:145</text:span><text:span text:style-name="a19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41" draw:layer="Master1-bg" draw:style-name="a200" draw:transform="translate(-0.4664in -0.15533in) rotate(-1.5708) translate(13.68432in 2.43379in)" draw:name="Rectangle 19">
              <svg:title/>
              <svg:desc/>
              <text:p text:style-name="a195" text:class-names="" text:cond-style-name=""><text:span text:style-name="a194" text:class-names="">Dark Gray</text:span></text:p>
              <text:p text:style-name="a199" text:class-names="" text:cond-style-name=""><text:span text:style-name="a196" text:class-names="">R:</text:span><text:span text:style-name="a197" text:class-names="">80 G:80 B:80</text:span><text:span text:style-name="a19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42" draw:layer="Master1-bg" draw:style-name="a207" draw:transform="translate(-0.4664in -0.15533in) rotate(-1.5708) translate(13.68432in 1.46051in)" draw:name="Rectangle 20">
              <svg:title/>
              <svg:desc/>
              <text:p text:style-name="a202" text:class-names="" text:cond-style-name=""><text:span text:style-name="a201" text:class-names="">Gray</text:span></text:p>
              <text:p text:style-name="a206" text:class-names="" text:cond-style-name=""><text:span text:style-name="a203" text:class-names="">R:</text:span><text:span text:style-name="a204" text:class-names="">115 G:115 B:115</text:span><text:span text:style-name="a20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oup 8" draw:id="id31">
            <svg:title/>
            <svg:desc/>
            <draw:custom-shape svg:width="0.9328in" svg:height="0.31066in" draw:id="id34" draw:layer="Master1-bg" draw:style-name="a152" draw:transform="translate(-0.4664in -0.15533in) rotate(-1.5708) translate(13.68432in 4.73685in)" draw:name="Rectangle 11">
              <svg:title/>
              <svg:desc/>
              <text:p text:style-name="a149" text:class-names="" text:cond-style-name=""><text:span text:style-name="a148" text:class-names="">Yellow</text:span></text:p>
              <text:p text:style-name="a151" text:class-names="" text:cond-style-name=""><text:span text:style-name="a150" text:class-names="">R:255 G:185 B: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35" draw:layer="Master1-bg" draw:style-name="a158" draw:transform="translate(-0.4664in -0.15533in) rotate(-1.5708) translate(13.68432in 5.71733in)" draw:name="Rectangle 12">
              <svg:title/>
              <svg:desc/>
              <text:p text:style-name="a154" text:class-names="" text:cond-style-name=""><text:span text:style-name="a153" text:class-names="">Orange</text:span></text:p>
              <text:p text:style-name="a157" text:class-names="" text:cond-style-name=""><text:span text:style-name="a155" text:class-names="">R:</text:span><text:span text:style-name="a156" text:class-names="">216 G:59 B:1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36" draw:layer="Master1-bg" draw:style-name="a165" draw:transform="translate(-0.4664in -0.15533in) rotate(-1.5708) translate(14.04827in 2.44099in)" draw:name="Rectangle 13">
              <svg:title/>
              <svg:desc/>
              <text:p text:style-name="a160" text:class-names="" text:cond-style-name=""><text:span text:style-name="a159" text:class-names="">Teal</text:span></text:p>
              <text:p text:style-name="a164" text:class-names="" text:cond-style-name=""><text:span text:style-name="a161" text:class-names="">R:0</text:span><text:span text:style-name="a162" text:class-names=""><text:s text:c="1"/>G:130 B:114</text:span><text:span text:style-name="a16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frame draw:id="id32" draw:layer="Master1-bg" draw:style-name="a142" draw:transform="translate(-0.45247in -0.1752in) rotate(-1.5708) translate(14.37684in 0.45223in)" draw:name="TextBox 9" svg:width="0.90493in" svg:height="0.3504in">
            <draw:text-box>
              <text:p text:style-name="a141" text:class-names="" text:cond-style-name=""><text:span text:style-name="a140" text:class-names="">Main colors</text:span></text:p>
            </draw:text-box>
            <svg:title/>
            <svg:desc/>
          </draw:frame>
          <draw:frame draw:id="id33" draw:layer="Master1-bg" draw:style-name="a147" draw:transform="translate(-1.41928in -0.1752in) rotate(-1.5708) translate(14.01289in 4.70957in)" draw:name="TextBox 10" svg:width="2.83856in" svg:height="0.3504in">
            <draw:text-box>
              <text:p text:style-name="a146" text:class-names="" text:cond-style-name=""><text:span text:style-name="a143" text:class-names="">Secondary colors (use only when</text:span><text:span text:style-name="a144" text:class-names=""><text:s text:c="1"/>necessary)</text:span><text:span text:style-name="a145" text:class-names=""/></text:p>
            </draw:text-box>
            <svg:title/>
            <svg:desc/>
          </draw:frame>
        </draw:g>
        <draw:custom-shape svg:width="0.9328in" svg:height="0.31066in" draw:id="id29" draw:layer="Master1-bg" draw:style-name="a139" draw:transform="translate(-0.4664in -0.15533in) rotate(-1.5708) translate(13.68432in 3.75413in)" draw:name="Rectangle 6">
          <svg:title/>
          <svg:desc/>
          <text:p text:style-name="a134" text:class-names="" text:cond-style-name=""><text:span text:style-name="a133" text:class-names="">Cyan</text:span></text:p>
          <text:p text:style-name="a138" text:class-names="" text:cond-style-name=""><text:span text:style-name="a135" text:class-names="">R:</text:span><text:span text:style-name="a136" text:class-names="">0 G:188 B:242</text:span><text:span text:style-name="a1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5" draw:style-name="a128" draw:name="Picture 3" svg:x="0in" svg:y="0.26042in" svg:width="13.33333in" svg:height="6.97917in" style:rel-width="scale" style:rel-height="scale">
        <draw:image xlink:href="media/image1.png" xlink:type="simple" xlink:show="embed" xlink:actuate="onLoad"/>
        <svg:title/>
        <svg:desc/>
      </draw:frame>
      <draw:frame draw:id="id26" draw:layer="Invisible" draw:style-name="a129" draw:name="Picture 18" svg:x="0.49235in" svg:y="6.69198in" svg:width="1.37071in" svg:height="0.29395in" style:rel-width="scale" style:rel-height="scale">
        <draw:image xlink:href="media/image2.emf" xlink:type="simple" xlink:show="embed" xlink:actuate="onLoad"/>
        <svg:title/>
        <svg:desc/>
      </draw:frame>
      <draw:frame draw:id="id27" draw:style-name="a132" draw:name="TextBox 1" svg:x="9in" svg:y="6.40385in" svg:width="3.51923in" svg:height="0.68664in">
        <draw:text-box>
          <text:p text:style-name="a131" text:class-names="" text:cond-style-name=""><text:span text:style-name="a130" text:class-names="">www.dotnetconf.net<text:s text:c="1"/></text:span></text:p>
        </draw:text-box>
        <svg:title/>
        <svg:desc/>
      </draw:frame>
      <presentation:notes style:page-layout-name="pageLayout2" draw:style-name="a239">
        <draw:frame draw:id="id18" presentation:style-name="a210" draw:name="Header Placeholder 1" svg:x="0in" svg:y="0in" svg:width="3.25in" svg:height="0.50174in" presentation:class="head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9" presentation:style-name="a215" draw:name="Date Placeholder 2" svg:x="4.24826in" svg:y="0in" svg:width="3.25in" svg:height="0.50174in" presentation:class="date-time" presentation:placeholder="false">
          <draw:text-box>
            <text:p text:style-name="a214" text:class-names="" text:cond-style-name=""><text:span text:style-name="a211" text:class-names=""><text:date text:fixed="false" style:data-style-name="a212">9/5/2019</text:date></text:span><text:span text:style-name="a213" text:class-names=""/></text:p>
          </draw:text-box>
          <svg:title/>
          <svg:desc/>
        </draw:frame>
        <draw:page-thumbnail svg:x="0.75in" svg:y="1.25in" svg:width="6in" svg:height="3.375in" presentation:class="page" draw:id="id20" presentation:style-name="a216" draw:name="Slide Image Placeholder 3">
          <svg:title/>
          <svg:desc/>
        </draw:page-thumbnail>
        <draw:frame draw:id="id21" presentation:style-name="a231" draw:name="Notes Placeholder 4" svg:x="0.75in" svg:y="4.8125in" svg:width="6in" svg:height="3.9375in" presentation:class="notes" presentation:placeholder="false">
          <draw:text-box>
            <text:p text:style-name="a218" text:class-names="" text:cond-style-name=""><text:span text:style-name="a217" text:class-names="">Edit Master text styles</text:span></text:p>
            <text:list text:style-name="a221">
              <text:list-item>
                <text:list text:style-name="a221">
                  <text:list-item>
                    <text:p text:style-name="a220" text:class-names="" text:cond-style-name=""><text:span text:style-name="a219" text:class-names="">Second level</text:span></text:p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p text:style-name="a223" text:class-names="" text:cond-style-name=""><text:span text:style-name="a2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list text:style-name="a227">
                          <text:list-item>
                            <text:p text:style-name="a226" text:class-names="" text:cond-style-name=""><text:span text:style-name="a2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list text:style-name="a230">
                          <text:list-item>
                            <text:list text:style-name="a230">
                              <text:list-item>
                                <text:p text:style-name="a229" text:class-names="" text:cond-style-name=""><text:span text:style-name="a22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234" draw:name="Footer Placeholder 5" svg:x="0in" svg:y="9.49826in" svg:width="3.25in" svg:height="0.50174in" presentation:class="footer" presentation:placeholder="false">
          <draw:text-box>
            <text:p text:style-name="a233" text:class-names="" text:cond-style-name=""><text:span text:style-name="a232" text:class-names=""/></text:p>
          </draw:text-box>
          <svg:title/>
          <svg:desc/>
        </draw:frame>
        <draw:frame draw:id="id23" presentation:style-name="a238" draw:name="Slide Number Placeholder 6" svg:x="4.24826in" svg:y="9.49826in" svg:width="3.25in" svg:height="0.50174in" presentation:class="page-number" presentation:placeholder="false">
          <draw:text-box>
            <text:p text:style-name="a237" text:class-names="" text:cond-style-name=""><text:span text:style-name="a235" text:class-names=""><text:page-number style:num-format="1" text:fixed="false">‹#›</text:page-number></text:span><text:span text:style-name="a236" text:class-names=""/></text:p>
          </draw:text-box>
          <svg:title/>
          <svg:desc/>
        </draw:frame>
      </presentation:notes>
    </style:master-page>
    <style:master-page style:name="Master1-Layout2-cust-Title-Slide---1" style:page-layout-name="pageLayout1" draw:style-name="a240">
      <draw:g draw:name="Group 8" draw:id="id43">
        <svg:title/>
        <svg:desc/>
        <draw:g draw:name="Group 11" draw:id="id51">
          <svg:title/>
          <svg:desc/>
          <draw:g draw:name="Group 16" draw:id="id53">
            <svg:title/>
            <svg:desc/>
            <draw:custom-shape svg:width="0.9328in" svg:height="0.31066in" draw:id="id60" draw:layer="Master1-bg" draw:style-name="a294" draw:transform="translate(-0.4664in -0.15533in) rotate(-1.5708) translate(14.04827in 0.47539in)" draw:name="Rectangle 24">
              <svg:title/>
              <svg:desc/>
              <text:p text:style-name="a289" text:class-names="" text:cond-style-name=""><text:span text:style-name="a288" text:class-names="">Blue</text:span></text:p>
              <text:p text:style-name="a293" text:class-names="" text:cond-style-name=""><text:span text:style-name="a290" text:class-names="">R:</text:span><text:span text:style-name="a291" text:class-names="">0 G:120 B:215</text:span><text:span text:style-name="a29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61" draw:layer="Master1-bg" draw:style-name="a301" draw:transform="translate(-0.4664in -0.15533in) rotate(-1.5708) translate(14.04827in 2.44099in)" draw:name="Rectangle 25">
              <svg:title/>
              <svg:desc/>
              <text:p text:style-name="a296" text:class-names="" text:cond-style-name=""><text:span text:style-name="a295" text:class-names="">Cyan</text:span></text:p>
              <text:p text:style-name="a300" text:class-names="" text:cond-style-name=""><text:span text:style-name="a297" text:class-names="">R:</text:span><text:span text:style-name="a298" text:class-names="">0 G:188 B:242</text:span><text:span text:style-name="a29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62" draw:layer="Master1-bg" draw:style-name="a308" draw:transform="translate(-0.4664in -0.15533in) rotate(-1.5708) translate(13.68432in 0.47539in)" draw:name="Rectangle 26">
              <svg:title/>
              <svg:desc/>
              <text:p text:style-name="a303" text:class-names="" text:cond-style-name=""><text:span text:style-name="a302" text:class-names="">Light Gray</text:span></text:p>
              <text:p text:style-name="a307" text:class-names="" text:cond-style-name=""><text:span text:style-name="a304" text:class-names="">R:</text:span><text:span text:style-name="a305" text:class-names="">210 G:210 B:210</text:span><text:span text:style-name="a30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63" draw:layer="Master1-bg" draw:style-name="a315" draw:transform="translate(-0.4664in -0.15533in) rotate(-1.5708) translate(14.04827in 1.46051in)" draw:name="Rectangle 27">
              <svg:title/>
              <svg:desc/>
              <text:p text:style-name="a310" text:class-names="" text:cond-style-name=""><text:span text:style-name="a309" text:class-names="">Purple</text:span></text:p>
              <text:p text:style-name="a314" text:class-names="" text:cond-style-name=""><text:span text:style-name="a311" text:class-names="">R:92</text:span><text:span text:style-name="a312" text:class-names=""><text:s text:c="1"/>G:45 B:145</text:span><text:span text:style-name="a31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64" draw:layer="Master1-bg" draw:style-name="a322" draw:transform="translate(-0.4664in -0.15533in) rotate(-1.5708) translate(13.68432in 2.43379in)" draw:name="Rectangle 28">
              <svg:title/>
              <svg:desc/>
              <text:p text:style-name="a317" text:class-names="" text:cond-style-name=""><text:span text:style-name="a316" text:class-names="">Dark Gray</text:span></text:p>
              <text:p text:style-name="a321" text:class-names="" text:cond-style-name=""><text:span text:style-name="a318" text:class-names="">R:</text:span><text:span text:style-name="a319" text:class-names="">80 G:80 B:80</text:span><text:span text:style-name="a32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65" draw:layer="Master1-bg" draw:style-name="a329" draw:transform="translate(-0.4664in -0.15533in) rotate(-1.5708) translate(13.68432in 1.46051in)" draw:name="Rectangle 29">
              <svg:title/>
              <svg:desc/>
              <text:p text:style-name="a324" text:class-names="" text:cond-style-name=""><text:span text:style-name="a323" text:class-names="">Gray</text:span></text:p>
              <text:p text:style-name="a328" text:class-names="" text:cond-style-name=""><text:span text:style-name="a325" text:class-names="">R:</text:span><text:span text:style-name="a326" text:class-names="">115 G:115 B:115</text:span><text:span text:style-name="a32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oup 18" draw:id="id54">
            <svg:title/>
            <svg:desc/>
            <draw:custom-shape svg:width="0.9328in" svg:height="0.31066in" draw:id="id57" draw:layer="Master1-bg" draw:style-name="a274" draw:transform="translate(-0.4664in -0.15533in) rotate(-1.5708) translate(13.68432in 4.73685in)" draw:name="Rectangle 21">
              <svg:title/>
              <svg:desc/>
              <text:p text:style-name="a271" text:class-names="" text:cond-style-name=""><text:span text:style-name="a270" text:class-names="">Yellow</text:span></text:p>
              <text:p text:style-name="a273" text:class-names="" text:cond-style-name=""><text:span text:style-name="a272" text:class-names="">R:255 G:185 B: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58" draw:layer="Master1-bg" draw:style-name="a280" draw:transform="translate(-0.4664in -0.15533in) rotate(-1.5708) translate(13.68432in 5.71733in)" draw:name="Rectangle 22">
              <svg:title/>
              <svg:desc/>
              <text:p text:style-name="a276" text:class-names="" text:cond-style-name=""><text:span text:style-name="a275" text:class-names="">Orange</text:span></text:p>
              <text:p text:style-name="a279" text:class-names="" text:cond-style-name=""><text:span text:style-name="a277" text:class-names="">R:</text:span><text:span text:style-name="a278" text:class-names="">216 G:59 B:1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59" draw:layer="Master1-bg" draw:style-name="a287" draw:transform="translate(-0.4664in -0.15533in) rotate(-1.5708) translate(14.04827in 2.44099in)" draw:name="Rectangle 23">
              <svg:title/>
              <svg:desc/>
              <text:p text:style-name="a282" text:class-names="" text:cond-style-name=""><text:span text:style-name="a281" text:class-names="">Teal</text:span></text:p>
              <text:p text:style-name="a286" text:class-names="" text:cond-style-name=""><text:span text:style-name="a283" text:class-names="">R:0</text:span><text:span text:style-name="a284" text:class-names=""><text:s text:c="1"/>G:130 B:114</text:span><text:span text:style-name="a28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frame draw:id="id55" draw:layer="Master1-bg" draw:style-name="a264" draw:transform="translate(-0.45247in -0.1752in) rotate(-1.5708) translate(14.37684in 0.45223in)" draw:name="TextBox 19" svg:width="0.90493in" svg:height="0.3504in">
            <draw:text-box>
              <text:p text:style-name="a263" text:class-names="" text:cond-style-name=""><text:span text:style-name="a262" text:class-names="">Main colors</text:span></text:p>
            </draw:text-box>
            <svg:title/>
            <svg:desc/>
          </draw:frame>
          <draw:frame draw:id="id56" draw:layer="Master1-bg" draw:style-name="a269" draw:transform="translate(-1.41928in -0.1752in) rotate(-1.5708) translate(14.01289in 4.70957in)" draw:name="TextBox 20" svg:width="2.83856in" svg:height="0.3504in">
            <draw:text-box>
              <text:p text:style-name="a268" text:class-names="" text:cond-style-name=""><text:span text:style-name="a265" text:class-names="">Secondary colors (use only when</text:span><text:span text:style-name="a266" text:class-names=""><text:s text:c="1"/>necessary)</text:span><text:span text:style-name="a267" text:class-names=""/></text:p>
            </draw:text-box>
            <svg:title/>
            <svg:desc/>
          </draw:frame>
        </draw:g>
        <draw:custom-shape svg:width="0.9328in" svg:height="0.31066in" draw:id="id52" draw:layer="Master1-bg" draw:style-name="a261" draw:transform="translate(-0.4664in -0.15533in) rotate(-1.5708) translate(13.68432in 3.75413in)" draw:name="Rectangle 14">
          <svg:title/>
          <svg:desc/>
          <text:p text:style-name="a256" text:class-names="" text:cond-style-name=""><text:span text:style-name="a255" text:class-names="">Cyan</text:span></text:p>
          <text:p text:style-name="a260" text:class-names="" text:cond-style-name=""><text:span text:style-name="a257" text:class-names="">R:</text:span><text:span text:style-name="a258" text:class-names="">0 G:188 B:242</text:span><text:span text:style-name="a2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44" draw:style-name="a241" draw:name="Graphic 10" svg:x="0in" svg:y="0in" svg:width="13.33333in" svg:height="7.5in" style:rel-width="scale" style:rel-height="scale">
        <draw:image xlink:href="media/image3.svg" xlink:type="simple" xlink:show="embed" xlink:actuate="onLoad"/>
        <svg:title/>
        <svg:desc/>
      </draw:frame>
      <draw:frame draw:id="id45" draw:style-name="a242" draw:name="Graphic 9" svg:x="0.0125in" svg:y="0in" svg:width="13.30833in" svg:height="7.5in" style:rel-width="scale" style:rel-height="scale">
        <draw:image xlink:href="media/image4.svg" xlink:type="simple" xlink:show="embed" xlink:actuate="onLoad"/>
        <svg:title/>
        <svg:desc/>
      </draw:frame>
      <draw:custom-shape svg:x="0.0125in" svg:y="1.92308in" svg:width="13.33333in" svg:height="3.76923in" draw:id="id46" draw:style-name="a245" draw:name="Rectangle 17">
        <svg:title/>
        <svg:desc/>
        <text:p text:style-name="a244" text:class-names="" text:cond-style-name=""><text:span text:style-name="a2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7" draw:layer="Invisible" draw:style-name="a246" draw:name="Picture 15" svg:x="0.49235in" svg:y="6.69198in" svg:width="1.37071in" svg:height="0.29395in" style:rel-width="scale" style:rel-height="scale">
        <draw:image xlink:href="media/image2.emf" xlink:type="simple" xlink:show="embed" xlink:actuate="onLoad"/>
        <svg:title/>
        <svg:desc/>
      </draw:frame>
      <draw:frame draw:id="id48" draw:style-name="a247" draw:name="Graphic 6" svg:x="10.88056in" svg:y="4.06178in" svg:width="2.37179in" svg:height="2.53437in" style:rel-width="scale" style:rel-height="scale">
        <draw:image xlink:href="media/image5.svg" xlink:type="simple" xlink:show="embed" xlink:actuate="onLoad"/>
        <svg:title/>
        <svg:desc/>
      </draw:frame>
      <draw:frame draw:id="id49" presentation:style-name="a250" draw:name="Title 1" svg:x="0.59399in" svg:y="2.10607in" svg:width="12.09831in" svg:height="1.96095in" presentation:class="title" presentation:placeholder="false">
        <draw:text-box>
          <text:p text:style-name="a249" text:class-names="" text:cond-style-name=""><text:span text:style-name="a248" text:class-names="">Presentation title</text:span></text:p>
        </draw:text-box>
        <svg:title/>
        <svg:desc/>
      </draw:frame>
      <draw:frame draw:id="id50" presentation:style-name="a254" draw:name="Text Placeholder 4" svg:x="0.59399in" svg:y="4.17885in" svg:width="10.7837in" svg:height="1.27501in" presentation:class="outline" presentation:placeholder="false">
        <draw:text-box>
          <text:list text:style-name="a253">
            <text:list-item>
              <text:p text:style-name="a252" text:class-names="" text:cond-style-name=""><text:span text:style-name="a251" text:class-names="">Speaker Name</text:span></text:p>
            </text:list-item>
          </text:list>
        </draw:text-box>
        <svg:title/>
        <svg:desc/>
      </draw:frame>
      <presentation:notes style:page-layout-name="pageLayout2" draw:style-name="a361">
        <draw:frame draw:id="id18" presentation:style-name="a332" draw:name="Header Placeholder 1" svg:x="0in" svg:y="0in" svg:width="3.25in" svg:height="0.50174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19" presentation:style-name="a337" draw:name="Date Placeholder 2" svg:x="4.24826in" svg:y="0in" svg:width="3.25in" svg:height="0.50174in" presentation:class="date-time" presentation:placeholder="false">
          <draw:text-box>
            <text:p text:style-name="a336" text:class-names="" text:cond-style-name=""><text:span text:style-name="a333" text:class-names=""><text:date text:fixed="false" style:data-style-name="a334">9/5/2019</text:date></text:span><text:span text:style-name="a335" text:class-names=""/></text:p>
          </draw:text-box>
          <svg:title/>
          <svg:desc/>
        </draw:frame>
        <draw:page-thumbnail svg:x="0.75in" svg:y="1.25in" svg:width="6in" svg:height="3.375in" presentation:class="page" draw:id="id20" presentation:style-name="a338" draw:name="Slide Image Placeholder 3">
          <svg:title/>
          <svg:desc/>
        </draw:page-thumbnail>
        <draw:frame draw:id="id21" presentation:style-name="a353" draw:name="Notes Placeholder 4" svg:x="0.75in" svg:y="4.8125in" svg:width="6in" svg:height="3.9375in" presentation:class="notes" presentation:placeholder="false">
          <draw:text-box>
            <text:p text:style-name="a340" text:class-names="" text:cond-style-name=""><text:span text:style-name="a339" text:class-names="">Edit Master text styles</text:span></text:p>
            <text:list text:style-name="a343">
              <text:list-item>
                <text:list text:style-name="a343">
                  <text:list-item>
                    <text:p text:style-name="a342" text:class-names="" text:cond-style-name=""><text:span text:style-name="a341" text:class-names="">Second level</text:span></text:p>
                  </text:list-item>
                </text:list>
              </text:list-item>
            </text:list>
            <text:list text:style-name="a346">
              <text:list-item>
                <text:list text:style-name="a346">
                  <text:list-item>
                    <text:list text:style-name="a346">
                      <text:list-item>
                        <text:p text:style-name="a345" text:class-names="" text:cond-style-name=""><text:span text:style-name="a3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49">
              <text:list-item>
                <text:list text:style-name="a349">
                  <text:list-item>
                    <text:list text:style-name="a349">
                      <text:list-item>
                        <text:list text:style-name="a349">
                          <text:list-item>
                            <text:p text:style-name="a348" text:class-names="" text:cond-style-name=""><text:span text:style-name="a3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2">
              <text:list-item>
                <text:list text:style-name="a352">
                  <text:list-item>
                    <text:list text:style-name="a352">
                      <text:list-item>
                        <text:list text:style-name="a352">
                          <text:list-item>
                            <text:list text:style-name="a352">
                              <text:list-item>
                                <text:p text:style-name="a351" text:class-names="" text:cond-style-name=""><text:span text:style-name="a3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356" draw:name="Footer Placeholder 5" svg:x="0in" svg:y="9.49826in" svg:width="3.25in" svg:height="0.50174in" presentation:class="footer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23" presentation:style-name="a360" draw:name="Slide Number Placeholder 6" svg:x="4.24826in" svg:y="9.49826in" svg:width="3.25in" svg:height="0.50174in" presentation:class="page-number" presentation:placeholder="false">
          <draw:text-box>
            <text:p text:style-name="a359" text:class-names="" text:cond-style-name=""><text:span text:style-name="a357" text:class-names=""><text:page-number style:num-format="1" text:fixed="false">‹#›</text:page-number></text:span><text:span text:style-name="a358" text:class-names=""/></text:p>
          </draw:text-box>
          <svg:title/>
          <svg:desc/>
        </draw:frame>
      </presentation:notes>
    </style:master-page>
    <style:master-page style:name="Master1-Layout3-cust-Title-and-Content" style:page-layout-name="pageLayout1" draw:style-name="a362">
      <draw:g draw:name="Group 4" draw:id="id66">
        <svg:title/>
        <svg:desc/>
        <draw:g draw:name="Group 6" draw:id="id69">
          <svg:title/>
          <svg:desc/>
          <draw:g draw:name="Group 8" draw:id="id71">
            <svg:title/>
            <svg:desc/>
            <draw:custom-shape svg:width="0.9328in" svg:height="0.31066in" draw:id="id78" draw:layer="Master1-bg" draw:style-name="a421" draw:transform="translate(-0.4664in -0.15533in) rotate(-1.5708) translate(14.04827in 0.47539in)" draw:name="Rectangle 15">
              <svg:title/>
              <svg:desc/>
              <text:p text:style-name="a416" text:class-names="" text:cond-style-name=""><text:span text:style-name="a415" text:class-names="">Blue</text:span></text:p>
              <text:p text:style-name="a420" text:class-names="" text:cond-style-name=""><text:span text:style-name="a417" text:class-names="">R:</text:span><text:span text:style-name="a418" text:class-names="">0 G:120 B:215</text:span><text:span text:style-name="a41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79" draw:layer="Master1-bg" draw:style-name="a428" draw:transform="translate(-0.4664in -0.15533in) rotate(-1.5708) translate(14.04827in 2.44099in)" draw:name="Rectangle 16">
              <svg:title/>
              <svg:desc/>
              <text:p text:style-name="a423" text:class-names="" text:cond-style-name=""><text:span text:style-name="a422" text:class-names="">Cyan</text:span></text:p>
              <text:p text:style-name="a427" text:class-names="" text:cond-style-name=""><text:span text:style-name="a424" text:class-names="">R:</text:span><text:span text:style-name="a425" text:class-names="">0 G:188 B:242</text:span><text:span text:style-name="a42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80" draw:layer="Master1-bg" draw:style-name="a435" draw:transform="translate(-0.4664in -0.15533in) rotate(-1.5708) translate(13.68432in 0.47539in)" draw:name="Rectangle 17">
              <svg:title/>
              <svg:desc/>
              <text:p text:style-name="a430" text:class-names="" text:cond-style-name=""><text:span text:style-name="a429" text:class-names="">Light Gray</text:span></text:p>
              <text:p text:style-name="a434" text:class-names="" text:cond-style-name=""><text:span text:style-name="a431" text:class-names="">R:</text:span><text:span text:style-name="a432" text:class-names="">210 G:210 B:210</text:span><text:span text:style-name="a43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81" draw:layer="Master1-bg" draw:style-name="a442" draw:transform="translate(-0.4664in -0.15533in) rotate(-1.5708) translate(14.04827in 1.46051in)" draw:name="Rectangle 18">
              <svg:title/>
              <svg:desc/>
              <text:p text:style-name="a437" text:class-names="" text:cond-style-name=""><text:span text:style-name="a436" text:class-names="">Purple</text:span></text:p>
              <text:p text:style-name="a441" text:class-names="" text:cond-style-name=""><text:span text:style-name="a438" text:class-names="">R:92</text:span><text:span text:style-name="a439" text:class-names=""><text:s text:c="1"/>G:45 B:145</text:span><text:span text:style-name="a44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82" draw:layer="Master1-bg" draw:style-name="a449" draw:transform="translate(-0.4664in -0.15533in) rotate(-1.5708) translate(13.68432in 2.43379in)" draw:name="Rectangle 19">
              <svg:title/>
              <svg:desc/>
              <text:p text:style-name="a444" text:class-names="" text:cond-style-name=""><text:span text:style-name="a443" text:class-names="">Dark Gray</text:span></text:p>
              <text:p text:style-name="a448" text:class-names="" text:cond-style-name=""><text:span text:style-name="a445" text:class-names="">R:</text:span><text:span text:style-name="a446" text:class-names="">80 G:80 B:80</text:span><text:span text:style-name="a44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83" draw:layer="Master1-bg" draw:style-name="a456" draw:transform="translate(-0.4664in -0.15533in) rotate(-1.5708) translate(13.68432in 1.46051in)" draw:name="Rectangle 20">
              <svg:title/>
              <svg:desc/>
              <text:p text:style-name="a451" text:class-names="" text:cond-style-name=""><text:span text:style-name="a450" text:class-names="">Gray</text:span></text:p>
              <text:p text:style-name="a455" text:class-names="" text:cond-style-name=""><text:span text:style-name="a452" text:class-names="">R:</text:span><text:span text:style-name="a453" text:class-names="">115 G:115 B:115</text:span><text:span text:style-name="a45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oup 9" draw:id="id72">
            <svg:title/>
            <svg:desc/>
            <draw:custom-shape svg:width="0.9328in" svg:height="0.31066in" draw:id="id75" draw:layer="Master1-bg" draw:style-name="a401" draw:transform="translate(-0.4664in -0.15533in) rotate(-1.5708) translate(13.68432in 4.73685in)" draw:name="Rectangle 12">
              <svg:title/>
              <svg:desc/>
              <text:p text:style-name="a398" text:class-names="" text:cond-style-name=""><text:span text:style-name="a397" text:class-names="">Yellow</text:span></text:p>
              <text:p text:style-name="a400" text:class-names="" text:cond-style-name=""><text:span text:style-name="a399" text:class-names="">R:255 G:185 B: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76" draw:layer="Master1-bg" draw:style-name="a407" draw:transform="translate(-0.4664in -0.15533in) rotate(-1.5708) translate(13.68432in 5.71733in)" draw:name="Rectangle 13">
              <svg:title/>
              <svg:desc/>
              <text:p text:style-name="a403" text:class-names="" text:cond-style-name=""><text:span text:style-name="a402" text:class-names="">Orange</text:span></text:p>
              <text:p text:style-name="a406" text:class-names="" text:cond-style-name=""><text:span text:style-name="a404" text:class-names="">R:</text:span><text:span text:style-name="a405" text:class-names="">216 G:59 B:1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77" draw:layer="Master1-bg" draw:style-name="a414" draw:transform="translate(-0.4664in -0.15533in) rotate(-1.5708) translate(14.04827in 2.44099in)" draw:name="Rectangle 14">
              <svg:title/>
              <svg:desc/>
              <text:p text:style-name="a409" text:class-names="" text:cond-style-name=""><text:span text:style-name="a408" text:class-names="">Teal</text:span></text:p>
              <text:p text:style-name="a413" text:class-names="" text:cond-style-name=""><text:span text:style-name="a410" text:class-names="">R:0</text:span><text:span text:style-name="a411" text:class-names=""><text:s text:c="1"/>G:130 B:114</text:span><text:span text:style-name="a41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frame draw:id="id73" draw:layer="Master1-bg" draw:style-name="a391" draw:transform="translate(-0.45247in -0.1752in) rotate(-1.5708) translate(14.37684in 0.45223in)" draw:name="TextBox 10" svg:width="0.90493in" svg:height="0.3504in">
            <draw:text-box>
              <text:p text:style-name="a390" text:class-names="" text:cond-style-name=""><text:span text:style-name="a389" text:class-names="">Main colors</text:span></text:p>
            </draw:text-box>
            <svg:title/>
            <svg:desc/>
          </draw:frame>
          <draw:frame draw:id="id74" draw:layer="Master1-bg" draw:style-name="a396" draw:transform="translate(-1.41928in -0.1752in) rotate(-1.5708) translate(14.01289in 4.70957in)" draw:name="TextBox 11" svg:width="2.83856in" svg:height="0.3504in">
            <draw:text-box>
              <text:p text:style-name="a395" text:class-names="" text:cond-style-name=""><text:span text:style-name="a392" text:class-names="">Secondary colors (use only when</text:span><text:span text:style-name="a393" text:class-names=""><text:s text:c="1"/>necessary)</text:span><text:span text:style-name="a394" text:class-names=""/></text:p>
            </draw:text-box>
            <svg:title/>
            <svg:desc/>
          </draw:frame>
        </draw:g>
        <draw:custom-shape svg:width="0.9328in" svg:height="0.31066in" draw:id="id70" draw:layer="Master1-bg" draw:style-name="a388" draw:transform="translate(-0.4664in -0.15533in) rotate(-1.5708) translate(13.68432in 3.75413in)" draw:name="Rectangle 7">
          <svg:title/>
          <svg:desc/>
          <text:p text:style-name="a383" text:class-names="" text:cond-style-name=""><text:span text:style-name="a382" text:class-names="">Cyan</text:span></text:p>
          <text:p text:style-name="a387" text:class-names="" text:cond-style-name=""><text:span text:style-name="a384" text:class-names="">R:</text:span><text:span text:style-name="a385" text:class-names="">0 G:188 B:242</text:span><text:span text:style-name="a3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67" presentation:style-name="a378" draw:name="Text Placeholder 3" svg:x="0.29444in" svg:y="1.3005in" svg:width="12.74445in" svg:height="2.24413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Edit Master text styles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cond le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hird le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list text:style-name="a377">
                            <text:list-item>
                              <text:p text:style-name="a376" text:class-names="" text:cond-style-name=""><text:span text:style-name="a37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81" draw:name="Title 5" svg:x="0.29444in" svg:y="0.31661in" svg:width="12.74698in" svg:height="0.98389in" presentation:class="title" presentation:placeholder="false">
        <draw:text-box>
          <text:p text:style-name="a380" text:class-names="" text:cond-style-name=""><text:span text:style-name="a379" text:class-names="">Click to edit Master title style</text:span></text:p>
        </draw:text-box>
        <svg:title/>
        <svg:desc/>
      </draw:frame>
      <presentation:notes style:page-layout-name="pageLayout2" draw:style-name="a488">
        <draw:frame draw:id="id18" presentation:style-name="a459" draw:name="Header Placeholder 1" svg:x="0in" svg:y="0in" svg:width="3.25in" svg:height="0.50174in" presentation:class="head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9" presentation:style-name="a464" draw:name="Date Placeholder 2" svg:x="4.24826in" svg:y="0in" svg:width="3.25in" svg:height="0.50174in" presentation:class="date-time" presentation:placeholder="false">
          <draw:text-box>
            <text:p text:style-name="a463" text:class-names="" text:cond-style-name=""><text:span text:style-name="a460" text:class-names=""><text:date text:fixed="false" style:data-style-name="a461">9/5/2019</text:date></text:span><text:span text:style-name="a462" text:class-names=""/></text:p>
          </draw:text-box>
          <svg:title/>
          <svg:desc/>
        </draw:frame>
        <draw:page-thumbnail svg:x="0.75in" svg:y="1.25in" svg:width="6in" svg:height="3.375in" presentation:class="page" draw:id="id20" presentation:style-name="a465" draw:name="Slide Image Placeholder 3">
          <svg:title/>
          <svg:desc/>
        </draw:page-thumbnail>
        <draw:frame draw:id="id21" presentation:style-name="a480" draw:name="Notes Placeholder 4" svg:x="0.75in" svg:y="4.8125in" svg:width="6in" svg:height="3.9375in" presentation:class="notes" presentation:placeholder="false">
          <draw:text-box>
            <text:p text:style-name="a467" text:class-names="" text:cond-style-name=""><text:span text:style-name="a466" text:class-names="">Edit Master text styles</text:span></text:p>
            <text:list text:style-name="a470">
              <text:list-item>
                <text:list text:style-name="a470">
                  <text:list-item>
                    <text:p text:style-name="a469" text:class-names="" text:cond-style-name=""><text:span text:style-name="a468" text:class-names="">Second level</text:span></text:p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p text:style-name="a472" text:class-names="" text:cond-style-name=""><text:span text:style-name="a4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list text:style-name="a476">
                          <text:list-item>
                            <text:p text:style-name="a475" text:class-names="" text:cond-style-name=""><text:span text:style-name="a4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list text:style-name="a479">
                              <text:list-item>
                                <text:p text:style-name="a478" text:class-names="" text:cond-style-name=""><text:span text:style-name="a47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483" draw:name="Footer Placeholder 5" svg:x="0in" svg:y="9.49826in" svg:width="3.25in" svg:height="0.50174in" presentation:class="foot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23" presentation:style-name="a487" draw:name="Slide Number Placeholder 6" svg:x="4.24826in" svg:y="9.49826in" svg:width="3.25in" svg:height="0.50174in" presentation:class="page-number" presentation:placeholder="false">
          <draw:text-box>
            <text:p text:style-name="a486" text:class-names="" text:cond-style-name=""><text:span text:style-name="a484" text:class-names=""><text:page-number style:num-format="1" text:fixed="false">‹#›</text:page-number></text:span><text:span text:style-name="a485" text:class-names=""/></text:p>
          </draw:text-box>
          <svg:title/>
          <svg:desc/>
        </draw:frame>
      </presentation:notes>
    </style:master-page>
    <style:master-page style:name="Master1-Layout4-cust-Two-Column-Non-bulleted-text" style:page-layout-name="pageLayout1" draw:style-name="a489">
      <draw:g draw:name="Group 5" draw:id="id84">
        <svg:title/>
        <svg:desc/>
        <draw:g draw:name="Group 6" draw:id="id88">
          <svg:title/>
          <svg:desc/>
          <draw:g draw:name="Group 8" draw:id="id90">
            <svg:title/>
            <svg:desc/>
            <draw:custom-shape svg:width="0.9328in" svg:height="0.31066in" draw:id="id97" draw:layer="Master1-bg" draw:style-name="a564" draw:transform="translate(-0.4664in -0.15533in) rotate(-1.5708) translate(14.04827in 0.47539in)" draw:name="Rectangle 15">
              <svg:title/>
              <svg:desc/>
              <text:p text:style-name="a559" text:class-names="" text:cond-style-name=""><text:span text:style-name="a558" text:class-names="">Blue</text:span></text:p>
              <text:p text:style-name="a563" text:class-names="" text:cond-style-name=""><text:span text:style-name="a560" text:class-names="">R:</text:span><text:span text:style-name="a561" text:class-names="">0 G:120 B:215</text:span><text:span text:style-name="a56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98" draw:layer="Master1-bg" draw:style-name="a571" draw:transform="translate(-0.4664in -0.15533in) rotate(-1.5708) translate(14.04827in 2.44099in)" draw:name="Rectangle 16">
              <svg:title/>
              <svg:desc/>
              <text:p text:style-name="a566" text:class-names="" text:cond-style-name=""><text:span text:style-name="a565" text:class-names="">Cyan</text:span></text:p>
              <text:p text:style-name="a570" text:class-names="" text:cond-style-name=""><text:span text:style-name="a567" text:class-names="">R:</text:span><text:span text:style-name="a568" text:class-names="">0 G:188 B:242</text:span><text:span text:style-name="a56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99" draw:layer="Master1-bg" draw:style-name="a578" draw:transform="translate(-0.4664in -0.15533in) rotate(-1.5708) translate(13.68432in 0.47539in)" draw:name="Rectangle 17">
              <svg:title/>
              <svg:desc/>
              <text:p text:style-name="a573" text:class-names="" text:cond-style-name=""><text:span text:style-name="a572" text:class-names="">Light Gray</text:span></text:p>
              <text:p text:style-name="a577" text:class-names="" text:cond-style-name=""><text:span text:style-name="a574" text:class-names="">R:</text:span><text:span text:style-name="a575" text:class-names="">210 G:210 B:210</text:span><text:span text:style-name="a57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00" draw:layer="Master1-bg" draw:style-name="a585" draw:transform="translate(-0.4664in -0.15533in) rotate(-1.5708) translate(14.04827in 1.46051in)" draw:name="Rectangle 18">
              <svg:title/>
              <svg:desc/>
              <text:p text:style-name="a580" text:class-names="" text:cond-style-name=""><text:span text:style-name="a579" text:class-names="">Purple</text:span></text:p>
              <text:p text:style-name="a584" text:class-names="" text:cond-style-name=""><text:span text:style-name="a581" text:class-names="">R:92</text:span><text:span text:style-name="a582" text:class-names=""><text:s text:c="1"/>G:45 B:145</text:span><text:span text:style-name="a58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01" draw:layer="Master1-bg" draw:style-name="a592" draw:transform="translate(-0.4664in -0.15533in) rotate(-1.5708) translate(13.68432in 2.43379in)" draw:name="Rectangle 19">
              <svg:title/>
              <svg:desc/>
              <text:p text:style-name="a587" text:class-names="" text:cond-style-name=""><text:span text:style-name="a586" text:class-names="">Dark Gray</text:span></text:p>
              <text:p text:style-name="a591" text:class-names="" text:cond-style-name=""><text:span text:style-name="a588" text:class-names="">R:</text:span><text:span text:style-name="a589" text:class-names="">80 G:80 B:80</text:span><text:span text:style-name="a59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02" draw:layer="Master1-bg" draw:style-name="a599" draw:transform="translate(-0.4664in -0.15533in) rotate(-1.5708) translate(13.68432in 1.46051in)" draw:name="Rectangle 20">
              <svg:title/>
              <svg:desc/>
              <text:p text:style-name="a594" text:class-names="" text:cond-style-name=""><text:span text:style-name="a593" text:class-names="">Gray</text:span></text:p>
              <text:p text:style-name="a598" text:class-names="" text:cond-style-name=""><text:span text:style-name="a595" text:class-names="">R:</text:span><text:span text:style-name="a596" text:class-names="">115 G:115 B:115</text:span><text:span text:style-name="a59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oup 9" draw:id="id91">
            <svg:title/>
            <svg:desc/>
            <draw:custom-shape svg:width="0.9328in" svg:height="0.31066in" draw:id="id94" draw:layer="Master1-bg" draw:style-name="a544" draw:transform="translate(-0.4664in -0.15533in) rotate(-1.5708) translate(13.68432in 4.73685in)" draw:name="Rectangle 12">
              <svg:title/>
              <svg:desc/>
              <text:p text:style-name="a541" text:class-names="" text:cond-style-name=""><text:span text:style-name="a540" text:class-names="">Yellow</text:span></text:p>
              <text:p text:style-name="a543" text:class-names="" text:cond-style-name=""><text:span text:style-name="a542" text:class-names="">R:255 G:185 B: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95" draw:layer="Master1-bg" draw:style-name="a550" draw:transform="translate(-0.4664in -0.15533in) rotate(-1.5708) translate(13.68432in 5.71733in)" draw:name="Rectangle 13">
              <svg:title/>
              <svg:desc/>
              <text:p text:style-name="a546" text:class-names="" text:cond-style-name=""><text:span text:style-name="a545" text:class-names="">Orange</text:span></text:p>
              <text:p text:style-name="a549" text:class-names="" text:cond-style-name=""><text:span text:style-name="a547" text:class-names="">R:</text:span><text:span text:style-name="a548" text:class-names="">216 G:59 B:1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96" draw:layer="Master1-bg" draw:style-name="a557" draw:transform="translate(-0.4664in -0.15533in) rotate(-1.5708) translate(14.04827in 2.44099in)" draw:name="Rectangle 14">
              <svg:title/>
              <svg:desc/>
              <text:p text:style-name="a552" text:class-names="" text:cond-style-name=""><text:span text:style-name="a551" text:class-names="">Teal</text:span></text:p>
              <text:p text:style-name="a556" text:class-names="" text:cond-style-name=""><text:span text:style-name="a553" text:class-names="">R:0</text:span><text:span text:style-name="a554" text:class-names=""><text:s text:c="1"/>G:130 B:114</text:span><text:span text:style-name="a55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frame draw:id="id92" draw:layer="Master1-bg" draw:style-name="a534" draw:transform="translate(-0.45247in -0.1752in) rotate(-1.5708) translate(14.37684in 0.45223in)" draw:name="TextBox 10" svg:width="0.90493in" svg:height="0.3504in">
            <draw:text-box>
              <text:p text:style-name="a533" text:class-names="" text:cond-style-name=""><text:span text:style-name="a532" text:class-names="">Main colors</text:span></text:p>
            </draw:text-box>
            <svg:title/>
            <svg:desc/>
          </draw:frame>
          <draw:frame draw:id="id93" draw:layer="Master1-bg" draw:style-name="a539" draw:transform="translate(-1.41928in -0.1752in) rotate(-1.5708) translate(14.01289in 4.70957in)" draw:name="TextBox 11" svg:width="2.83856in" svg:height="0.3504in">
            <draw:text-box>
              <text:p text:style-name="a538" text:class-names="" text:cond-style-name=""><text:span text:style-name="a535" text:class-names="">Secondary colors (use only when</text:span><text:span text:style-name="a536" text:class-names=""><text:s text:c="1"/>necessary)</text:span><text:span text:style-name="a537" text:class-names=""/></text:p>
            </draw:text-box>
            <svg:title/>
            <svg:desc/>
          </draw:frame>
        </draw:g>
        <draw:custom-shape svg:width="0.9328in" svg:height="0.31066in" draw:id="id89" draw:layer="Master1-bg" draw:style-name="a531" draw:transform="translate(-0.4664in -0.15533in) rotate(-1.5708) translate(13.68432in 3.75413in)" draw:name="Rectangle 7">
          <svg:title/>
          <svg:desc/>
          <text:p text:style-name="a526" text:class-names="" text:cond-style-name=""><text:span text:style-name="a525" text:class-names="">Cyan</text:span></text:p>
          <text:p text:style-name="a530" text:class-names="" text:cond-style-name=""><text:span text:style-name="a527" text:class-names="">R:</text:span><text:span text:style-name="a528" text:class-names="">0 G:188 B:242</text:span><text:span text:style-name="a5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492" draw:name="Title 1" svg:x="0.29444in" svg:y="0.31661in" svg:width="12.74698in" svg:height="0.98389in" presentation:class="title" presentation:placeholder="false">
        <draw:text-box>
          <text:p text:style-name="a491" text:class-names="" text:cond-style-name=""><text:span text:style-name="a490" text:class-names="">Click to edit Master title style</text:span></text:p>
        </draw:text-box>
        <svg:title/>
        <svg:desc/>
      </draw:frame>
      <draw:frame draw:id="id86" presentation:style-name="a508" draw:name="Text Placeholder 3" svg:x="0.29445in" svg:y="1.3005in" svg:width="5.88205in" svg:height="2.05272in" presentation:class="outline" presentation:placeholder="false">
        <draw:text-box>
          <text:list text:style-name="a495">
            <text:list-item>
              <text:p text:style-name="a494" text:class-names="" text:cond-style-name=""><text:span text:style-name="a493" text:class-names="">Edit Master text styles</text:span></text:p>
            </text:list-item>
          </text:list>
          <text:list text:style-name="a498">
            <text:list-item>
              <text:list text:style-name="a498">
                <text:list-item>
                  <text:p text:style-name="a497" text:class-names="" text:cond-style-name=""><text:span text:style-name="a496" text:class-names="">Second level</text:span></text:p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p text:style-name="a500" text:class-names="" text:cond-style-name=""><text:span text:style-name="a499" text:class-names="">Third level</text:span></text:p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p text:style-name="a503" text:class-names="" text:cond-style-name=""><text:span text:style-name="a5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list text:style-name="a507">
                            <text:list-item>
                              <text:p text:style-name="a506" text:class-names="" text:cond-style-name=""><text:span text:style-name="a5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524" draw:name="Text Placeholder 3" svg:x="7.15684in" svg:y="1.3005in" svg:width="5.88205in" svg:height="2.05272in" presentation:class="outline" presentation:placeholder="false">
        <draw:text-box>
          <text:list text:style-name="a511">
            <text:list-item>
              <text:p text:style-name="a510" text:class-names="" text:cond-style-name=""><text:span text:style-name="a509" text:class-names="">Edit Master text styles</text:span></text:p>
            </text:list-item>
          </text:list>
          <text:list text:style-name="a514">
            <text:list-item>
              <text:list text:style-name="a514">
                <text:list-item>
                  <text:p text:style-name="a513" text:class-names="" text:cond-style-name=""><text:span text:style-name="a512" text:class-names="">Second level</text:span></text:p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p text:style-name="a516" text:class-names="" text:cond-style-name=""><text:span text:style-name="a515" text:class-names="">Third level</text:span></text:p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p text:style-name="a519" text:class-names="" text:cond-style-name=""><text:span text:style-name="a5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31">
        <draw:frame draw:id="id18" presentation:style-name="a602" draw:name="Header Placeholder 1" svg:x="0in" svg:y="0in" svg:width="3.25in" svg:height="0.50174in" presentation:class="header" presentation:placeholder="false">
          <draw:text-box>
            <text:p text:style-name="a601" text:class-names="" text:cond-style-name=""><text:span text:style-name="a600" text:class-names=""/></text:p>
          </draw:text-box>
          <svg:title/>
          <svg:desc/>
        </draw:frame>
        <draw:frame draw:id="id19" presentation:style-name="a607" draw:name="Date Placeholder 2" svg:x="4.24826in" svg:y="0in" svg:width="3.25in" svg:height="0.50174in" presentation:class="date-time" presentation:placeholder="false">
          <draw:text-box>
            <text:p text:style-name="a606" text:class-names="" text:cond-style-name=""><text:span text:style-name="a603" text:class-names=""><text:date text:fixed="false" style:data-style-name="a604">9/5/2019</text:date></text:span><text:span text:style-name="a605" text:class-names=""/></text:p>
          </draw:text-box>
          <svg:title/>
          <svg:desc/>
        </draw:frame>
        <draw:page-thumbnail svg:x="0.75in" svg:y="1.25in" svg:width="6in" svg:height="3.375in" presentation:class="page" draw:id="id20" presentation:style-name="a608" draw:name="Slide Image Placeholder 3">
          <svg:title/>
          <svg:desc/>
        </draw:page-thumbnail>
        <draw:frame draw:id="id21" presentation:style-name="a623" draw:name="Notes Placeholder 4" svg:x="0.75in" svg:y="4.8125in" svg:width="6in" svg:height="3.9375in" presentation:class="notes" presentation:placeholder="false">
          <draw:text-box>
            <text:p text:style-name="a610" text:class-names="" text:cond-style-name=""><text:span text:style-name="a609" text:class-names="">Edit Master text styles</text:span></text:p>
            <text:list text:style-name="a613">
              <text:list-item>
                <text:list text:style-name="a613">
                  <text:list-item>
                    <text:p text:style-name="a612" text:class-names="" text:cond-style-name=""><text:span text:style-name="a611" text:class-names="">Second level</text:span></text:p>
                  </text:list-item>
                </text:list>
              </text:list-item>
            </text:list>
            <text:list text:style-name="a616">
              <text:list-item>
                <text:list text:style-name="a616">
                  <text:list-item>
                    <text:list text:style-name="a616">
                      <text:list-item>
                        <text:p text:style-name="a615" text:class-names="" text:cond-style-name=""><text:span text:style-name="a6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9">
              <text:list-item>
                <text:list text:style-name="a619">
                  <text:list-item>
                    <text:list text:style-name="a619">
                      <text:list-item>
                        <text:list text:style-name="a619">
                          <text:list-item>
                            <text:p text:style-name="a618" text:class-names="" text:cond-style-name=""><text:span text:style-name="a6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2">
              <text:list-item>
                <text:list text:style-name="a622">
                  <text:list-item>
                    <text:list text:style-name="a622">
                      <text:list-item>
                        <text:list text:style-name="a622">
                          <text:list-item>
                            <text:list text:style-name="a622">
                              <text:list-item>
                                <text:p text:style-name="a621" text:class-names="" text:cond-style-name=""><text:span text:style-name="a62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626" draw:name="Footer Placeholder 5" svg:x="0in" svg:y="9.49826in" svg:width="3.25in" svg:height="0.50174in" presentation:class="foot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23" presentation:style-name="a630" draw:name="Slide Number Placeholder 6" svg:x="4.24826in" svg:y="9.49826in" svg:width="3.25in" svg:height="0.50174in" presentation:class="page-number" presentation:placeholder="false">
          <draw:text-box>
            <text:p text:style-name="a629" text:class-names="" text:cond-style-name=""><text:span text:style-name="a627" text:class-names=""><text:page-number style:num-format="1" text:fixed="false">‹#›</text:page-number></text:span><text:span text:style-name="a628" text:class-names=""/></text:p>
          </draw:text-box>
          <svg:title/>
          <svg:desc/>
        </draw:frame>
      </presentation:notes>
    </style:master-page>
    <style:master-page style:name="Master1-Layout5-cust-Title-Only" style:page-layout-name="pageLayout1" draw:style-name="a632">
      <draw:g draw:name="Group 2" draw:id="id103">
        <svg:title/>
        <svg:desc/>
        <draw:g draw:name="Group 3" draw:id="id105">
          <svg:title/>
          <svg:desc/>
          <draw:g draw:name="Group 5" draw:id="id107">
            <svg:title/>
            <svg:desc/>
            <draw:custom-shape svg:width="0.9328in" svg:height="0.31066in" draw:id="id114" draw:layer="Master1-bg" draw:style-name="a675" draw:transform="translate(-0.4664in -0.15533in) rotate(-1.5708) translate(14.04827in 0.47539in)" draw:name="Rectangle 12">
              <svg:title/>
              <svg:desc/>
              <text:p text:style-name="a670" text:class-names="" text:cond-style-name=""><text:span text:style-name="a669" text:class-names="">Blue</text:span></text:p>
              <text:p text:style-name="a674" text:class-names="" text:cond-style-name=""><text:span text:style-name="a671" text:class-names="">R:</text:span><text:span text:style-name="a672" text:class-names="">0 G:120 B:215</text:span><text:span text:style-name="a67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15" draw:layer="Master1-bg" draw:style-name="a682" draw:transform="translate(-0.4664in -0.15533in) rotate(-1.5708) translate(14.04827in 2.44099in)" draw:name="Rectangle 13">
              <svg:title/>
              <svg:desc/>
              <text:p text:style-name="a677" text:class-names="" text:cond-style-name=""><text:span text:style-name="a676" text:class-names="">Cyan</text:span></text:p>
              <text:p text:style-name="a681" text:class-names="" text:cond-style-name=""><text:span text:style-name="a678" text:class-names="">R:</text:span><text:span text:style-name="a679" text:class-names="">0 G:188 B:242</text:span><text:span text:style-name="a68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16" draw:layer="Master1-bg" draw:style-name="a689" draw:transform="translate(-0.4664in -0.15533in) rotate(-1.5708) translate(13.68432in 0.47539in)" draw:name="Rectangle 14">
              <svg:title/>
              <svg:desc/>
              <text:p text:style-name="a684" text:class-names="" text:cond-style-name=""><text:span text:style-name="a683" text:class-names="">Light Gray</text:span></text:p>
              <text:p text:style-name="a688" text:class-names="" text:cond-style-name=""><text:span text:style-name="a685" text:class-names="">R:</text:span><text:span text:style-name="a686" text:class-names="">210 G:210 B:210</text:span><text:span text:style-name="a68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17" draw:layer="Master1-bg" draw:style-name="a696" draw:transform="translate(-0.4664in -0.15533in) rotate(-1.5708) translate(14.04827in 1.46051in)" draw:name="Rectangle 15">
              <svg:title/>
              <svg:desc/>
              <text:p text:style-name="a691" text:class-names="" text:cond-style-name=""><text:span text:style-name="a690" text:class-names="">Purple</text:span></text:p>
              <text:p text:style-name="a695" text:class-names="" text:cond-style-name=""><text:span text:style-name="a692" text:class-names="">R:92</text:span><text:span text:style-name="a693" text:class-names=""><text:s text:c="1"/>G:45 B:145</text:span><text:span text:style-name="a69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18" draw:layer="Master1-bg" draw:style-name="a703" draw:transform="translate(-0.4664in -0.15533in) rotate(-1.5708) translate(13.68432in 2.43379in)" draw:name="Rectangle 16">
              <svg:title/>
              <svg:desc/>
              <text:p text:style-name="a698" text:class-names="" text:cond-style-name=""><text:span text:style-name="a697" text:class-names="">Dark Gray</text:span></text:p>
              <text:p text:style-name="a702" text:class-names="" text:cond-style-name=""><text:span text:style-name="a699" text:class-names="">R:</text:span><text:span text:style-name="a700" text:class-names="">80 G:80 B:80</text:span><text:span text:style-name="a70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19" draw:layer="Master1-bg" draw:style-name="a710" draw:transform="translate(-0.4664in -0.15533in) rotate(-1.5708) translate(13.68432in 1.46051in)" draw:name="Rectangle 17">
              <svg:title/>
              <svg:desc/>
              <text:p text:style-name="a705" text:class-names="" text:cond-style-name=""><text:span text:style-name="a704" text:class-names="">Gray</text:span></text:p>
              <text:p text:style-name="a709" text:class-names="" text:cond-style-name=""><text:span text:style-name="a706" text:class-names="">R:</text:span><text:span text:style-name="a707" text:class-names="">115 G:115 B:115</text:span><text:span text:style-name="a70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oup 6" draw:id="id108">
            <svg:title/>
            <svg:desc/>
            <draw:custom-shape svg:width="0.9328in" svg:height="0.31066in" draw:id="id111" draw:layer="Master1-bg" draw:style-name="a655" draw:transform="translate(-0.4664in -0.15533in) rotate(-1.5708) translate(13.68432in 4.73685in)" draw:name="Rectangle 9">
              <svg:title/>
              <svg:desc/>
              <text:p text:style-name="a652" text:class-names="" text:cond-style-name=""><text:span text:style-name="a651" text:class-names="">Yellow</text:span></text:p>
              <text:p text:style-name="a654" text:class-names="" text:cond-style-name=""><text:span text:style-name="a653" text:class-names="">R:255 G:185 B: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12" draw:layer="Master1-bg" draw:style-name="a661" draw:transform="translate(-0.4664in -0.15533in) rotate(-1.5708) translate(13.68432in 5.71733in)" draw:name="Rectangle 10">
              <svg:title/>
              <svg:desc/>
              <text:p text:style-name="a657" text:class-names="" text:cond-style-name=""><text:span text:style-name="a656" text:class-names="">Orange</text:span></text:p>
              <text:p text:style-name="a660" text:class-names="" text:cond-style-name=""><text:span text:style-name="a658" text:class-names="">R:</text:span><text:span text:style-name="a659" text:class-names="">216 G:59 B:1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13" draw:layer="Master1-bg" draw:style-name="a668" draw:transform="translate(-0.4664in -0.15533in) rotate(-1.5708) translate(14.04827in 2.44099in)" draw:name="Rectangle 11">
              <svg:title/>
              <svg:desc/>
              <text:p text:style-name="a663" text:class-names="" text:cond-style-name=""><text:span text:style-name="a662" text:class-names="">Teal</text:span></text:p>
              <text:p text:style-name="a667" text:class-names="" text:cond-style-name=""><text:span text:style-name="a664" text:class-names="">R:0</text:span><text:span text:style-name="a665" text:class-names=""><text:s text:c="1"/>G:130 B:114</text:span><text:span text:style-name="a66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frame draw:id="id109" draw:layer="Master1-bg" draw:style-name="a645" draw:transform="translate(-0.45247in -0.1752in) rotate(-1.5708) translate(14.37684in 0.45223in)" draw:name="TextBox 7" svg:width="0.90493in" svg:height="0.3504in">
            <draw:text-box>
              <text:p text:style-name="a644" text:class-names="" text:cond-style-name=""><text:span text:style-name="a643" text:class-names="">Main colors</text:span></text:p>
            </draw:text-box>
            <svg:title/>
            <svg:desc/>
          </draw:frame>
          <draw:frame draw:id="id110" draw:layer="Master1-bg" draw:style-name="a650" draw:transform="translate(-1.41928in -0.1752in) rotate(-1.5708) translate(14.01289in 4.70957in)" draw:name="TextBox 8" svg:width="2.83856in" svg:height="0.3504in">
            <draw:text-box>
              <text:p text:style-name="a649" text:class-names="" text:cond-style-name=""><text:span text:style-name="a646" text:class-names="">Secondary colors (use only when</text:span><text:span text:style-name="a647" text:class-names=""><text:s text:c="1"/>necessary)</text:span><text:span text:style-name="a648" text:class-names=""/></text:p>
            </draw:text-box>
            <svg:title/>
            <svg:desc/>
          </draw:frame>
        </draw:g>
        <draw:custom-shape svg:width="0.9328in" svg:height="0.31066in" draw:id="id106" draw:layer="Master1-bg" draw:style-name="a642" draw:transform="translate(-0.4664in -0.15533in) rotate(-1.5708) translate(13.68432in 3.75413in)" draw:name="Rectangle 4">
          <svg:title/>
          <svg:desc/>
          <text:p text:style-name="a637" text:class-names="" text:cond-style-name=""><text:span text:style-name="a636" text:class-names="">Cyan</text:span></text:p>
          <text:p text:style-name="a641" text:class-names="" text:cond-style-name=""><text:span text:style-name="a638" text:class-names="">R:</text:span><text:span text:style-name="a639" text:class-names="">0 G:188 B:242</text:span><text:span text:style-name="a6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04" presentation:style-name="a635" draw:name="Title 1" svg:x="0.29444in" svg:y="0.31661in" svg:width="12.74698in" svg:height="0.98389in" presentation:class="title" presentation:placeholder="false">
        <draw:text-box>
          <text:p text:style-name="a634" text:class-names="" text:cond-style-name=""><text:span text:style-name="a633" text:class-names="">Click to edit Master title style</text:span></text:p>
        </draw:text-box>
        <svg:title/>
        <svg:desc/>
      </draw:frame>
      <presentation:notes style:page-layout-name="pageLayout2" draw:style-name="a742">
        <draw:frame draw:id="id18" presentation:style-name="a713" draw:name="Header Placeholder 1" svg:x="0in" svg:y="0in" svg:width="3.25in" svg:height="0.50174in" presentation:class="head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19" presentation:style-name="a718" draw:name="Date Placeholder 2" svg:x="4.24826in" svg:y="0in" svg:width="3.25in" svg:height="0.50174in" presentation:class="date-time" presentation:placeholder="false">
          <draw:text-box>
            <text:p text:style-name="a717" text:class-names="" text:cond-style-name=""><text:span text:style-name="a714" text:class-names=""><text:date text:fixed="false" style:data-style-name="a715">9/5/2019</text:date></text:span><text:span text:style-name="a716" text:class-names=""/></text:p>
          </draw:text-box>
          <svg:title/>
          <svg:desc/>
        </draw:frame>
        <draw:page-thumbnail svg:x="0.75in" svg:y="1.25in" svg:width="6in" svg:height="3.375in" presentation:class="page" draw:id="id20" presentation:style-name="a719" draw:name="Slide Image Placeholder 3">
          <svg:title/>
          <svg:desc/>
        </draw:page-thumbnail>
        <draw:frame draw:id="id21" presentation:style-name="a734" draw:name="Notes Placeholder 4" svg:x="0.75in" svg:y="4.8125in" svg:width="6in" svg:height="3.9375in" presentation:class="notes" presentation:placeholder="false">
          <draw:text-box>
            <text:p text:style-name="a721" text:class-names="" text:cond-style-name=""><text:span text:style-name="a720" text:class-names="">Edit Master text styles</text:span></text:p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>Second level</text:span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p text:style-name="a726" text:class-names="" text:cond-style-name=""><text:span text:style-name="a7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list text:style-name="a730">
                          <text:list-item>
                            <text:p text:style-name="a729" text:class-names="" text:cond-style-name=""><text:span text:style-name="a7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737" draw:name="Footer Placeholder 5" svg:x="0in" svg:y="9.49826in" svg:width="3.25in" svg:height="0.50174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23" presentation:style-name="a741" draw:name="Slide Number Placeholder 6" svg:x="4.24826in" svg:y="9.49826in" svg:width="3.25in" svg:height="0.50174in" presentation:class="page-number" presentation:placeholder="false">
          <draw:text-box>
            <text:p text:style-name="a740" text:class-names="" text:cond-style-name=""><text:span text:style-name="a738" text:class-names=""><text:page-number style:num-format="1" text:fixed="false">‹#›</text:page-number></text:span><text:span text:style-name="a739" text:class-names=""/></text:p>
          </draw:text-box>
          <svg:title/>
          <svg:desc/>
        </draw:frame>
      </presentation:notes>
    </style:master-page>
    <style:master-page style:name="Master1-Layout6-cust-Video-slide" style:page-layout-name="pageLayout1" draw:style-name="a743">
      <draw:g draw:name="Group 8" draw:id="id120">
        <svg:title/>
        <svg:desc/>
        <draw:g draw:name="Group 9" draw:id="id126">
          <svg:title/>
          <svg:desc/>
          <draw:g draw:name="Group 11" draw:id="id128">
            <svg:title/>
            <svg:desc/>
            <draw:custom-shape svg:width="0.9328in" svg:height="0.31066in" draw:id="id135" draw:layer="Master1-bg" draw:style-name="a789" draw:transform="translate(-0.4664in -0.15533in) rotate(-1.5708) translate(14.04827in 0.47539in)" draw:name="Rectangle 18">
              <svg:title/>
              <svg:desc/>
              <text:p text:style-name="a784" text:class-names="" text:cond-style-name=""><text:span text:style-name="a783" text:class-names="">Blue</text:span></text:p>
              <text:p text:style-name="a788" text:class-names="" text:cond-style-name=""><text:span text:style-name="a785" text:class-names="">R:</text:span><text:span text:style-name="a786" text:class-names="">0 G:120 B:215</text:span><text:span text:style-name="a78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36" draw:layer="Master1-bg" draw:style-name="a796" draw:transform="translate(-0.4664in -0.15533in) rotate(-1.5708) translate(14.04827in 2.44099in)" draw:name="Rectangle 19">
              <svg:title/>
              <svg:desc/>
              <text:p text:style-name="a791" text:class-names="" text:cond-style-name=""><text:span text:style-name="a790" text:class-names="">Cyan</text:span></text:p>
              <text:p text:style-name="a795" text:class-names="" text:cond-style-name=""><text:span text:style-name="a792" text:class-names="">R:</text:span><text:span text:style-name="a793" text:class-names="">0 G:188 B:242</text:span><text:span text:style-name="a79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37" draw:layer="Master1-bg" draw:style-name="a803" draw:transform="translate(-0.4664in -0.15533in) rotate(-1.5708) translate(13.68432in 0.47539in)" draw:name="Rectangle 20">
              <svg:title/>
              <svg:desc/>
              <text:p text:style-name="a798" text:class-names="" text:cond-style-name=""><text:span text:style-name="a797" text:class-names="">Light Gray</text:span></text:p>
              <text:p text:style-name="a802" text:class-names="" text:cond-style-name=""><text:span text:style-name="a799" text:class-names="">R:</text:span><text:span text:style-name="a800" text:class-names="">210 G:210 B:210</text:span><text:span text:style-name="a80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38" draw:layer="Master1-bg" draw:style-name="a810" draw:transform="translate(-0.4664in -0.15533in) rotate(-1.5708) translate(14.04827in 1.46051in)" draw:name="Rectangle 21">
              <svg:title/>
              <svg:desc/>
              <text:p text:style-name="a805" text:class-names="" text:cond-style-name=""><text:span text:style-name="a804" text:class-names="">Purple</text:span></text:p>
              <text:p text:style-name="a809" text:class-names="" text:cond-style-name=""><text:span text:style-name="a806" text:class-names="">R:92</text:span><text:span text:style-name="a807" text:class-names=""><text:s text:c="1"/>G:45 B:145</text:span><text:span text:style-name="a80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39" draw:layer="Master1-bg" draw:style-name="a817" draw:transform="translate(-0.4664in -0.15533in) rotate(-1.5708) translate(13.68432in 2.43379in)" draw:name="Rectangle 22">
              <svg:title/>
              <svg:desc/>
              <text:p text:style-name="a812" text:class-names="" text:cond-style-name=""><text:span text:style-name="a811" text:class-names="">Dark Gray</text:span></text:p>
              <text:p text:style-name="a816" text:class-names="" text:cond-style-name=""><text:span text:style-name="a813" text:class-names="">R:</text:span><text:span text:style-name="a814" text:class-names="">80 G:80 B:80</text:span><text:span text:style-name="a81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40" draw:layer="Master1-bg" draw:style-name="a824" draw:transform="translate(-0.4664in -0.15533in) rotate(-1.5708) translate(13.68432in 1.46051in)" draw:name="Rectangle 23">
              <svg:title/>
              <svg:desc/>
              <text:p text:style-name="a819" text:class-names="" text:cond-style-name=""><text:span text:style-name="a818" text:class-names="">Gray</text:span></text:p>
              <text:p text:style-name="a823" text:class-names="" text:cond-style-name=""><text:span text:style-name="a820" text:class-names="">R:</text:span><text:span text:style-name="a821" text:class-names="">115 G:115 B:115</text:span><text:span text:style-name="a82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oup 12" draw:id="id129">
            <svg:title/>
            <svg:desc/>
            <draw:custom-shape svg:width="0.9328in" svg:height="0.31066in" draw:id="id132" draw:layer="Master1-bg" draw:style-name="a769" draw:transform="translate(-0.4664in -0.15533in) rotate(-1.5708) translate(13.68432in 4.73685in)" draw:name="Rectangle 15">
              <svg:title/>
              <svg:desc/>
              <text:p text:style-name="a766" text:class-names="" text:cond-style-name=""><text:span text:style-name="a765" text:class-names="">Yellow</text:span></text:p>
              <text:p text:style-name="a768" text:class-names="" text:cond-style-name=""><text:span text:style-name="a767" text:class-names="">R:255 G:185 B: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33" draw:layer="Master1-bg" draw:style-name="a775" draw:transform="translate(-0.4664in -0.15533in) rotate(-1.5708) translate(13.68432in 5.71733in)" draw:name="Rectangle 16">
              <svg:title/>
              <svg:desc/>
              <text:p text:style-name="a771" text:class-names="" text:cond-style-name=""><text:span text:style-name="a770" text:class-names="">Orange</text:span></text:p>
              <text:p text:style-name="a774" text:class-names="" text:cond-style-name=""><text:span text:style-name="a772" text:class-names="">R:</text:span><text:span text:style-name="a773" text:class-names="">216 G:59 B:1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34" draw:layer="Master1-bg" draw:style-name="a782" draw:transform="translate(-0.4664in -0.15533in) rotate(-1.5708) translate(14.04827in 2.44099in)" draw:name="Rectangle 17">
              <svg:title/>
              <svg:desc/>
              <text:p text:style-name="a777" text:class-names="" text:cond-style-name=""><text:span text:style-name="a776" text:class-names="">Teal</text:span></text:p>
              <text:p text:style-name="a781" text:class-names="" text:cond-style-name=""><text:span text:style-name="a778" text:class-names="">R:0</text:span><text:span text:style-name="a779" text:class-names=""><text:s text:c="1"/>G:130 B:114</text:span><text:span text:style-name="a78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frame draw:id="id130" draw:layer="Master1-bg" draw:style-name="a759" draw:transform="translate(-0.45247in -0.1752in) rotate(-1.5708) translate(14.37684in 0.45223in)" draw:name="TextBox 13" svg:width="0.90493in" svg:height="0.3504in">
            <draw:text-box>
              <text:p text:style-name="a758" text:class-names="" text:cond-style-name=""><text:span text:style-name="a757" text:class-names="">Main colors</text:span></text:p>
            </draw:text-box>
            <svg:title/>
            <svg:desc/>
          </draw:frame>
          <draw:frame draw:id="id131" draw:layer="Master1-bg" draw:style-name="a764" draw:transform="translate(-1.41928in -0.1752in) rotate(-1.5708) translate(14.01289in 4.70957in)" draw:name="TextBox 14" svg:width="2.83856in" svg:height="0.3504in">
            <draw:text-box>
              <text:p text:style-name="a763" text:class-names="" text:cond-style-name=""><text:span text:style-name="a760" text:class-names="">Secondary colors (use only when</text:span><text:span text:style-name="a761" text:class-names=""><text:s text:c="1"/>necessary)</text:span><text:span text:style-name="a762" text:class-names=""/></text:p>
            </draw:text-box>
            <svg:title/>
            <svg:desc/>
          </draw:frame>
        </draw:g>
        <draw:custom-shape svg:width="0.9328in" svg:height="0.31066in" draw:id="id127" draw:layer="Master1-bg" draw:style-name="a756" draw:transform="translate(-0.4664in -0.15533in) rotate(-1.5708) translate(13.68432in 3.75413in)" draw:name="Rectangle 10">
          <svg:title/>
          <svg:desc/>
          <text:p text:style-name="a751" text:class-names="" text:cond-style-name=""><text:span text:style-name="a750" text:class-names="">Cyan</text:span></text:p>
          <text:p text:style-name="a755" text:class-names="" text:cond-style-name=""><text:span text:style-name="a752" text:class-names="">R:</text:span><text:span text:style-name="a753" text:class-names="">0 G:188 B:242</text:span><text:span text:style-name="a7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21" draw:style-name="a744" draw:name="Graphic 1" svg:x="0.0125in" svg:y="0in" svg:width="13.30833in" svg:height="7.5in" style:rel-width="scale" style:rel-height="scale">
        <draw:image xlink:href="media/image6.svg" xlink:type="simple" xlink:show="embed" xlink:actuate="onLoad"/>
        <svg:title/>
        <svg:desc/>
      </draw:frame>
      <draw:frame draw:id="id122" draw:style-name="a745" draw:name="Picture 5" svg:x="0in" svg:y="0.87297in" svg:width="6.42265in" svg:height="5.57407in" style:rel-width="scale" style:rel-height="scale">
        <draw:image xlink:href="media/image7.png" xlink:type="simple" xlink:show="embed" xlink:actuate="onLoad"/>
        <svg:title/>
        <svg:desc/>
      </draw:frame>
      <draw:g draw:name="Group 4" draw:id="id123">
        <svg:title/>
        <svg:desc/>
        <draw:frame draw:id="id124" draw:style-name="a746" draw:name="Picture 6" svg:x="3.30176in" svg:y="0.49057in" svg:width="10.03158in" svg:height="7.24114in" style:rel-width="scale" style:rel-height="scale">
          <draw:image xlink:href="media/image8.png" xlink:type="simple" xlink:show="embed" xlink:actuate="onLoad"/>
          <svg:title/>
          <svg:desc/>
        </draw:frame>
        <draw:frame draw:id="id125" draw:style-name="a749" draw:name="TextBox 7" svg:x="11.80288in" svg:y="3.83505in" svg:width="2.04808in" svg:height="0.8684in">
          <draw:text-box>
            <text:p text:style-name="a748" text:class-names="" text:cond-style-name=""><text:span text:style-name="a747" text:class-names="">.NET</text:span></text:p>
          </draw:text-box>
          <svg:title/>
          <svg:desc/>
        </draw:frame>
      </draw:g>
      <presentation:notes style:page-layout-name="pageLayout2" draw:style-name="a856">
        <draw:frame draw:id="id18" presentation:style-name="a827" draw:name="Header Placeholder 1" svg:x="0in" svg:y="0in" svg:width="3.25in" svg:height="0.50174in" presentation:class="header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19" presentation:style-name="a832" draw:name="Date Placeholder 2" svg:x="4.24826in" svg:y="0in" svg:width="3.25in" svg:height="0.50174in" presentation:class="date-time" presentation:placeholder="false">
          <draw:text-box>
            <text:p text:style-name="a831" text:class-names="" text:cond-style-name=""><text:span text:style-name="a828" text:class-names=""><text:date text:fixed="false" style:data-style-name="a829">9/5/2019</text:date></text:span><text:span text:style-name="a830" text:class-names=""/></text:p>
          </draw:text-box>
          <svg:title/>
          <svg:desc/>
        </draw:frame>
        <draw:page-thumbnail svg:x="0.75in" svg:y="1.25in" svg:width="6in" svg:height="3.375in" presentation:class="page" draw:id="id20" presentation:style-name="a833" draw:name="Slide Image Placeholder 3">
          <svg:title/>
          <svg:desc/>
        </draw:page-thumbnail>
        <draw:frame draw:id="id21" presentation:style-name="a848" draw:name="Notes Placeholder 4" svg:x="0.75in" svg:y="4.8125in" svg:width="6in" svg:height="3.9375in" presentation:class="notes" presentation:placeholder="false">
          <draw:text-box>
            <text:p text:style-name="a835" text:class-names="" text:cond-style-name=""><text:span text:style-name="a834" text:class-names="">Edit Master text styles</text:span></text:p>
            <text:list text:style-name="a838">
              <text:list-item>
                <text:list text:style-name="a838">
                  <text:list-item>
                    <text:p text:style-name="a837" text:class-names="" text:cond-style-name=""><text:span text:style-name="a836" text:class-names="">Second level</text:span></text:p>
                  </text:list-item>
                </text:list>
              </text:list-item>
            </text:list>
            <text:list text:style-name="a841">
              <text:list-item>
                <text:list text:style-name="a841">
                  <text:list-item>
                    <text:list text:style-name="a841">
                      <text:list-item>
                        <text:p text:style-name="a840" text:class-names="" text:cond-style-name=""><text:span text:style-name="a8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44">
              <text:list-item>
                <text:list text:style-name="a844">
                  <text:list-item>
                    <text:list text:style-name="a844">
                      <text:list-item>
                        <text:list text:style-name="a844">
                          <text:list-item>
                            <text:p text:style-name="a843" text:class-names="" text:cond-style-name=""><text:span text:style-name="a8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7">
              <text:list-item>
                <text:list text:style-name="a847">
                  <text:list-item>
                    <text:list text:style-name="a847">
                      <text:list-item>
                        <text:list text:style-name="a847">
                          <text:list-item>
                            <text:list text:style-name="a847">
                              <text:list-item>
                                <text:p text:style-name="a846" text:class-names="" text:cond-style-name=""><text:span text:style-name="a8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851" draw:name="Footer Placeholder 5" svg:x="0in" svg:y="9.49826in" svg:width="3.25in" svg:height="0.50174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23" presentation:style-name="a855" draw:name="Slide Number Placeholder 6" svg:x="4.24826in" svg:y="9.49826in" svg:width="3.25in" svg:height="0.50174in" presentation:class="page-number" presentation:placeholder="false">
          <draw:text-box>
            <text:p text:style-name="a854" text:class-names="" text:cond-style-name=""><text:span text:style-name="a852" text:class-names=""><text:page-number style:num-format="1" text:fixed="false">‹#›</text:page-number></text:span><text:span text:style-name="a853" text:class-names=""/></text:p>
          </draw:text-box>
          <svg:title/>
          <svg:desc/>
        </draw:frame>
      </presentation:notes>
    </style:master-page>
    <style:master-page style:name="Master1-Layout7-cust-Demo-slide" style:page-layout-name="pageLayout1" draw:style-name="a857">
      <draw:g draw:name="Group 9" draw:id="id141">
        <svg:title/>
        <svg:desc/>
        <draw:g draw:name="Group 10" draw:id="id148">
          <svg:title/>
          <svg:desc/>
          <draw:g draw:name="Group 12" draw:id="id150">
            <svg:title/>
            <svg:desc/>
            <draw:custom-shape svg:width="0.9328in" svg:height="0.31066in" draw:id="id157" draw:layer="Master1-bg" draw:style-name="a908" draw:transform="translate(-0.4664in -0.15533in) rotate(-1.5708) translate(14.04827in 0.47539in)" draw:name="Rectangle 19">
              <svg:title/>
              <svg:desc/>
              <text:p text:style-name="a903" text:class-names="" text:cond-style-name=""><text:span text:style-name="a902" text:class-names="">Blue</text:span></text:p>
              <text:p text:style-name="a907" text:class-names="" text:cond-style-name=""><text:span text:style-name="a904" text:class-names="">R:</text:span><text:span text:style-name="a905" text:class-names="">0 G:120 B:215</text:span><text:span text:style-name="a90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58" draw:layer="Master1-bg" draw:style-name="a915" draw:transform="translate(-0.4664in -0.15533in) rotate(-1.5708) translate(14.04827in 2.44099in)" draw:name="Rectangle 20">
              <svg:title/>
              <svg:desc/>
              <text:p text:style-name="a910" text:class-names="" text:cond-style-name=""><text:span text:style-name="a909" text:class-names="">Cyan</text:span></text:p>
              <text:p text:style-name="a914" text:class-names="" text:cond-style-name=""><text:span text:style-name="a911" text:class-names="">R:</text:span><text:span text:style-name="a912" text:class-names="">0 G:188 B:242</text:span><text:span text:style-name="a91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59" draw:layer="Master1-bg" draw:style-name="a922" draw:transform="translate(-0.4664in -0.15533in) rotate(-1.5708) translate(13.68432in 0.47539in)" draw:name="Rectangle 21">
              <svg:title/>
              <svg:desc/>
              <text:p text:style-name="a917" text:class-names="" text:cond-style-name=""><text:span text:style-name="a916" text:class-names="">Light Gray</text:span></text:p>
              <text:p text:style-name="a921" text:class-names="" text:cond-style-name=""><text:span text:style-name="a918" text:class-names="">R:</text:span><text:span text:style-name="a919" text:class-names="">210 G:210 B:210</text:span><text:span text:style-name="a92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60" draw:layer="Master1-bg" draw:style-name="a929" draw:transform="translate(-0.4664in -0.15533in) rotate(-1.5708) translate(14.04827in 1.46051in)" draw:name="Rectangle 22">
              <svg:title/>
              <svg:desc/>
              <text:p text:style-name="a924" text:class-names="" text:cond-style-name=""><text:span text:style-name="a923" text:class-names="">Purple</text:span></text:p>
              <text:p text:style-name="a928" text:class-names="" text:cond-style-name=""><text:span text:style-name="a925" text:class-names="">R:92</text:span><text:span text:style-name="a926" text:class-names=""><text:s text:c="1"/>G:45 B:145</text:span><text:span text:style-name="a92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61" draw:layer="Master1-bg" draw:style-name="a936" draw:transform="translate(-0.4664in -0.15533in) rotate(-1.5708) translate(13.68432in 2.43379in)" draw:name="Rectangle 23">
              <svg:title/>
              <svg:desc/>
              <text:p text:style-name="a931" text:class-names="" text:cond-style-name=""><text:span text:style-name="a930" text:class-names="">Dark Gray</text:span></text:p>
              <text:p text:style-name="a935" text:class-names="" text:cond-style-name=""><text:span text:style-name="a932" text:class-names="">R:</text:span><text:span text:style-name="a933" text:class-names="">80 G:80 B:80</text:span><text:span text:style-name="a93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62" draw:layer="Master1-bg" draw:style-name="a943" draw:transform="translate(-0.4664in -0.15533in) rotate(-1.5708) translate(13.68432in 1.46051in)" draw:name="Rectangle 24">
              <svg:title/>
              <svg:desc/>
              <text:p text:style-name="a938" text:class-names="" text:cond-style-name=""><text:span text:style-name="a937" text:class-names="">Gray</text:span></text:p>
              <text:p text:style-name="a942" text:class-names="" text:cond-style-name=""><text:span text:style-name="a939" text:class-names="">R:</text:span><text:span text:style-name="a940" text:class-names="">115 G:115 B:115</text:span><text:span text:style-name="a94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oup 13" draw:id="id151">
            <svg:title/>
            <svg:desc/>
            <draw:custom-shape svg:width="0.9328in" svg:height="0.31066in" draw:id="id154" draw:layer="Master1-bg" draw:style-name="a888" draw:transform="translate(-0.4664in -0.15533in) rotate(-1.5708) translate(13.68432in 4.73685in)" draw:name="Rectangle 16">
              <svg:title/>
              <svg:desc/>
              <text:p text:style-name="a885" text:class-names="" text:cond-style-name=""><text:span text:style-name="a884" text:class-names="">Yellow</text:span></text:p>
              <text:p text:style-name="a887" text:class-names="" text:cond-style-name=""><text:span text:style-name="a886" text:class-names="">R:255 G:185 B: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55" draw:layer="Master1-bg" draw:style-name="a894" draw:transform="translate(-0.4664in -0.15533in) rotate(-1.5708) translate(13.68432in 5.71733in)" draw:name="Rectangle 17">
              <svg:title/>
              <svg:desc/>
              <text:p text:style-name="a890" text:class-names="" text:cond-style-name=""><text:span text:style-name="a889" text:class-names="">Orange</text:span></text:p>
              <text:p text:style-name="a893" text:class-names="" text:cond-style-name=""><text:span text:style-name="a891" text:class-names="">R:</text:span><text:span text:style-name="a892" text:class-names="">216 G:59 B:1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56" draw:layer="Master1-bg" draw:style-name="a901" draw:transform="translate(-0.4664in -0.15533in) rotate(-1.5708) translate(14.04827in 2.44099in)" draw:name="Rectangle 18">
              <svg:title/>
              <svg:desc/>
              <text:p text:style-name="a896" text:class-names="" text:cond-style-name=""><text:span text:style-name="a895" text:class-names="">Teal</text:span></text:p>
              <text:p text:style-name="a900" text:class-names="" text:cond-style-name=""><text:span text:style-name="a897" text:class-names="">R:0</text:span><text:span text:style-name="a898" text:class-names=""><text:s text:c="1"/>G:130 B:114</text:span><text:span text:style-name="a89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frame draw:id="id152" draw:layer="Master1-bg" draw:style-name="a878" draw:transform="translate(-0.45247in -0.1752in) rotate(-1.5708) translate(14.37684in 0.45223in)" draw:name="TextBox 14" svg:width="0.90493in" svg:height="0.3504in">
            <draw:text-box>
              <text:p text:style-name="a877" text:class-names="" text:cond-style-name=""><text:span text:style-name="a876" text:class-names="">Main colors</text:span></text:p>
            </draw:text-box>
            <svg:title/>
            <svg:desc/>
          </draw:frame>
          <draw:frame draw:id="id153" draw:layer="Master1-bg" draw:style-name="a883" draw:transform="translate(-1.41928in -0.1752in) rotate(-1.5708) translate(14.01289in 4.70957in)" draw:name="TextBox 15" svg:width="2.83856in" svg:height="0.3504in">
            <draw:text-box>
              <text:p text:style-name="a882" text:class-names="" text:cond-style-name=""><text:span text:style-name="a879" text:class-names="">Secondary colors (use only when</text:span><text:span text:style-name="a880" text:class-names=""><text:s text:c="1"/>necessary)</text:span><text:span text:style-name="a881" text:class-names=""/></text:p>
            </draw:text-box>
            <svg:title/>
            <svg:desc/>
          </draw:frame>
        </draw:g>
        <draw:custom-shape svg:width="0.9328in" svg:height="0.31066in" draw:id="id149" draw:layer="Master1-bg" draw:style-name="a875" draw:transform="translate(-0.4664in -0.15533in) rotate(-1.5708) translate(13.68432in 3.75413in)" draw:name="Rectangle 11">
          <svg:title/>
          <svg:desc/>
          <text:p text:style-name="a870" text:class-names="" text:cond-style-name=""><text:span text:style-name="a869" text:class-names="">Cyan</text:span></text:p>
          <text:p text:style-name="a874" text:class-names="" text:cond-style-name=""><text:span text:style-name="a871" text:class-names="">R:</text:span><text:span text:style-name="a872" text:class-names="">0 G:188 B:242</text:span><text:span text:style-name="a8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42" presentation:style-name="a860" draw:name="Title 1" svg:x="1.40584in" svg:y="3.15107in" svg:width="10.94782in" svg:height="1.11074in" presentation:class="title" presentation:placeholder="false">
        <draw:text-box>
          <text:p text:style-name="a859" text:class-names="" text:cond-style-name=""><text:span text:style-name="a858" text:class-names="">Demo</text:span></text:p>
        </draw:text-box>
        <svg:title/>
        <svg:desc/>
      </draw:frame>
      <draw:custom-shape svg:x="0.96342in" svg:y="1.17073in" svg:width="11.39024in" svg:height="5.07317in" draw:id="id143" draw:style-name="a863" draw:name="Rectangle 5">
        <svg:title/>
        <svg:desc/>
        <text:p text:style-name="a862" text:class-names="" text:cond-style-name=""><text:span text:style-name="a8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6" draw:id="id144">
        <svg:title/>
        <svg:desc/>
        <draw:frame draw:id="id146" draw:style-name="a865" draw:name="Picture 7" svg:x="2.31071in" svg:y="0.12943in" svg:width="10.03158in" svg:height="7.24114in" style:rel-width="scale" style:rel-height="scale">
          <draw:image xlink:href="media/image8.png" xlink:type="simple" xlink:show="embed" xlink:actuate="onLoad"/>
          <svg:title/>
          <svg:desc/>
        </draw:frame>
        <draw:frame draw:id="id147" draw:style-name="a868" draw:name="TextBox 8" svg:x="10.81183in" svg:y="3.47391in" svg:width="2.04808in" svg:height="0.8684in">
          <draw:text-box>
            <text:p text:style-name="a867" text:class-names="" text:cond-style-name=""><text:span text:style-name="a866" text:class-names="">.NET</text:span></text:p>
          </draw:text-box>
          <svg:title/>
          <svg:desc/>
        </draw:frame>
      </draw:g>
      <draw:frame draw:id="id145" draw:style-name="a864" draw:name="Graphic 2" svg:x="0.0125in" svg:y="0in" svg:width="13.30833in" svg:height="7.5in" style:rel-width="scale" style:rel-height="scale">
        <draw:image xlink:href="media/image6.svg" xlink:type="simple" xlink:show="embed" xlink:actuate="onLoad"/>
        <svg:title/>
        <svg:desc/>
      </draw:frame>
      <presentation:notes style:page-layout-name="pageLayout2" draw:style-name="a975">
        <draw:frame draw:id="id18" presentation:style-name="a946" draw:name="Header Placeholder 1" svg:x="0in" svg:y="0in" svg:width="3.25in" svg:height="0.50174in" presentation:class="header" presentation:placeholder="false">
          <draw:text-box>
            <text:p text:style-name="a945" text:class-names="" text:cond-style-name=""><text:span text:style-name="a944" text:class-names=""/></text:p>
          </draw:text-box>
          <svg:title/>
          <svg:desc/>
        </draw:frame>
        <draw:frame draw:id="id19" presentation:style-name="a951" draw:name="Date Placeholder 2" svg:x="4.24826in" svg:y="0in" svg:width="3.25in" svg:height="0.50174in" presentation:class="date-time" presentation:placeholder="false">
          <draw:text-box>
            <text:p text:style-name="a950" text:class-names="" text:cond-style-name=""><text:span text:style-name="a947" text:class-names=""><text:date text:fixed="false" style:data-style-name="a948">9/5/2019</text:date></text:span><text:span text:style-name="a949" text:class-names=""/></text:p>
          </draw:text-box>
          <svg:title/>
          <svg:desc/>
        </draw:frame>
        <draw:page-thumbnail svg:x="0.75in" svg:y="1.25in" svg:width="6in" svg:height="3.375in" presentation:class="page" draw:id="id20" presentation:style-name="a952" draw:name="Slide Image Placeholder 3">
          <svg:title/>
          <svg:desc/>
        </draw:page-thumbnail>
        <draw:frame draw:id="id21" presentation:style-name="a967" draw:name="Notes Placeholder 4" svg:x="0.75in" svg:y="4.8125in" svg:width="6in" svg:height="3.9375in" presentation:class="notes" presentation:placeholder="false">
          <draw:text-box>
            <text:p text:style-name="a954" text:class-names="" text:cond-style-name=""><text:span text:style-name="a953" text:class-names="">Edit Master text styles</text:span></text:p>
            <text:list text:style-name="a957">
              <text:list-item>
                <text:list text:style-name="a957">
                  <text:list-item>
                    <text:p text:style-name="a956" text:class-names="" text:cond-style-name=""><text:span text:style-name="a955" text:class-names="">Second level</text:span></text:p>
                  </text:list-item>
                </text:list>
              </text:list-item>
            </text:list>
            <text:list text:style-name="a960">
              <text:list-item>
                <text:list text:style-name="a960">
                  <text:list-item>
                    <text:list text:style-name="a960">
                      <text:list-item>
                        <text:p text:style-name="a959" text:class-names="" text:cond-style-name=""><text:span text:style-name="a9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63">
              <text:list-item>
                <text:list text:style-name="a963">
                  <text:list-item>
                    <text:list text:style-name="a963">
                      <text:list-item>
                        <text:list text:style-name="a963">
                          <text:list-item>
                            <text:p text:style-name="a962" text:class-names="" text:cond-style-name=""><text:span text:style-name="a9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6">
              <text:list-item>
                <text:list text:style-name="a966">
                  <text:list-item>
                    <text:list text:style-name="a966">
                      <text:list-item>
                        <text:list text:style-name="a966">
                          <text:list-item>
                            <text:list text:style-name="a966">
                              <text:list-item>
                                <text:p text:style-name="a965" text:class-names="" text:cond-style-name=""><text:span text:style-name="a9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970" draw:name="Footer Placeholder 5" svg:x="0in" svg:y="9.49826in" svg:width="3.25in" svg:height="0.50174in" presentation:class="footer" presentation:placeholder="false">
          <draw:text-box>
            <text:p text:style-name="a969" text:class-names="" text:cond-style-name=""><text:span text:style-name="a968" text:class-names=""/></text:p>
          </draw:text-box>
          <svg:title/>
          <svg:desc/>
        </draw:frame>
        <draw:frame draw:id="id23" presentation:style-name="a974" draw:name="Slide Number Placeholder 6" svg:x="4.24826in" svg:y="9.49826in" svg:width="3.25in" svg:height="0.50174in" presentation:class="page-number" presentation:placeholder="false">
          <draw:text-box>
            <text:p text:style-name="a973" text:class-names="" text:cond-style-name=""><text:span text:style-name="a971" text:class-names=""><text:page-number style:num-format="1" text:fixed="false">‹#›</text:page-number></text:span><text:span text:style-name="a972" text:class-names=""/></text:p>
          </draw:text-box>
          <svg:title/>
          <svg:desc/>
        </draw:frame>
      </presentation:notes>
    </style:master-page>
    <style:master-page style:name="Master1-Layout8-cust-Section-Title-Plain" style:page-layout-name="pageLayout1" draw:style-name="a976">
      <draw:g draw:name="Group 5" draw:id="id163">
        <svg:title/>
        <svg:desc/>
        <draw:g draw:name="Group 6" draw:id="id168">
          <svg:title/>
          <svg:desc/>
          <draw:g draw:name="Group 8" draw:id="id170">
            <svg:title/>
            <svg:desc/>
            <draw:custom-shape svg:width="0.9328in" svg:height="0.31066in" draw:id="id177" draw:layer="Master1-bg" draw:style-name="a1024" draw:transform="translate(-0.4664in -0.15533in) rotate(-1.5708) translate(14.04827in 0.47539in)" draw:name="Rectangle 15">
              <svg:title/>
              <svg:desc/>
              <text:p text:style-name="a1019" text:class-names="" text:cond-style-name=""><text:span text:style-name="a1018" text:class-names="">Blue</text:span></text:p>
              <text:p text:style-name="a1023" text:class-names="" text:cond-style-name=""><text:span text:style-name="a1020" text:class-names="">R:</text:span><text:span text:style-name="a1021" text:class-names="">0 G:120 B:215</text:span><text:span text:style-name="a102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78" draw:layer="Master1-bg" draw:style-name="a1031" draw:transform="translate(-0.4664in -0.15533in) rotate(-1.5708) translate(14.04827in 2.44099in)" draw:name="Rectangle 18">
              <svg:title/>
              <svg:desc/>
              <text:p text:style-name="a1026" text:class-names="" text:cond-style-name=""><text:span text:style-name="a1025" text:class-names="">Cyan</text:span></text:p>
              <text:p text:style-name="a1030" text:class-names="" text:cond-style-name=""><text:span text:style-name="a1027" text:class-names="">R:</text:span><text:span text:style-name="a1028" text:class-names="">0 G:188 B:242</text:span><text:span text:style-name="a102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79" draw:layer="Master1-bg" draw:style-name="a1038" draw:transform="translate(-0.4664in -0.15533in) rotate(-1.5708) translate(13.68432in 0.47539in)" draw:name="Rectangle 19">
              <svg:title/>
              <svg:desc/>
              <text:p text:style-name="a1033" text:class-names="" text:cond-style-name=""><text:span text:style-name="a1032" text:class-names="">Light Gray</text:span></text:p>
              <text:p text:style-name="a1037" text:class-names="" text:cond-style-name=""><text:span text:style-name="a1034" text:class-names="">R:</text:span><text:span text:style-name="a1035" text:class-names="">210 G:210 B:210</text:span><text:span text:style-name="a103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80" draw:layer="Master1-bg" draw:style-name="a1045" draw:transform="translate(-0.4664in -0.15533in) rotate(-1.5708) translate(14.04827in 1.46051in)" draw:name="Rectangle 20">
              <svg:title/>
              <svg:desc/>
              <text:p text:style-name="a1040" text:class-names="" text:cond-style-name=""><text:span text:style-name="a1039" text:class-names="">Purple</text:span></text:p>
              <text:p text:style-name="a1044" text:class-names="" text:cond-style-name=""><text:span text:style-name="a1041" text:class-names="">R:92</text:span><text:span text:style-name="a1042" text:class-names=""><text:s text:c="1"/>G:45 B:145</text:span><text:span text:style-name="a104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81" draw:layer="Master1-bg" draw:style-name="a1052" draw:transform="translate(-0.4664in -0.15533in) rotate(-1.5708) translate(13.68432in 2.43379in)" draw:name="Rectangle 21">
              <svg:title/>
              <svg:desc/>
              <text:p text:style-name="a1047" text:class-names="" text:cond-style-name=""><text:span text:style-name="a1046" text:class-names="">Dark Gray</text:span></text:p>
              <text:p text:style-name="a1051" text:class-names="" text:cond-style-name=""><text:span text:style-name="a1048" text:class-names="">R:</text:span><text:span text:style-name="a1049" text:class-names="">80 G:80 B:80</text:span><text:span text:style-name="a105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82" draw:layer="Master1-bg" draw:style-name="a1059" draw:transform="translate(-0.4664in -0.15533in) rotate(-1.5708) translate(13.68432in 1.46051in)" draw:name="Rectangle 22">
              <svg:title/>
              <svg:desc/>
              <text:p text:style-name="a1054" text:class-names="" text:cond-style-name=""><text:span text:style-name="a1053" text:class-names="">Gray</text:span></text:p>
              <text:p text:style-name="a1058" text:class-names="" text:cond-style-name=""><text:span text:style-name="a1055" text:class-names="">R:</text:span><text:span text:style-name="a1056" text:class-names="">115 G:115 B:115</text:span><text:span text:style-name="a105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oup 9" draw:id="id171">
            <svg:title/>
            <svg:desc/>
            <draw:custom-shape svg:width="0.9328in" svg:height="0.31066in" draw:id="id174" draw:layer="Master1-bg" draw:style-name="a1004" draw:transform="translate(-0.4664in -0.15533in) rotate(-1.5708) translate(13.68432in 4.73685in)" draw:name="Rectangle 12">
              <svg:title/>
              <svg:desc/>
              <text:p text:style-name="a1001" text:class-names="" text:cond-style-name=""><text:span text:style-name="a1000" text:class-names="">Yellow</text:span></text:p>
              <text:p text:style-name="a1003" text:class-names="" text:cond-style-name=""><text:span text:style-name="a1002" text:class-names="">R:255 G:185 B: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75" draw:layer="Master1-bg" draw:style-name="a1010" draw:transform="translate(-0.4664in -0.15533in) rotate(-1.5708) translate(13.68432in 5.71733in)" draw:name="Rectangle 13">
              <svg:title/>
              <svg:desc/>
              <text:p text:style-name="a1006" text:class-names="" text:cond-style-name=""><text:span text:style-name="a1005" text:class-names="">Orange</text:span></text:p>
              <text:p text:style-name="a1009" text:class-names="" text:cond-style-name=""><text:span text:style-name="a1007" text:class-names="">R:</text:span><text:span text:style-name="a1008" text:class-names="">216 G:59 B:1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76" draw:layer="Master1-bg" draw:style-name="a1017" draw:transform="translate(-0.4664in -0.15533in) rotate(-1.5708) translate(14.04827in 2.44099in)" draw:name="Rectangle 14">
              <svg:title/>
              <svg:desc/>
              <text:p text:style-name="a1012" text:class-names="" text:cond-style-name=""><text:span text:style-name="a1011" text:class-names="">Teal</text:span></text:p>
              <text:p text:style-name="a1016" text:class-names="" text:cond-style-name=""><text:span text:style-name="a1013" text:class-names="">R:0</text:span><text:span text:style-name="a1014" text:class-names=""><text:s text:c="1"/>G:130 B:114</text:span><text:span text:style-name="a101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frame draw:id="id172" draw:layer="Master1-bg" draw:style-name="a994" draw:transform="translate(-0.45247in -0.1752in) rotate(-1.5708) translate(14.37684in 0.45223in)" draw:name="TextBox 10" svg:width="0.90493in" svg:height="0.3504in">
            <draw:text-box>
              <text:p text:style-name="a993" text:class-names="" text:cond-style-name=""><text:span text:style-name="a992" text:class-names="">Main colors</text:span></text:p>
            </draw:text-box>
            <svg:title/>
            <svg:desc/>
          </draw:frame>
          <draw:frame draw:id="id173" draw:layer="Master1-bg" draw:style-name="a999" draw:transform="translate(-1.41928in -0.1752in) rotate(-1.5708) translate(14.01289in 4.70957in)" draw:name="TextBox 11" svg:width="2.83856in" svg:height="0.3504in">
            <draw:text-box>
              <text:p text:style-name="a998" text:class-names="" text:cond-style-name=""><text:span text:style-name="a995" text:class-names="">Secondary colors (use only when</text:span><text:span text:style-name="a996" text:class-names=""><text:s text:c="1"/>necessary)</text:span><text:span text:style-name="a997" text:class-names=""/></text:p>
            </draw:text-box>
            <svg:title/>
            <svg:desc/>
          </draw:frame>
        </draw:g>
        <draw:custom-shape svg:width="0.9328in" svg:height="0.31066in" draw:id="id169" draw:layer="Master1-bg" draw:style-name="a991" draw:transform="translate(-0.4664in -0.15533in) rotate(-1.5708) translate(13.68432in 3.75413in)" draw:name="Rectangle 7">
          <svg:title/>
          <svg:desc/>
          <text:p text:style-name="a986" text:class-names="" text:cond-style-name=""><text:span text:style-name="a985" text:class-names="">Cyan</text:span></text:p>
          <text:p text:style-name="a990" text:class-names="" text:cond-style-name=""><text:span text:style-name="a987" text:class-names="">R:</text:span><text:span text:style-name="a988" text:class-names="">0 G:188 B:242</text:span><text:span text:style-name="a9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64" draw:style-name="a977" draw:name="Graphic 1" svg:x="0.0125in" svg:y="0in" svg:width="13.30833in" svg:height="7.5in" style:rel-width="scale" style:rel-height="scale">
        <draw:image xlink:href="media/image6.svg" xlink:type="simple" xlink:show="embed" xlink:actuate="onLoad"/>
        <svg:title/>
        <svg:desc/>
      </draw:frame>
      <draw:frame draw:id="id165" presentation:style-name="a980" draw:name="Title 1" svg:x="0.62122in" svg:y="2.27928in" svg:width="12.41767in" svg:height="1.26727in" presentation:class="title" presentation:placeholder="false">
        <draw:text-box>
          <text:p text:style-name="a979" text:class-names="" text:cond-style-name=""><text:span text:style-name="a978" text:class-names="">Section title</text:span></text:p>
        </draw:text-box>
        <svg:title/>
        <svg:desc/>
      </draw:frame>
      <draw:frame draw:id="id166" draw:style-name="a981" draw:name="Picture 16" svg:x="3.29112in" svg:y="0.49057in" svg:width="10.03158in" svg:height="7.24114in" style:rel-width="scale" style:rel-height="scale">
        <draw:image xlink:href="media/image8.png" xlink:type="simple" xlink:show="embed" xlink:actuate="onLoad"/>
        <svg:title/>
        <svg:desc/>
      </draw:frame>
      <draw:frame draw:id="id167" draw:style-name="a984" draw:name="TextBox 17" svg:x="11.80288in" svg:y="3.83505in" svg:width="2.04808in" svg:height="0.8684in">
        <draw:text-box>
          <text:p text:style-name="a983" text:class-names="" text:cond-style-name=""><text:span text:style-name="a982" text:class-names="">.NET</text:span></text:p>
        </draw:text-box>
        <svg:title/>
        <svg:desc/>
      </draw:frame>
      <presentation:notes style:page-layout-name="pageLayout2" draw:style-name="a1091">
        <draw:frame draw:id="id18" presentation:style-name="a1062" draw:name="Header Placeholder 1" svg:x="0in" svg:y="0in" svg:width="3.25in" svg:height="0.50174in" presentation:class="header" presentation:placeholder="false">
          <draw:text-box>
            <text:p text:style-name="a1061" text:class-names="" text:cond-style-name=""><text:span text:style-name="a1060" text:class-names=""/></text:p>
          </draw:text-box>
          <svg:title/>
          <svg:desc/>
        </draw:frame>
        <draw:frame draw:id="id19" presentation:style-name="a1067" draw:name="Date Placeholder 2" svg:x="4.24826in" svg:y="0in" svg:width="3.25in" svg:height="0.50174in" presentation:class="date-time" presentation:placeholder="false">
          <draw:text-box>
            <text:p text:style-name="a1066" text:class-names="" text:cond-style-name=""><text:span text:style-name="a1063" text:class-names=""><text:date text:fixed="false" style:data-style-name="a1064">9/5/2019</text:date></text:span><text:span text:style-name="a1065" text:class-names=""/></text:p>
          </draw:text-box>
          <svg:title/>
          <svg:desc/>
        </draw:frame>
        <draw:page-thumbnail svg:x="0.75in" svg:y="1.25in" svg:width="6in" svg:height="3.375in" presentation:class="page" draw:id="id20" presentation:style-name="a1068" draw:name="Slide Image Placeholder 3">
          <svg:title/>
          <svg:desc/>
        </draw:page-thumbnail>
        <draw:frame draw:id="id21" presentation:style-name="a1083" draw:name="Notes Placeholder 4" svg:x="0.75in" svg:y="4.8125in" svg:width="6in" svg:height="3.9375in" presentation:class="notes" presentation:placeholder="false">
          <draw:text-box>
            <text:p text:style-name="a1070" text:class-names="" text:cond-style-name=""><text:span text:style-name="a1069" text:class-names="">Edit Master text styles</text:span></text:p>
            <text:list text:style-name="a1073">
              <text:list-item>
                <text:list text:style-name="a1073">
                  <text:list-item>
                    <text:p text:style-name="a1072" text:class-names="" text:cond-style-name=""><text:span text:style-name="a1071" text:class-names="">Second level</text:span></text:p>
                  </text:list-item>
                </text:list>
              </text:list-item>
            </text:list>
            <text:list text:style-name="a1076">
              <text:list-item>
                <text:list text:style-name="a1076">
                  <text:list-item>
                    <text:list text:style-name="a1076">
                      <text:list-item>
                        <text:p text:style-name="a1075" text:class-names="" text:cond-style-name=""><text:span text:style-name="a10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9">
              <text:list-item>
                <text:list text:style-name="a1079">
                  <text:list-item>
                    <text:list text:style-name="a1079">
                      <text:list-item>
                        <text:list text:style-name="a1079">
                          <text:list-item>
                            <text:p text:style-name="a1078" text:class-names="" text:cond-style-name=""><text:span text:style-name="a10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2">
              <text:list-item>
                <text:list text:style-name="a1082">
                  <text:list-item>
                    <text:list text:style-name="a1082">
                      <text:list-item>
                        <text:list text:style-name="a1082">
                          <text:list-item>
                            <text:list text:style-name="a1082">
                              <text:list-item>
                                <text:p text:style-name="a1081" text:class-names="" text:cond-style-name=""><text:span text:style-name="a10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1086" draw:name="Footer Placeholder 5" svg:x="0in" svg:y="9.49826in" svg:width="3.25in" svg:height="0.50174in" presentation:class="footer" presentation:placeholder="false">
          <draw:text-box>
            <text:p text:style-name="a1085" text:class-names="" text:cond-style-name=""><text:span text:style-name="a1084" text:class-names=""/></text:p>
          </draw:text-box>
          <svg:title/>
          <svg:desc/>
        </draw:frame>
        <draw:frame draw:id="id23" presentation:style-name="a1090" draw:name="Slide Number Placeholder 6" svg:x="4.24826in" svg:y="9.49826in" svg:width="3.25in" svg:height="0.50174in" presentation:class="page-number" presentation:placeholder="false">
          <draw:text-box>
            <text:p text:style-name="a1089" text:class-names="" text:cond-style-name=""><text:span text:style-name="a1087" text:class-names=""><text:page-number style:num-format="1" text:fixed="false">‹#›</text:page-number></text:span><text:span text:style-name="a1088" text:class-names=""/></text:p>
          </draw:text-box>
          <svg:title/>
          <svg:desc/>
        </draw:frame>
      </presentation:notes>
    </style:master-page>
    <style:master-page style:name="Master1-Layout9-cust-1_Title-Only" style:page-layout-name="pageLayout1" draw:style-name="a1092">
      <draw:g draw:name="Group 2" draw:id="id183">
        <svg:title/>
        <svg:desc/>
        <draw:g draw:name="Group 3" draw:id="id185">
          <svg:title/>
          <svg:desc/>
          <draw:g draw:name="Group 5" draw:id="id187">
            <svg:title/>
            <svg:desc/>
            <draw:custom-shape svg:width="0.9328in" svg:height="0.31066in" draw:id="id194" draw:layer="Master1-bg" draw:style-name="a1135" draw:transform="translate(-0.4664in -0.15533in) rotate(-1.5708) translate(14.04827in 0.47539in)" draw:name="Rectangle 12">
              <svg:title/>
              <svg:desc/>
              <text:p text:style-name="a1130" text:class-names="" text:cond-style-name=""><text:span text:style-name="a1129" text:class-names="">Blue</text:span></text:p>
              <text:p text:style-name="a1134" text:class-names="" text:cond-style-name=""><text:span text:style-name="a1131" text:class-names="">R:</text:span><text:span text:style-name="a1132" text:class-names="">0 G:120 B:215</text:span><text:span text:style-name="a113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95" draw:layer="Master1-bg" draw:style-name="a1142" draw:transform="translate(-0.4664in -0.15533in) rotate(-1.5708) translate(14.04827in 2.44099in)" draw:name="Rectangle 13">
              <svg:title/>
              <svg:desc/>
              <text:p text:style-name="a1137" text:class-names="" text:cond-style-name=""><text:span text:style-name="a1136" text:class-names="">Cyan</text:span></text:p>
              <text:p text:style-name="a1141" text:class-names="" text:cond-style-name=""><text:span text:style-name="a1138" text:class-names="">R:</text:span><text:span text:style-name="a1139" text:class-names="">0 G:188 B:242</text:span><text:span text:style-name="a114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96" draw:layer="Master1-bg" draw:style-name="a1149" draw:transform="translate(-0.4664in -0.15533in) rotate(-1.5708) translate(13.68432in 0.47539in)" draw:name="Rectangle 14">
              <svg:title/>
              <svg:desc/>
              <text:p text:style-name="a1144" text:class-names="" text:cond-style-name=""><text:span text:style-name="a1143" text:class-names="">Light Gray</text:span></text:p>
              <text:p text:style-name="a1148" text:class-names="" text:cond-style-name=""><text:span text:style-name="a1145" text:class-names="">R:</text:span><text:span text:style-name="a1146" text:class-names="">210 G:210 B:210</text:span><text:span text:style-name="a114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97" draw:layer="Master1-bg" draw:style-name="a1156" draw:transform="translate(-0.4664in -0.15533in) rotate(-1.5708) translate(14.04827in 1.46051in)" draw:name="Rectangle 15">
              <svg:title/>
              <svg:desc/>
              <text:p text:style-name="a1151" text:class-names="" text:cond-style-name=""><text:span text:style-name="a1150" text:class-names="">Purple</text:span></text:p>
              <text:p text:style-name="a1155" text:class-names="" text:cond-style-name=""><text:span text:style-name="a1152" text:class-names="">R:92</text:span><text:span text:style-name="a1153" text:class-names=""><text:s text:c="1"/>G:45 B:145</text:span><text:span text:style-name="a115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98" draw:layer="Master1-bg" draw:style-name="a1163" draw:transform="translate(-0.4664in -0.15533in) rotate(-1.5708) translate(13.68432in 2.43379in)" draw:name="Rectangle 16">
              <svg:title/>
              <svg:desc/>
              <text:p text:style-name="a1158" text:class-names="" text:cond-style-name=""><text:span text:style-name="a1157" text:class-names="">Dark Gray</text:span></text:p>
              <text:p text:style-name="a1162" text:class-names="" text:cond-style-name=""><text:span text:style-name="a1159" text:class-names="">R:</text:span><text:span text:style-name="a1160" text:class-names="">80 G:80 B:80</text:span><text:span text:style-name="a116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99" draw:layer="Master1-bg" draw:style-name="a1170" draw:transform="translate(-0.4664in -0.15533in) rotate(-1.5708) translate(13.68432in 1.46051in)" draw:name="Rectangle 17">
              <svg:title/>
              <svg:desc/>
              <text:p text:style-name="a1165" text:class-names="" text:cond-style-name=""><text:span text:style-name="a1164" text:class-names="">Gray</text:span></text:p>
              <text:p text:style-name="a1169" text:class-names="" text:cond-style-name=""><text:span text:style-name="a1166" text:class-names="">R:</text:span><text:span text:style-name="a1167" text:class-names="">115 G:115 B:115</text:span><text:span text:style-name="a116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oup 6" draw:id="id188">
            <svg:title/>
            <svg:desc/>
            <draw:custom-shape svg:width="0.9328in" svg:height="0.31066in" draw:id="id191" draw:layer="Master1-bg" draw:style-name="a1115" draw:transform="translate(-0.4664in -0.15533in) rotate(-1.5708) translate(13.68432in 4.73685in)" draw:name="Rectangle 9">
              <svg:title/>
              <svg:desc/>
              <text:p text:style-name="a1112" text:class-names="" text:cond-style-name=""><text:span text:style-name="a1111" text:class-names="">Yellow</text:span></text:p>
              <text:p text:style-name="a1114" text:class-names="" text:cond-style-name=""><text:span text:style-name="a1113" text:class-names="">R:255 G:185 B: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92" draw:layer="Master1-bg" draw:style-name="a1121" draw:transform="translate(-0.4664in -0.15533in) rotate(-1.5708) translate(13.68432in 5.71733in)" draw:name="Rectangle 10">
              <svg:title/>
              <svg:desc/>
              <text:p text:style-name="a1117" text:class-names="" text:cond-style-name=""><text:span text:style-name="a1116" text:class-names="">Orange</text:span></text:p>
              <text:p text:style-name="a1120" text:class-names="" text:cond-style-name=""><text:span text:style-name="a1118" text:class-names="">R:</text:span><text:span text:style-name="a1119" text:class-names="">216 G:59 B:1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193" draw:layer="Master1-bg" draw:style-name="a1128" draw:transform="translate(-0.4664in -0.15533in) rotate(-1.5708) translate(14.04827in 2.44099in)" draw:name="Rectangle 11">
              <svg:title/>
              <svg:desc/>
              <text:p text:style-name="a1123" text:class-names="" text:cond-style-name=""><text:span text:style-name="a1122" text:class-names="">Teal</text:span></text:p>
              <text:p text:style-name="a1127" text:class-names="" text:cond-style-name=""><text:span text:style-name="a1124" text:class-names="">R:0</text:span><text:span text:style-name="a1125" text:class-names=""><text:s text:c="1"/>G:130 B:114</text:span><text:span text:style-name="a112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frame draw:id="id189" draw:layer="Master1-bg" draw:style-name="a1105" draw:transform="translate(-0.45247in -0.1752in) rotate(-1.5708) translate(14.37684in 0.45223in)" draw:name="TextBox 7" svg:width="0.90493in" svg:height="0.3504in">
            <draw:text-box>
              <text:p text:style-name="a1104" text:class-names="" text:cond-style-name=""><text:span text:style-name="a1103" text:class-names="">Main colors</text:span></text:p>
            </draw:text-box>
            <svg:title/>
            <svg:desc/>
          </draw:frame>
          <draw:frame draw:id="id190" draw:layer="Master1-bg" draw:style-name="a1110" draw:transform="translate(-1.41928in -0.1752in) rotate(-1.5708) translate(14.01289in 4.70957in)" draw:name="TextBox 8" svg:width="2.83856in" svg:height="0.3504in">
            <draw:text-box>
              <text:p text:style-name="a1109" text:class-names="" text:cond-style-name=""><text:span text:style-name="a1106" text:class-names="">Secondary colors (use only when</text:span><text:span text:style-name="a1107" text:class-names=""><text:s text:c="1"/>necessary)</text:span><text:span text:style-name="a1108" text:class-names=""/></text:p>
            </draw:text-box>
            <svg:title/>
            <svg:desc/>
          </draw:frame>
        </draw:g>
        <draw:custom-shape svg:width="0.9328in" svg:height="0.31066in" draw:id="id186" draw:layer="Master1-bg" draw:style-name="a1102" draw:transform="translate(-0.4664in -0.15533in) rotate(-1.5708) translate(13.68432in 3.75413in)" draw:name="Rectangle 4">
          <svg:title/>
          <svg:desc/>
          <text:p text:style-name="a1097" text:class-names="" text:cond-style-name=""><text:span text:style-name="a1096" text:class-names="">Cyan</text:span></text:p>
          <text:p text:style-name="a1101" text:class-names="" text:cond-style-name=""><text:span text:style-name="a1098" text:class-names="">R:</text:span><text:span text:style-name="a1099" text:class-names="">0 G:188 B:242</text:span><text:span text:style-name="a11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84" presentation:style-name="a1095" draw:name="Title 1" svg:x="0.29444in" svg:y="0.31661in" svg:width="12.74698in" svg:height="0.98389in" presentation:class="title" presentation:placeholder="false">
        <draw:text-box>
          <text:p text:style-name="a1094" text:class-names="" text:cond-style-name=""><text:span text:style-name="a1093" text:class-names="">Click to edit Master title style</text:span></text:p>
        </draw:text-box>
        <svg:title/>
        <svg:desc/>
      </draw:frame>
      <presentation:notes style:page-layout-name="pageLayout2" draw:style-name="a1202">
        <draw:frame draw:id="id18" presentation:style-name="a1173" draw:name="Header Placeholder 1" svg:x="0in" svg:y="0in" svg:width="3.25in" svg:height="0.50174in" presentation:class="header" presentation:placeholder="false">
          <draw:text-box>
            <text:p text:style-name="a1172" text:class-names="" text:cond-style-name=""><text:span text:style-name="a1171" text:class-names=""/></text:p>
          </draw:text-box>
          <svg:title/>
          <svg:desc/>
        </draw:frame>
        <draw:frame draw:id="id19" presentation:style-name="a1178" draw:name="Date Placeholder 2" svg:x="4.24826in" svg:y="0in" svg:width="3.25in" svg:height="0.50174in" presentation:class="date-time" presentation:placeholder="false">
          <draw:text-box>
            <text:p text:style-name="a1177" text:class-names="" text:cond-style-name=""><text:span text:style-name="a1174" text:class-names=""><text:date text:fixed="false" style:data-style-name="a1175">9/5/2019</text:date></text:span><text:span text:style-name="a1176" text:class-names=""/></text:p>
          </draw:text-box>
          <svg:title/>
          <svg:desc/>
        </draw:frame>
        <draw:page-thumbnail svg:x="0.75in" svg:y="1.25in" svg:width="6in" svg:height="3.375in" presentation:class="page" draw:id="id20" presentation:style-name="a1179" draw:name="Slide Image Placeholder 3">
          <svg:title/>
          <svg:desc/>
        </draw:page-thumbnail>
        <draw:frame draw:id="id21" presentation:style-name="a1194" draw:name="Notes Placeholder 4" svg:x="0.75in" svg:y="4.8125in" svg:width="6in" svg:height="3.9375in" presentation:class="notes" presentation:placeholder="false">
          <draw:text-box>
            <text:p text:style-name="a1181" text:class-names="" text:cond-style-name=""><text:span text:style-name="a1180" text:class-names="">Edit Master text styles</text:span></text:p>
            <text:list text:style-name="a1184">
              <text:list-item>
                <text:list text:style-name="a1184">
                  <text:list-item>
                    <text:p text:style-name="a1183" text:class-names="" text:cond-style-name=""><text:span text:style-name="a1182" text:class-names="">Second level</text:span></text:p>
                  </text:list-item>
                </text:list>
              </text:list-item>
            </text:list>
            <text:list text:style-name="a1187">
              <text:list-item>
                <text:list text:style-name="a1187">
                  <text:list-item>
                    <text:list text:style-name="a1187">
                      <text:list-item>
                        <text:p text:style-name="a1186" text:class-names="" text:cond-style-name=""><text:span text:style-name="a11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90">
              <text:list-item>
                <text:list text:style-name="a1190">
                  <text:list-item>
                    <text:list text:style-name="a1190">
                      <text:list-item>
                        <text:list text:style-name="a1190">
                          <text:list-item>
                            <text:p text:style-name="a1189" text:class-names="" text:cond-style-name=""><text:span text:style-name="a11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3">
              <text:list-item>
                <text:list text:style-name="a1193">
                  <text:list-item>
                    <text:list text:style-name="a1193">
                      <text:list-item>
                        <text:list text:style-name="a1193">
                          <text:list-item>
                            <text:list text:style-name="a1193">
                              <text:list-item>
                                <text:p text:style-name="a1192" text:class-names="" text:cond-style-name=""><text:span text:style-name="a119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1197" draw:name="Footer Placeholder 5" svg:x="0in" svg:y="9.49826in" svg:width="3.25in" svg:height="0.50174in" presentation:class="footer" presentation:placeholder="false">
          <draw:text-box>
            <text:p text:style-name="a1196" text:class-names="" text:cond-style-name=""><text:span text:style-name="a1195" text:class-names=""/></text:p>
          </draw:text-box>
          <svg:title/>
          <svg:desc/>
        </draw:frame>
        <draw:frame draw:id="id23" presentation:style-name="a1201" draw:name="Slide Number Placeholder 6" svg:x="4.24826in" svg:y="9.49826in" svg:width="3.25in" svg:height="0.50174in" presentation:class="page-number" presentation:placeholder="false">
          <draw:text-box>
            <text:p text:style-name="a1200" text:class-names="" text:cond-style-name=""><text:span text:style-name="a1198" text:class-names=""><text:page-number style:num-format="1" text:fixed="false">‹#›</text:page-number></text:span><text:span text:style-name="a1199" text:class-names=""/></text:p>
          </draw:text-box>
          <svg:title/>
          <svg:desc/>
        </draw:frame>
      </presentation:notes>
    </style:master-page>
    <style:master-page style:name="Master1-Layout10-cust-Title-&amp;-2-color-Non-bulleted-text" style:page-layout-name="pageLayout1" draw:style-name="a1203">
      <draw:g draw:name="Group 3" draw:id="id200">
        <svg:title/>
        <svg:desc/>
        <draw:g draw:name="Group 4" draw:id="id203">
          <svg:title/>
          <svg:desc/>
          <draw:g draw:name="Group 7" draw:id="id205">
            <svg:title/>
            <svg:desc/>
            <draw:custom-shape svg:width="0.9328in" svg:height="0.31066in" draw:id="id212" draw:layer="Master1-bg" draw:style-name="a1262" draw:transform="translate(-0.4664in -0.15533in) rotate(-1.5708) translate(14.04827in 0.47539in)" draw:name="Rectangle 14">
              <svg:title/>
              <svg:desc/>
              <text:p text:style-name="a1257" text:class-names="" text:cond-style-name=""><text:span text:style-name="a1256" text:class-names="">Blue</text:span></text:p>
              <text:p text:style-name="a1261" text:class-names="" text:cond-style-name=""><text:span text:style-name="a1258" text:class-names="">R:</text:span><text:span text:style-name="a1259" text:class-names="">0 G:120 B:215</text:span><text:span text:style-name="a126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13" draw:layer="Master1-bg" draw:style-name="a1269" draw:transform="translate(-0.4664in -0.15533in) rotate(-1.5708) translate(14.04827in 2.44099in)" draw:name="Rectangle 15">
              <svg:title/>
              <svg:desc/>
              <text:p text:style-name="a1264" text:class-names="" text:cond-style-name=""><text:span text:style-name="a1263" text:class-names="">Cyan</text:span></text:p>
              <text:p text:style-name="a1268" text:class-names="" text:cond-style-name=""><text:span text:style-name="a1265" text:class-names="">R:</text:span><text:span text:style-name="a1266" text:class-names="">0 G:188 B:242</text:span><text:span text:style-name="a126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14" draw:layer="Master1-bg" draw:style-name="a1276" draw:transform="translate(-0.4664in -0.15533in) rotate(-1.5708) translate(13.68432in 0.47539in)" draw:name="Rectangle 16">
              <svg:title/>
              <svg:desc/>
              <text:p text:style-name="a1271" text:class-names="" text:cond-style-name=""><text:span text:style-name="a1270" text:class-names="">Light Gray</text:span></text:p>
              <text:p text:style-name="a1275" text:class-names="" text:cond-style-name=""><text:span text:style-name="a1272" text:class-names="">R:</text:span><text:span text:style-name="a1273" text:class-names="">210 G:210 B:210</text:span><text:span text:style-name="a127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15" draw:layer="Master1-bg" draw:style-name="a1283" draw:transform="translate(-0.4664in -0.15533in) rotate(-1.5708) translate(14.04827in 1.46051in)" draw:name="Rectangle 17">
              <svg:title/>
              <svg:desc/>
              <text:p text:style-name="a1278" text:class-names="" text:cond-style-name=""><text:span text:style-name="a1277" text:class-names="">Purple</text:span></text:p>
              <text:p text:style-name="a1282" text:class-names="" text:cond-style-name=""><text:span text:style-name="a1279" text:class-names="">R:92</text:span><text:span text:style-name="a1280" text:class-names=""><text:s text:c="1"/>G:45 B:145</text:span><text:span text:style-name="a128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16" draw:layer="Master1-bg" draw:style-name="a1290" draw:transform="translate(-0.4664in -0.15533in) rotate(-1.5708) translate(13.68432in 2.43379in)" draw:name="Rectangle 18">
              <svg:title/>
              <svg:desc/>
              <text:p text:style-name="a1285" text:class-names="" text:cond-style-name=""><text:span text:style-name="a1284" text:class-names="">Dark Gray</text:span></text:p>
              <text:p text:style-name="a1289" text:class-names="" text:cond-style-name=""><text:span text:style-name="a1286" text:class-names="">R:</text:span><text:span text:style-name="a1287" text:class-names="">80 G:80 B:80</text:span><text:span text:style-name="a128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17" draw:layer="Master1-bg" draw:style-name="a1297" draw:transform="translate(-0.4664in -0.15533in) rotate(-1.5708) translate(13.68432in 1.46051in)" draw:name="Rectangle 19">
              <svg:title/>
              <svg:desc/>
              <text:p text:style-name="a1292" text:class-names="" text:cond-style-name=""><text:span text:style-name="a1291" text:class-names="">Gray</text:span></text:p>
              <text:p text:style-name="a1296" text:class-names="" text:cond-style-name=""><text:span text:style-name="a1293" text:class-names="">R:</text:span><text:span text:style-name="a1294" text:class-names="">115 G:115 B:115</text:span><text:span text:style-name="a129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oup 8" draw:id="id206">
            <svg:title/>
            <svg:desc/>
            <draw:custom-shape svg:width="0.9328in" svg:height="0.31066in" draw:id="id209" draw:layer="Master1-bg" draw:style-name="a1242" draw:transform="translate(-0.4664in -0.15533in) rotate(-1.5708) translate(13.68432in 4.73685in)" draw:name="Rectangle 11">
              <svg:title/>
              <svg:desc/>
              <text:p text:style-name="a1239" text:class-names="" text:cond-style-name=""><text:span text:style-name="a1238" text:class-names="">Yellow</text:span></text:p>
              <text:p text:style-name="a1241" text:class-names="" text:cond-style-name=""><text:span text:style-name="a1240" text:class-names="">R:255 G:185 B: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10" draw:layer="Master1-bg" draw:style-name="a1248" draw:transform="translate(-0.4664in -0.15533in) rotate(-1.5708) translate(13.68432in 5.71733in)" draw:name="Rectangle 12">
              <svg:title/>
              <svg:desc/>
              <text:p text:style-name="a1244" text:class-names="" text:cond-style-name=""><text:span text:style-name="a1243" text:class-names="">Orange</text:span></text:p>
              <text:p text:style-name="a1247" text:class-names="" text:cond-style-name=""><text:span text:style-name="a1245" text:class-names="">R:</text:span><text:span text:style-name="a1246" text:class-names="">216 G:59 B:1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11" draw:layer="Master1-bg" draw:style-name="a1255" draw:transform="translate(-0.4664in -0.15533in) rotate(-1.5708) translate(14.04827in 2.44099in)" draw:name="Rectangle 13">
              <svg:title/>
              <svg:desc/>
              <text:p text:style-name="a1250" text:class-names="" text:cond-style-name=""><text:span text:style-name="a1249" text:class-names="">Teal</text:span></text:p>
              <text:p text:style-name="a1254" text:class-names="" text:cond-style-name=""><text:span text:style-name="a1251" text:class-names="">R:0</text:span><text:span text:style-name="a1252" text:class-names=""><text:s text:c="1"/>G:130 B:114</text:span><text:span text:style-name="a125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frame draw:id="id207" draw:layer="Master1-bg" draw:style-name="a1232" draw:transform="translate(-0.45247in -0.1752in) rotate(-1.5708) translate(14.37684in 0.45223in)" draw:name="TextBox 9" svg:width="0.90493in" svg:height="0.3504in">
            <draw:text-box>
              <text:p text:style-name="a1231" text:class-names="" text:cond-style-name=""><text:span text:style-name="a1230" text:class-names="">Main colors</text:span></text:p>
            </draw:text-box>
            <svg:title/>
            <svg:desc/>
          </draw:frame>
          <draw:frame draw:id="id208" draw:layer="Master1-bg" draw:style-name="a1237" draw:transform="translate(-1.41928in -0.1752in) rotate(-1.5708) translate(14.01289in 4.70957in)" draw:name="TextBox 10" svg:width="2.83856in" svg:height="0.3504in">
            <draw:text-box>
              <text:p text:style-name="a1236" text:class-names="" text:cond-style-name=""><text:span text:style-name="a1233" text:class-names="">Secondary colors (use only when</text:span><text:span text:style-name="a1234" text:class-names=""><text:s text:c="1"/>necessary)</text:span><text:span text:style-name="a1235" text:class-names=""/></text:p>
            </draw:text-box>
            <svg:title/>
            <svg:desc/>
          </draw:frame>
        </draw:g>
        <draw:custom-shape svg:width="0.9328in" svg:height="0.31066in" draw:id="id204" draw:layer="Master1-bg" draw:style-name="a1229" draw:transform="translate(-0.4664in -0.15533in) rotate(-1.5708) translate(13.68432in 3.75413in)" draw:name="Rectangle 6">
          <svg:title/>
          <svg:desc/>
          <text:p text:style-name="a1224" text:class-names="" text:cond-style-name=""><text:span text:style-name="a1223" text:class-names="">Cyan</text:span></text:p>
          <text:p text:style-name="a1228" text:class-names="" text:cond-style-name=""><text:span text:style-name="a1225" text:class-names="">R:</text:span><text:span text:style-name="a1226" text:class-names="">0 G:188 B:242</text:span><text:span text:style-name="a12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01" presentation:style-name="a1206" draw:name="Title 1" svg:x="0.29444in" svg:y="0.31661in" svg:width="12.74698in" svg:height="0.98389in" presentation:class="title" presentation:placeholder="false">
        <draw:text-box>
          <text:p text:style-name="a1205" text:class-names="" text:cond-style-name=""><text:span text:style-name="a1204" text:class-names="">Click to edit Master title style</text:span></text:p>
        </draw:text-box>
        <svg:title/>
        <svg:desc/>
      </draw:frame>
      <draw:frame draw:id="id202" presentation:style-name="a1222" draw:name="Text Placeholder 5" svg:x="0.29444in" svg:y="1.3005in" svg:width="12.74445in" svg:height="2.17152in" presentation:class="outline" presentation:placeholder="false">
        <draw:text-box>
          <text:list text:style-name="a1209">
            <text:list-item>
              <text:p text:style-name="a1208" text:class-names="" text:cond-style-name=""><text:span text:style-name="a1207" text:class-names="">Edit Master text styles</text:span></text:p>
            </text:list-item>
          </text:list>
          <text:list text:style-name="a1212">
            <text:list-item>
              <text:list text:style-name="a1212">
                <text:list-item>
                  <text:p text:style-name="a1211" text:class-names="" text:cond-style-name=""><text:span text:style-name="a1210" text:class-names="">Second level</text:span></text:p>
                </text:list-item>
              </text:list>
            </text:list-item>
          </text:list>
          <text:list text:style-name="a1215">
            <text:list-item>
              <text:list text:style-name="a1215">
                <text:list-item>
                  <text:list text:style-name="a1215">
                    <text:list-item>
                      <text:p text:style-name="a1214" text:class-names="" text:cond-style-name=""><text:span text:style-name="a12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218">
            <text:list-item>
              <text:list text:style-name="a1218">
                <text:list-item>
                  <text:list text:style-name="a1218">
                    <text:list-item>
                      <text:list text:style-name="a1218">
                        <text:list-item>
                          <text:p text:style-name="a1217" text:class-names="" text:cond-style-name=""><text:span text:style-name="a12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1">
            <text:list-item>
              <text:list text:style-name="a1221">
                <text:list-item>
                  <text:list text:style-name="a1221">
                    <text:list-item>
                      <text:list text:style-name="a1221">
                        <text:list-item>
                          <text:list text:style-name="a1221">
                            <text:list-item>
                              <text:p text:style-name="a1220" text:class-names="" text:cond-style-name=""><text:span text:style-name="a12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329">
        <draw:frame draw:id="id18" presentation:style-name="a1300" draw:name="Header Placeholder 1" svg:x="0in" svg:y="0in" svg:width="3.25in" svg:height="0.50174in" presentation:class="header" presentation:placeholder="false">
          <draw:text-box>
            <text:p text:style-name="a1299" text:class-names="" text:cond-style-name=""><text:span text:style-name="a1298" text:class-names=""/></text:p>
          </draw:text-box>
          <svg:title/>
          <svg:desc/>
        </draw:frame>
        <draw:frame draw:id="id19" presentation:style-name="a1305" draw:name="Date Placeholder 2" svg:x="4.24826in" svg:y="0in" svg:width="3.25in" svg:height="0.50174in" presentation:class="date-time" presentation:placeholder="false">
          <draw:text-box>
            <text:p text:style-name="a1304" text:class-names="" text:cond-style-name=""><text:span text:style-name="a1301" text:class-names=""><text:date text:fixed="false" style:data-style-name="a1302">9/5/2019</text:date></text:span><text:span text:style-name="a1303" text:class-names=""/></text:p>
          </draw:text-box>
          <svg:title/>
          <svg:desc/>
        </draw:frame>
        <draw:page-thumbnail svg:x="0.75in" svg:y="1.25in" svg:width="6in" svg:height="3.375in" presentation:class="page" draw:id="id20" presentation:style-name="a1306" draw:name="Slide Image Placeholder 3">
          <svg:title/>
          <svg:desc/>
        </draw:page-thumbnail>
        <draw:frame draw:id="id21" presentation:style-name="a1321" draw:name="Notes Placeholder 4" svg:x="0.75in" svg:y="4.8125in" svg:width="6in" svg:height="3.9375in" presentation:class="notes" presentation:placeholder="false">
          <draw:text-box>
            <text:p text:style-name="a1308" text:class-names="" text:cond-style-name=""><text:span text:style-name="a1307" text:class-names="">Edit Master text styles</text:span></text:p>
            <text:list text:style-name="a1311">
              <text:list-item>
                <text:list text:style-name="a1311">
                  <text:list-item>
                    <text:p text:style-name="a1310" text:class-names="" text:cond-style-name=""><text:span text:style-name="a1309" text:class-names="">Second level</text:span></text:p>
                  </text:list-item>
                </text:list>
              </text:list-item>
            </text:list>
            <text:list text:style-name="a1314">
              <text:list-item>
                <text:list text:style-name="a1314">
                  <text:list-item>
                    <text:list text:style-name="a1314">
                      <text:list-item>
                        <text:p text:style-name="a1313" text:class-names="" text:cond-style-name=""><text:span text:style-name="a13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17">
              <text:list-item>
                <text:list text:style-name="a1317">
                  <text:list-item>
                    <text:list text:style-name="a1317">
                      <text:list-item>
                        <text:list text:style-name="a1317">
                          <text:list-item>
                            <text:p text:style-name="a1316" text:class-names="" text:cond-style-name=""><text:span text:style-name="a13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20">
              <text:list-item>
                <text:list text:style-name="a1320">
                  <text:list-item>
                    <text:list text:style-name="a1320">
                      <text:list-item>
                        <text:list text:style-name="a1320">
                          <text:list-item>
                            <text:list text:style-name="a1320">
                              <text:list-item>
                                <text:p text:style-name="a1319" text:class-names="" text:cond-style-name=""><text:span text:style-name="a13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1324" draw:name="Footer Placeholder 5" svg:x="0in" svg:y="9.49826in" svg:width="3.25in" svg:height="0.50174in" presentation:class="footer" presentation:placeholder="false">
          <draw:text-box>
            <text:p text:style-name="a1323" text:class-names="" text:cond-style-name=""><text:span text:style-name="a1322" text:class-names=""/></text:p>
          </draw:text-box>
          <svg:title/>
          <svg:desc/>
        </draw:frame>
        <draw:frame draw:id="id23" presentation:style-name="a1328" draw:name="Slide Number Placeholder 6" svg:x="4.24826in" svg:y="9.49826in" svg:width="3.25in" svg:height="0.50174in" presentation:class="page-number" presentation:placeholder="false">
          <draw:text-box>
            <text:p text:style-name="a1327" text:class-names="" text:cond-style-name=""><text:span text:style-name="a1325" text:class-names=""><text:page-number style:num-format="1" text:fixed="false">‹#›</text:page-number></text:span><text:span text:style-name="a1326" text:class-names=""/></text:p>
          </draw:text-box>
          <svg:title/>
          <svg:desc/>
        </draw:frame>
      </presentation:notes>
    </style:master-page>
    <style:master-page style:name="Master1-Layout11-cust-Three-Column-Content-Tile-Layout" style:page-layout-name="pageLayout1" draw:style-name="a1330">
      <draw:g draw:name="Group 6" draw:id="id218">
        <svg:title/>
        <svg:desc/>
        <draw:g draw:name="Group 8" draw:id="id223">
          <svg:title/>
          <svg:desc/>
          <draw:g draw:name="Group 10" draw:id="id225">
            <svg:title/>
            <svg:desc/>
            <draw:custom-shape svg:width="0.9328in" svg:height="0.31066in" draw:id="id232" draw:layer="Master1-bg" draw:style-name="a1422" draw:transform="translate(-0.4664in -0.15533in) rotate(-1.5708) translate(14.04827in 0.47539in)" draw:name="Rectangle 17">
              <svg:title/>
              <svg:desc/>
              <text:p text:style-name="a1417" text:class-names="" text:cond-style-name=""><text:span text:style-name="a1416" text:class-names="">Blue</text:span></text:p>
              <text:p text:style-name="a1421" text:class-names="" text:cond-style-name=""><text:span text:style-name="a1418" text:class-names="">R:</text:span><text:span text:style-name="a1419" text:class-names="">0 G:120 B:215</text:span><text:span text:style-name="a142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33" draw:layer="Master1-bg" draw:style-name="a1429" draw:transform="translate(-0.4664in -0.15533in) rotate(-1.5708) translate(14.04827in 2.44099in)" draw:name="Rectangle 18">
              <svg:title/>
              <svg:desc/>
              <text:p text:style-name="a1424" text:class-names="" text:cond-style-name=""><text:span text:style-name="a1423" text:class-names="">Cyan</text:span></text:p>
              <text:p text:style-name="a1428" text:class-names="" text:cond-style-name=""><text:span text:style-name="a1425" text:class-names="">R:</text:span><text:span text:style-name="a1426" text:class-names="">0 G:188 B:242</text:span><text:span text:style-name="a142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34" draw:layer="Master1-bg" draw:style-name="a1436" draw:transform="translate(-0.4664in -0.15533in) rotate(-1.5708) translate(13.68432in 0.47539in)" draw:name="Rectangle 19">
              <svg:title/>
              <svg:desc/>
              <text:p text:style-name="a1431" text:class-names="" text:cond-style-name=""><text:span text:style-name="a1430" text:class-names="">Light Gray</text:span></text:p>
              <text:p text:style-name="a1435" text:class-names="" text:cond-style-name=""><text:span text:style-name="a1432" text:class-names="">R:</text:span><text:span text:style-name="a1433" text:class-names="">210 G:210 B:210</text:span><text:span text:style-name="a143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35" draw:layer="Master1-bg" draw:style-name="a1443" draw:transform="translate(-0.4664in -0.15533in) rotate(-1.5708) translate(14.04827in 1.46051in)" draw:name="Rectangle 20">
              <svg:title/>
              <svg:desc/>
              <text:p text:style-name="a1438" text:class-names="" text:cond-style-name=""><text:span text:style-name="a1437" text:class-names="">Purple</text:span></text:p>
              <text:p text:style-name="a1442" text:class-names="" text:cond-style-name=""><text:span text:style-name="a1439" text:class-names="">R:92</text:span><text:span text:style-name="a1440" text:class-names=""><text:s text:c="1"/>G:45 B:145</text:span><text:span text:style-name="a144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36" draw:layer="Master1-bg" draw:style-name="a1450" draw:transform="translate(-0.4664in -0.15533in) rotate(-1.5708) translate(13.68432in 2.43379in)" draw:name="Rectangle 21">
              <svg:title/>
              <svg:desc/>
              <text:p text:style-name="a1445" text:class-names="" text:cond-style-name=""><text:span text:style-name="a1444" text:class-names="">Dark Gray</text:span></text:p>
              <text:p text:style-name="a1449" text:class-names="" text:cond-style-name=""><text:span text:style-name="a1446" text:class-names="">R:</text:span><text:span text:style-name="a1447" text:class-names="">80 G:80 B:80</text:span><text:span text:style-name="a144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37" draw:layer="Master1-bg" draw:style-name="a1457" draw:transform="translate(-0.4664in -0.15533in) rotate(-1.5708) translate(13.68432in 1.46051in)" draw:name="Rectangle 22">
              <svg:title/>
              <svg:desc/>
              <text:p text:style-name="a1452" text:class-names="" text:cond-style-name=""><text:span text:style-name="a1451" text:class-names="">Gray</text:span></text:p>
              <text:p text:style-name="a1456" text:class-names="" text:cond-style-name=""><text:span text:style-name="a1453" text:class-names="">R:</text:span><text:span text:style-name="a1454" text:class-names="">115 G:115 B:115</text:span><text:span text:style-name="a145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oup 11" draw:id="id226">
            <svg:title/>
            <svg:desc/>
            <draw:custom-shape svg:width="0.9328in" svg:height="0.31066in" draw:id="id229" draw:layer="Master1-bg" draw:style-name="a1402" draw:transform="translate(-0.4664in -0.15533in) rotate(-1.5708) translate(13.68432in 4.73685in)" draw:name="Rectangle 14">
              <svg:title/>
              <svg:desc/>
              <text:p text:style-name="a1399" text:class-names="" text:cond-style-name=""><text:span text:style-name="a1398" text:class-names="">Yellow</text:span></text:p>
              <text:p text:style-name="a1401" text:class-names="" text:cond-style-name=""><text:span text:style-name="a1400" text:class-names="">R:255 G:185 B: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30" draw:layer="Master1-bg" draw:style-name="a1408" draw:transform="translate(-0.4664in -0.15533in) rotate(-1.5708) translate(13.68432in 5.71733in)" draw:name="Rectangle 15">
              <svg:title/>
              <svg:desc/>
              <text:p text:style-name="a1404" text:class-names="" text:cond-style-name=""><text:span text:style-name="a1403" text:class-names="">Orange</text:span></text:p>
              <text:p text:style-name="a1407" text:class-names="" text:cond-style-name=""><text:span text:style-name="a1405" text:class-names="">R:</text:span><text:span text:style-name="a1406" text:class-names="">216 G:59 B:1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31" draw:layer="Master1-bg" draw:style-name="a1415" draw:transform="translate(-0.4664in -0.15533in) rotate(-1.5708) translate(14.04827in 2.44099in)" draw:name="Rectangle 16">
              <svg:title/>
              <svg:desc/>
              <text:p text:style-name="a1410" text:class-names="" text:cond-style-name=""><text:span text:style-name="a1409" text:class-names="">Teal</text:span></text:p>
              <text:p text:style-name="a1414" text:class-names="" text:cond-style-name=""><text:span text:style-name="a1411" text:class-names="">R:0</text:span><text:span text:style-name="a1412" text:class-names=""><text:s text:c="1"/>G:130 B:114</text:span><text:span text:style-name="a141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frame draw:id="id227" draw:layer="Master1-bg" draw:style-name="a1392" draw:transform="translate(-0.45247in -0.1752in) rotate(-1.5708) translate(14.37684in 0.45223in)" draw:name="TextBox 12" svg:width="0.90493in" svg:height="0.3504in">
            <draw:text-box>
              <text:p text:style-name="a1391" text:class-names="" text:cond-style-name=""><text:span text:style-name="a1390" text:class-names="">Main colors</text:span></text:p>
            </draw:text-box>
            <svg:title/>
            <svg:desc/>
          </draw:frame>
          <draw:frame draw:id="id228" draw:layer="Master1-bg" draw:style-name="a1397" draw:transform="translate(-1.41928in -0.1752in) rotate(-1.5708) translate(14.01289in 4.70957in)" draw:name="TextBox 13" svg:width="2.83856in" svg:height="0.3504in">
            <draw:text-box>
              <text:p text:style-name="a1396" text:class-names="" text:cond-style-name=""><text:span text:style-name="a1393" text:class-names="">Secondary colors (use only when</text:span><text:span text:style-name="a1394" text:class-names=""><text:s text:c="1"/>necessary)</text:span><text:span text:style-name="a1395" text:class-names=""/></text:p>
            </draw:text-box>
            <svg:title/>
            <svg:desc/>
          </draw:frame>
        </draw:g>
        <draw:custom-shape svg:width="0.9328in" svg:height="0.31066in" draw:id="id224" draw:layer="Master1-bg" draw:style-name="a1389" draw:transform="translate(-0.4664in -0.15533in) rotate(-1.5708) translate(13.68432in 3.75413in)" draw:name="Rectangle 9">
          <svg:title/>
          <svg:desc/>
          <text:p text:style-name="a1384" text:class-names="" text:cond-style-name=""><text:span text:style-name="a1383" text:class-names="">Cyan</text:span></text:p>
          <text:p text:style-name="a1388" text:class-names="" text:cond-style-name=""><text:span text:style-name="a1385" text:class-names="">R:</text:span><text:span text:style-name="a1386" text:class-names="">0 G:188 B:242</text:span><text:span text:style-name="a13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19" presentation:style-name="a1334" draw:name="Title 1" svg:x="0.29444in" svg:y="0.31661in" svg:width="12.74698in" svg:height="0.98389in" presentation:class="title" presentation:placeholder="false">
        <draw:text-box>
          <text:p text:style-name="a1333" text:class-names="" text:cond-style-name=""><text:span text:style-name="a1331" text:class-names="">Click to edit Master title style</text:span><text:span text:style-name="a1332" text:class-names=""/></text:p>
        </draw:text-box>
        <svg:title/>
        <svg:desc/>
      </draw:frame>
      <draw:frame draw:id="id220" presentation:style-name="a1350" draw:name="Text Placeholder 3" svg:x="0.19481in" svg:y="2.27757in" svg:width="4.2955in" svg:height="3.92192in" presentation:class="outline" presentation:placeholder="false">
        <draw:text-box>
          <text:list text:style-name="a1337">
            <text:list-item>
              <text:p text:style-name="a1336" text:class-names="" text:cond-style-name=""><text:span text:style-name="a1335" text:class-names="">Click to edit Master text styles</text:span></text:p>
            </text:list-item>
          </text:list>
          <text:list text:style-name="a1340">
            <text:list-item>
              <text:list text:style-name="a1340">
                <text:list-item>
                  <text:p text:style-name="a1339" text:class-names="" text:cond-style-name=""><text:span text:style-name="a1338" text:class-names="">Second level</text:span></text:p>
                </text:list-item>
              </text:list>
            </text:list-item>
          </text:list>
          <text:list text:style-name="a1343">
            <text:list-item>
              <text:list text:style-name="a1343">
                <text:list-item>
                  <text:list text:style-name="a1343">
                    <text:list-item>
                      <text:p text:style-name="a1342" text:class-names="" text:cond-style-name=""><text:span text:style-name="a1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6">
            <text:list-item>
              <text:list text:style-name="a1346">
                <text:list-item>
                  <text:list text:style-name="a1346">
                    <text:list-item>
                      <text:list text:style-name="a1346">
                        <text:list-item>
                          <text:p text:style-name="a1345" text:class-names="" text:cond-style-name=""><text:span text:style-name="a1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9">
            <text:list-item>
              <text:list text:style-name="a1349">
                <text:list-item>
                  <text:list text:style-name="a1349">
                    <text:list-item>
                      <text:list text:style-name="a1349">
                        <text:list-item>
                          <text:list text:style-name="a1349">
                            <text:list-item>
                              <text:p text:style-name="a1348" text:class-names="" text:cond-style-name=""><text:span text:style-name="a13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1" presentation:style-name="a1366" draw:name="Text Placeholder 3" svg:x="4.54753in" svg:y="2.27757in" svg:width="4.2955in" svg:height="3.92192in" presentation:class="outline" presentation:placeholder="false">
        <draw:text-box>
          <text:list text:style-name="a1353">
            <text:list-item>
              <text:p text:style-name="a1352" text:class-names="" text:cond-style-name=""><text:span text:style-name="a1351" text:class-names="">Click to edit Master text styles</text:span></text:p>
            </text:list-item>
          </text:list>
          <text:list text:style-name="a1356">
            <text:list-item>
              <text:list text:style-name="a1356">
                <text:list-item>
                  <text:p text:style-name="a1355" text:class-names="" text:cond-style-name=""><text:span text:style-name="a1354" text:class-names="">Second level</text:span></text:p>
                </text:list-item>
              </text:list>
            </text:list-item>
          </text:list>
          <text:list text:style-name="a1359">
            <text:list-item>
              <text:list text:style-name="a1359">
                <text:list-item>
                  <text:list text:style-name="a1359">
                    <text:list-item>
                      <text:p text:style-name="a1358" text:class-names="" text:cond-style-name=""><text:span text:style-name="a1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62">
            <text:list-item>
              <text:list text:style-name="a1362">
                <text:list-item>
                  <text:list text:style-name="a1362">
                    <text:list-item>
                      <text:list text:style-name="a1362">
                        <text:list-item>
                          <text:p text:style-name="a1361" text:class-names="" text:cond-style-name=""><text:span text:style-name="a1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5">
            <text:list-item>
              <text:list text:style-name="a1365">
                <text:list-item>
                  <text:list text:style-name="a1365">
                    <text:list-item>
                      <text:list text:style-name="a1365">
                        <text:list-item>
                          <text:list text:style-name="a1365">
                            <text:list-item>
                              <text:p text:style-name="a1364" text:class-names="" text:cond-style-name=""><text:span text:style-name="a13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2" presentation:style-name="a1382" draw:name="Text Placeholder 3" svg:x="8.90024in" svg:y="2.27757in" svg:width="4.23828in" svg:height="3.92192in" presentation:class="outline" presentation:placeholder="false">
        <draw:text-box>
          <text:list text:style-name="a1369">
            <text:list-item>
              <text:p text:style-name="a1368" text:class-names="" text:cond-style-name=""><text:span text:style-name="a1367" text:class-names="">Click to edit Master text styles</text:span></text:p>
            </text:list-item>
          </text:list>
          <text:list text:style-name="a1372">
            <text:list-item>
              <text:list text:style-name="a1372">
                <text:list-item>
                  <text:p text:style-name="a1371" text:class-names="" text:cond-style-name=""><text:span text:style-name="a1370" text:class-names="">Second level</text:span></text:p>
                </text:list-item>
              </text:list>
            </text:list-item>
          </text:list>
          <text:list text:style-name="a1375">
            <text:list-item>
              <text:list text:style-name="a1375">
                <text:list-item>
                  <text:list text:style-name="a1375">
                    <text:list-item>
                      <text:p text:style-name="a1374" text:class-names="" text:cond-style-name=""><text:span text:style-name="a1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8">
            <text:list-item>
              <text:list text:style-name="a1378">
                <text:list-item>
                  <text:list text:style-name="a1378">
                    <text:list-item>
                      <text:list text:style-name="a1378">
                        <text:list-item>
                          <text:p text:style-name="a1377" text:class-names="" text:cond-style-name=""><text:span text:style-name="a1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1">
            <text:list-item>
              <text:list text:style-name="a1381">
                <text:list-item>
                  <text:list text:style-name="a1381">
                    <text:list-item>
                      <text:list text:style-name="a1381">
                        <text:list-item>
                          <text:list text:style-name="a1381">
                            <text:list-item>
                              <text:p text:style-name="a1380" text:class-names="" text:cond-style-name=""><text:span text:style-name="a13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489">
        <draw:frame draw:id="id18" presentation:style-name="a1460" draw:name="Header Placeholder 1" svg:x="0in" svg:y="0in" svg:width="3.25in" svg:height="0.50174in" presentation:class="header" presentation:placeholder="false">
          <draw:text-box>
            <text:p text:style-name="a1459" text:class-names="" text:cond-style-name=""><text:span text:style-name="a1458" text:class-names=""/></text:p>
          </draw:text-box>
          <svg:title/>
          <svg:desc/>
        </draw:frame>
        <draw:frame draw:id="id19" presentation:style-name="a1465" draw:name="Date Placeholder 2" svg:x="4.24826in" svg:y="0in" svg:width="3.25in" svg:height="0.50174in" presentation:class="date-time" presentation:placeholder="false">
          <draw:text-box>
            <text:p text:style-name="a1464" text:class-names="" text:cond-style-name=""><text:span text:style-name="a1461" text:class-names=""><text:date text:fixed="false" style:data-style-name="a1462">9/5/2019</text:date></text:span><text:span text:style-name="a1463" text:class-names=""/></text:p>
          </draw:text-box>
          <svg:title/>
          <svg:desc/>
        </draw:frame>
        <draw:page-thumbnail svg:x="0.75in" svg:y="1.25in" svg:width="6in" svg:height="3.375in" presentation:class="page" draw:id="id20" presentation:style-name="a1466" draw:name="Slide Image Placeholder 3">
          <svg:title/>
          <svg:desc/>
        </draw:page-thumbnail>
        <draw:frame draw:id="id21" presentation:style-name="a1481" draw:name="Notes Placeholder 4" svg:x="0.75in" svg:y="4.8125in" svg:width="6in" svg:height="3.9375in" presentation:class="notes" presentation:placeholder="false">
          <draw:text-box>
            <text:p text:style-name="a1468" text:class-names="" text:cond-style-name=""><text:span text:style-name="a1467" text:class-names="">Edit Master text styles</text:span></text:p>
            <text:list text:style-name="a1471">
              <text:list-item>
                <text:list text:style-name="a1471">
                  <text:list-item>
                    <text:p text:style-name="a1470" text:class-names="" text:cond-style-name=""><text:span text:style-name="a1469" text:class-names="">Second level</text:span></text:p>
                  </text:list-item>
                </text:list>
              </text:list-item>
            </text:list>
            <text:list text:style-name="a1474">
              <text:list-item>
                <text:list text:style-name="a1474">
                  <text:list-item>
                    <text:list text:style-name="a1474">
                      <text:list-item>
                        <text:p text:style-name="a1473" text:class-names="" text:cond-style-name=""><text:span text:style-name="a147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77">
              <text:list-item>
                <text:list text:style-name="a1477">
                  <text:list-item>
                    <text:list text:style-name="a1477">
                      <text:list-item>
                        <text:list text:style-name="a1477">
                          <text:list-item>
                            <text:p text:style-name="a1476" text:class-names="" text:cond-style-name=""><text:span text:style-name="a147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80">
              <text:list-item>
                <text:list text:style-name="a1480">
                  <text:list-item>
                    <text:list text:style-name="a1480">
                      <text:list-item>
                        <text:list text:style-name="a1480">
                          <text:list-item>
                            <text:list text:style-name="a1480">
                              <text:list-item>
                                <text:p text:style-name="a1479" text:class-names="" text:cond-style-name=""><text:span text:style-name="a147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1484" draw:name="Footer Placeholder 5" svg:x="0in" svg:y="9.49826in" svg:width="3.25in" svg:height="0.50174in" presentation:class="footer" presentation:placeholder="false">
          <draw:text-box>
            <text:p text:style-name="a1483" text:class-names="" text:cond-style-name=""><text:span text:style-name="a1482" text:class-names=""/></text:p>
          </draw:text-box>
          <svg:title/>
          <svg:desc/>
        </draw:frame>
        <draw:frame draw:id="id23" presentation:style-name="a1488" draw:name="Slide Number Placeholder 6" svg:x="4.24826in" svg:y="9.49826in" svg:width="3.25in" svg:height="0.50174in" presentation:class="page-number" presentation:placeholder="false">
          <draw:text-box>
            <text:p text:style-name="a1487" text:class-names="" text:cond-style-name=""><text:span text:style-name="a1485" text:class-names=""><text:page-number style:num-format="1" text:fixed="false">‹#›</text:page-number></text:span><text:span text:style-name="a1486" text:class-names=""/></text:p>
          </draw:text-box>
          <svg:title/>
          <svg:desc/>
        </draw:frame>
      </presentation:notes>
    </style:master-page>
    <style:master-page style:name="Master1-Layout12-cust-Code-Sample-Layout" style:page-layout-name="pageLayout1" draw:style-name="a1490">
      <draw:g draw:name="Group 3" draw:id="id238">
        <svg:title/>
        <svg:desc/>
        <draw:g draw:name="Group 4" draw:id="id241">
          <svg:title/>
          <svg:desc/>
          <draw:g draw:name="Group 6" draw:id="id243">
            <svg:title/>
            <svg:desc/>
            <draw:custom-shape svg:width="0.9328in" svg:height="0.31066in" draw:id="id250" draw:layer="Master1-bg" draw:style-name="a1536" draw:transform="translate(-0.4664in -0.15533in) rotate(-1.5708) translate(14.04827in 0.47539in)" draw:name="Rectangle 13">
              <svg:title/>
              <svg:desc/>
              <text:p text:style-name="a1531" text:class-names="" text:cond-style-name=""><text:span text:style-name="a1530" text:class-names="">Blue</text:span></text:p>
              <text:p text:style-name="a1535" text:class-names="" text:cond-style-name=""><text:span text:style-name="a1532" text:class-names="">R:</text:span><text:span text:style-name="a1533" text:class-names="">0 G:120 B:215</text:span><text:span text:style-name="a153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51" draw:layer="Master1-bg" draw:style-name="a1543" draw:transform="translate(-0.4664in -0.15533in) rotate(-1.5708) translate(14.04827in 2.44099in)" draw:name="Rectangle 14">
              <svg:title/>
              <svg:desc/>
              <text:p text:style-name="a1538" text:class-names="" text:cond-style-name=""><text:span text:style-name="a1537" text:class-names="">Cyan</text:span></text:p>
              <text:p text:style-name="a1542" text:class-names="" text:cond-style-name=""><text:span text:style-name="a1539" text:class-names="">R:</text:span><text:span text:style-name="a1540" text:class-names="">0 G:188 B:242</text:span><text:span text:style-name="a154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52" draw:layer="Master1-bg" draw:style-name="a1550" draw:transform="translate(-0.4664in -0.15533in) rotate(-1.5708) translate(13.68432in 0.47539in)" draw:name="Rectangle 15">
              <svg:title/>
              <svg:desc/>
              <text:p text:style-name="a1545" text:class-names="" text:cond-style-name=""><text:span text:style-name="a1544" text:class-names="">Light Gray</text:span></text:p>
              <text:p text:style-name="a1549" text:class-names="" text:cond-style-name=""><text:span text:style-name="a1546" text:class-names="">R:</text:span><text:span text:style-name="a1547" text:class-names="">210 G:210 B:210</text:span><text:span text:style-name="a154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53" draw:layer="Master1-bg" draw:style-name="a1557" draw:transform="translate(-0.4664in -0.15533in) rotate(-1.5708) translate(14.04827in 1.46051in)" draw:name="Rectangle 16">
              <svg:title/>
              <svg:desc/>
              <text:p text:style-name="a1552" text:class-names="" text:cond-style-name=""><text:span text:style-name="a1551" text:class-names="">Purple</text:span></text:p>
              <text:p text:style-name="a1556" text:class-names="" text:cond-style-name=""><text:span text:style-name="a1553" text:class-names="">R:92</text:span><text:span text:style-name="a1554" text:class-names=""><text:s text:c="1"/>G:45 B:145</text:span><text:span text:style-name="a155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54" draw:layer="Master1-bg" draw:style-name="a1564" draw:transform="translate(-0.4664in -0.15533in) rotate(-1.5708) translate(13.68432in 2.43379in)" draw:name="Rectangle 17">
              <svg:title/>
              <svg:desc/>
              <text:p text:style-name="a1559" text:class-names="" text:cond-style-name=""><text:span text:style-name="a1558" text:class-names="">Dark Gray</text:span></text:p>
              <text:p text:style-name="a1563" text:class-names="" text:cond-style-name=""><text:span text:style-name="a1560" text:class-names="">R:</text:span><text:span text:style-name="a1561" text:class-names="">80 G:80 B:80</text:span><text:span text:style-name="a156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55" draw:layer="Master1-bg" draw:style-name="a1571" draw:transform="translate(-0.4664in -0.15533in) rotate(-1.5708) translate(13.68432in 1.46051in)" draw:name="Rectangle 18">
              <svg:title/>
              <svg:desc/>
              <text:p text:style-name="a1566" text:class-names="" text:cond-style-name=""><text:span text:style-name="a1565" text:class-names="">Gray</text:span></text:p>
              <text:p text:style-name="a1570" text:class-names="" text:cond-style-name=""><text:span text:style-name="a1567" text:class-names="">R:</text:span><text:span text:style-name="a1568" text:class-names="">115 G:115 B:115</text:span><text:span text:style-name="a156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oup 7" draw:id="id244">
            <svg:title/>
            <svg:desc/>
            <draw:custom-shape svg:width="0.9328in" svg:height="0.31066in" draw:id="id247" draw:layer="Master1-bg" draw:style-name="a1516" draw:transform="translate(-0.4664in -0.15533in) rotate(-1.5708) translate(13.68432in 4.73685in)" draw:name="Rectangle 10">
              <svg:title/>
              <svg:desc/>
              <text:p text:style-name="a1513" text:class-names="" text:cond-style-name=""><text:span text:style-name="a1512" text:class-names="">Yellow</text:span></text:p>
              <text:p text:style-name="a1515" text:class-names="" text:cond-style-name=""><text:span text:style-name="a1514" text:class-names="">R:255 G:185 B: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48" draw:layer="Master1-bg" draw:style-name="a1522" draw:transform="translate(-0.4664in -0.15533in) rotate(-1.5708) translate(13.68432in 5.71733in)" draw:name="Rectangle 11">
              <svg:title/>
              <svg:desc/>
              <text:p text:style-name="a1518" text:class-names="" text:cond-style-name=""><text:span text:style-name="a1517" text:class-names="">Orange</text:span></text:p>
              <text:p text:style-name="a1521" text:class-names="" text:cond-style-name=""><text:span text:style-name="a1519" text:class-names="">R:</text:span><text:span text:style-name="a1520" text:class-names="">216 G:59 B:1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49" draw:layer="Master1-bg" draw:style-name="a1529" draw:transform="translate(-0.4664in -0.15533in) rotate(-1.5708) translate(14.04827in 2.44099in)" draw:name="Rectangle 12">
              <svg:title/>
              <svg:desc/>
              <text:p text:style-name="a1524" text:class-names="" text:cond-style-name=""><text:span text:style-name="a1523" text:class-names="">Teal</text:span></text:p>
              <text:p text:style-name="a1528" text:class-names="" text:cond-style-name=""><text:span text:style-name="a1525" text:class-names="">R:0</text:span><text:span text:style-name="a1526" text:class-names=""><text:s text:c="1"/>G:130 B:114</text:span><text:span text:style-name="a152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frame draw:id="id245" draw:layer="Master1-bg" draw:style-name="a1506" draw:transform="translate(-0.45247in -0.1752in) rotate(-1.5708) translate(14.37684in 0.45223in)" draw:name="TextBox 8" svg:width="0.90493in" svg:height="0.3504in">
            <draw:text-box>
              <text:p text:style-name="a1505" text:class-names="" text:cond-style-name=""><text:span text:style-name="a1504" text:class-names="">Main colors</text:span></text:p>
            </draw:text-box>
            <svg:title/>
            <svg:desc/>
          </draw:frame>
          <draw:frame draw:id="id246" draw:layer="Master1-bg" draw:style-name="a1511" draw:transform="translate(-1.41928in -0.1752in) rotate(-1.5708) translate(14.01289in 4.70957in)" draw:name="TextBox 9" svg:width="2.83856in" svg:height="0.3504in">
            <draw:text-box>
              <text:p text:style-name="a1510" text:class-names="" text:cond-style-name=""><text:span text:style-name="a1507" text:class-names="">Secondary colors (use only when</text:span><text:span text:style-name="a1508" text:class-names=""><text:s text:c="1"/>necessary)</text:span><text:span text:style-name="a1509" text:class-names=""/></text:p>
            </draw:text-box>
            <svg:title/>
            <svg:desc/>
          </draw:frame>
        </draw:g>
        <draw:custom-shape svg:width="0.9328in" svg:height="0.31066in" draw:id="id242" draw:layer="Master1-bg" draw:style-name="a1503" draw:transform="translate(-0.4664in -0.15533in) rotate(-1.5708) translate(13.68432in 3.75413in)" draw:name="Rectangle 5">
          <svg:title/>
          <svg:desc/>
          <text:p text:style-name="a1498" text:class-names="" text:cond-style-name=""><text:span text:style-name="a1497" text:class-names="">Cyan</text:span></text:p>
          <text:p text:style-name="a1502" text:class-names="" text:cond-style-name=""><text:span text:style-name="a1499" text:class-names="">R:</text:span><text:span text:style-name="a1500" text:class-names="">0 G:188 B:242</text:span><text:span text:style-name="a15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39" presentation:style-name="a1493" draw:name="Title 1" svg:x="0.29444in" svg:y="0.31661in" svg:width="12.74698in" svg:height="0.98389in" presentation:class="title" presentation:placeholder="false">
        <draw:text-box>
          <text:p text:style-name="a1492" text:class-names="" text:cond-style-name=""><text:span text:style-name="a1491" text:class-names="">Click to edit Master title style</text:span></text:p>
        </draw:text-box>
        <svg:title/>
        <svg:desc/>
      </draw:frame>
      <draw:frame draw:id="id240" draw:style-name="a1496" draw:name="TextBox 2" svg:x="0.29444in" svg:y="1.59615in" svg:width="12.74698in" svg:height="0.68664in">
        <draw:text-box>
          <text:p text:style-name="a1495" text:class-names="" text:cond-style-name=""><text:span text:style-name="a1494" text:class-names="">Code Sample</text:span></text:p>
        </draw:text-box>
        <svg:title/>
        <svg:desc/>
      </draw:frame>
      <presentation:notes style:page-layout-name="pageLayout2" draw:style-name="a1603">
        <draw:frame draw:id="id18" presentation:style-name="a1574" draw:name="Header Placeholder 1" svg:x="0in" svg:y="0in" svg:width="3.25in" svg:height="0.50174in" presentation:class="header" presentation:placeholder="false">
          <draw:text-box>
            <text:p text:style-name="a1573" text:class-names="" text:cond-style-name=""><text:span text:style-name="a1572" text:class-names=""/></text:p>
          </draw:text-box>
          <svg:title/>
          <svg:desc/>
        </draw:frame>
        <draw:frame draw:id="id19" presentation:style-name="a1579" draw:name="Date Placeholder 2" svg:x="4.24826in" svg:y="0in" svg:width="3.25in" svg:height="0.50174in" presentation:class="date-time" presentation:placeholder="false">
          <draw:text-box>
            <text:p text:style-name="a1578" text:class-names="" text:cond-style-name=""><text:span text:style-name="a1575" text:class-names=""><text:date text:fixed="false" style:data-style-name="a1576">9/5/2019</text:date></text:span><text:span text:style-name="a1577" text:class-names=""/></text:p>
          </draw:text-box>
          <svg:title/>
          <svg:desc/>
        </draw:frame>
        <draw:page-thumbnail svg:x="0.75in" svg:y="1.25in" svg:width="6in" svg:height="3.375in" presentation:class="page" draw:id="id20" presentation:style-name="a1580" draw:name="Slide Image Placeholder 3">
          <svg:title/>
          <svg:desc/>
        </draw:page-thumbnail>
        <draw:frame draw:id="id21" presentation:style-name="a1595" draw:name="Notes Placeholder 4" svg:x="0.75in" svg:y="4.8125in" svg:width="6in" svg:height="3.9375in" presentation:class="notes" presentation:placeholder="false">
          <draw:text-box>
            <text:p text:style-name="a1582" text:class-names="" text:cond-style-name=""><text:span text:style-name="a1581" text:class-names="">Edit Master text styles</text:span></text:p>
            <text:list text:style-name="a1585">
              <text:list-item>
                <text:list text:style-name="a1585">
                  <text:list-item>
                    <text:p text:style-name="a1584" text:class-names="" text:cond-style-name=""><text:span text:style-name="a1583" text:class-names="">Second level</text:span></text:p>
                  </text:list-item>
                </text:list>
              </text:list-item>
            </text:list>
            <text:list text:style-name="a1588">
              <text:list-item>
                <text:list text:style-name="a1588">
                  <text:list-item>
                    <text:list text:style-name="a1588">
                      <text:list-item>
                        <text:p text:style-name="a1587" text:class-names="" text:cond-style-name=""><text:span text:style-name="a158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91">
              <text:list-item>
                <text:list text:style-name="a1591">
                  <text:list-item>
                    <text:list text:style-name="a1591">
                      <text:list-item>
                        <text:list text:style-name="a1591">
                          <text:list-item>
                            <text:p text:style-name="a1590" text:class-names="" text:cond-style-name=""><text:span text:style-name="a158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94">
              <text:list-item>
                <text:list text:style-name="a1594">
                  <text:list-item>
                    <text:list text:style-name="a1594">
                      <text:list-item>
                        <text:list text:style-name="a1594">
                          <text:list-item>
                            <text:list text:style-name="a1594">
                              <text:list-item>
                                <text:p text:style-name="a1593" text:class-names="" text:cond-style-name=""><text:span text:style-name="a159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1598" draw:name="Footer Placeholder 5" svg:x="0in" svg:y="9.49826in" svg:width="3.25in" svg:height="0.50174in" presentation:class="footer" presentation:placeholder="false">
          <draw:text-box>
            <text:p text:style-name="a1597" text:class-names="" text:cond-style-name=""><text:span text:style-name="a1596" text:class-names=""/></text:p>
          </draw:text-box>
          <svg:title/>
          <svg:desc/>
        </draw:frame>
        <draw:frame draw:id="id23" presentation:style-name="a1602" draw:name="Slide Number Placeholder 6" svg:x="4.24826in" svg:y="9.49826in" svg:width="3.25in" svg:height="0.50174in" presentation:class="page-number" presentation:placeholder="false">
          <draw:text-box>
            <text:p text:style-name="a1601" text:class-names="" text:cond-style-name=""><text:span text:style-name="a1599" text:class-names=""><text:page-number style:num-format="1" text:fixed="false">‹#›</text:page-number></text:span><text:span text:style-name="a1600" text:class-names=""/></text:p>
          </draw:text-box>
          <svg:title/>
          <svg:desc/>
        </draw:frame>
      </presentation:notes>
    </style:master-page>
    <style:master-page style:name="Master1-Layout13-cust-Announcement" style:page-layout-name="pageLayout1" draw:style-name="a1604">
      <draw:g draw:name="Group 3" draw:id="id256">
        <svg:title/>
        <svg:desc/>
        <draw:g draw:name="Group 4" draw:id="id259">
          <svg:title/>
          <svg:desc/>
          <draw:g draw:name="Group 6" draw:id="id261">
            <svg:title/>
            <svg:desc/>
            <draw:custom-shape svg:width="0.9328in" svg:height="0.31066in" draw:id="id268" draw:layer="Master1-bg" draw:style-name="a1648" draw:transform="translate(-0.4664in -0.15533in) rotate(-1.5708) translate(14.04827in 0.47539in)" draw:name="Rectangle 14">
              <svg:title/>
              <svg:desc/>
              <text:p text:style-name="a1643" text:class-names="" text:cond-style-name=""><text:span text:style-name="a1642" text:class-names="">Blue</text:span></text:p>
              <text:p text:style-name="a1647" text:class-names="" text:cond-style-name=""><text:span text:style-name="a1644" text:class-names="">R:</text:span><text:span text:style-name="a1645" text:class-names="">0 G:120 B:215</text:span><text:span text:style-name="a164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69" draw:layer="Master1-bg" draw:style-name="a1655" draw:transform="translate(-0.4664in -0.15533in) rotate(-1.5708) translate(14.04827in 2.44099in)" draw:name="Rectangle 15">
              <svg:title/>
              <svg:desc/>
              <text:p text:style-name="a1650" text:class-names="" text:cond-style-name=""><text:span text:style-name="a1649" text:class-names="">Cyan</text:span></text:p>
              <text:p text:style-name="a1654" text:class-names="" text:cond-style-name=""><text:span text:style-name="a1651" text:class-names="">R:</text:span><text:span text:style-name="a1652" text:class-names="">0 G:188 B:242</text:span><text:span text:style-name="a165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70" draw:layer="Master1-bg" draw:style-name="a1662" draw:transform="translate(-0.4664in -0.15533in) rotate(-1.5708) translate(13.68432in 0.47539in)" draw:name="Rectangle 16">
              <svg:title/>
              <svg:desc/>
              <text:p text:style-name="a1657" text:class-names="" text:cond-style-name=""><text:span text:style-name="a1656" text:class-names="">Light Gray</text:span></text:p>
              <text:p text:style-name="a1661" text:class-names="" text:cond-style-name=""><text:span text:style-name="a1658" text:class-names="">R:</text:span><text:span text:style-name="a1659" text:class-names="">210 G:210 B:210</text:span><text:span text:style-name="a166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71" draw:layer="Master1-bg" draw:style-name="a1669" draw:transform="translate(-0.4664in -0.15533in) rotate(-1.5708) translate(14.04827in 1.46051in)" draw:name="Rectangle 17">
              <svg:title/>
              <svg:desc/>
              <text:p text:style-name="a1664" text:class-names="" text:cond-style-name=""><text:span text:style-name="a1663" text:class-names="">Purple</text:span></text:p>
              <text:p text:style-name="a1668" text:class-names="" text:cond-style-name=""><text:span text:style-name="a1665" text:class-names="">R:92</text:span><text:span text:style-name="a1666" text:class-names=""><text:s text:c="1"/>G:45 B:145</text:span><text:span text:style-name="a166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72" draw:layer="Master1-bg" draw:style-name="a1676" draw:transform="translate(-0.4664in -0.15533in) rotate(-1.5708) translate(13.68432in 2.43379in)" draw:name="Rectangle 18">
              <svg:title/>
              <svg:desc/>
              <text:p text:style-name="a1671" text:class-names="" text:cond-style-name=""><text:span text:style-name="a1670" text:class-names="">Dark Gray</text:span></text:p>
              <text:p text:style-name="a1675" text:class-names="" text:cond-style-name=""><text:span text:style-name="a1672" text:class-names="">R:</text:span><text:span text:style-name="a1673" text:class-names="">80 G:80 B:80</text:span><text:span text:style-name="a167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73" draw:layer="Master1-bg" draw:style-name="a1683" draw:transform="translate(-0.4664in -0.15533in) rotate(-1.5708) translate(13.68432in 1.46051in)" draw:name="Rectangle 19">
              <svg:title/>
              <svg:desc/>
              <text:p text:style-name="a1678" text:class-names="" text:cond-style-name=""><text:span text:style-name="a1677" text:class-names="">Gray</text:span></text:p>
              <text:p text:style-name="a1682" text:class-names="" text:cond-style-name=""><text:span text:style-name="a1679" text:class-names="">R:</text:span><text:span text:style-name="a1680" text:class-names="">115 G:115 B:115</text:span><text:span text:style-name="a168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oup 8" draw:id="id262">
            <svg:title/>
            <svg:desc/>
            <draw:custom-shape svg:width="0.9328in" svg:height="0.31066in" draw:id="id265" draw:layer="Master1-bg" draw:style-name="a1628" draw:transform="translate(-0.4664in -0.15533in) rotate(-1.5708) translate(13.68432in 4.73685in)" draw:name="Rectangle 11">
              <svg:title/>
              <svg:desc/>
              <text:p text:style-name="a1625" text:class-names="" text:cond-style-name=""><text:span text:style-name="a1624" text:class-names="">Yellow</text:span></text:p>
              <text:p text:style-name="a1627" text:class-names="" text:cond-style-name=""><text:span text:style-name="a1626" text:class-names="">R:255 G:185 B: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66" draw:layer="Master1-bg" draw:style-name="a1634" draw:transform="translate(-0.4664in -0.15533in) rotate(-1.5708) translate(13.68432in 5.71733in)" draw:name="Rectangle 12">
              <svg:title/>
              <svg:desc/>
              <text:p text:style-name="a1630" text:class-names="" text:cond-style-name=""><text:span text:style-name="a1629" text:class-names="">Orange</text:span></text:p>
              <text:p text:style-name="a1633" text:class-names="" text:cond-style-name=""><text:span text:style-name="a1631" text:class-names="">R:</text:span><text:span text:style-name="a1632" text:class-names="">216 G:59 B:1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67" draw:layer="Master1-bg" draw:style-name="a1641" draw:transform="translate(-0.4664in -0.15533in) rotate(-1.5708) translate(14.04827in 2.44099in)" draw:name="Rectangle 13">
              <svg:title/>
              <svg:desc/>
              <text:p text:style-name="a1636" text:class-names="" text:cond-style-name=""><text:span text:style-name="a1635" text:class-names="">Teal</text:span></text:p>
              <text:p text:style-name="a1640" text:class-names="" text:cond-style-name=""><text:span text:style-name="a1637" text:class-names="">R:0</text:span><text:span text:style-name="a1638" text:class-names=""><text:s text:c="1"/>G:130 B:114</text:span><text:span text:style-name="a163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frame draw:id="id263" draw:layer="Master1-bg" draw:style-name="a1618" draw:transform="translate(-0.45247in -0.1752in) rotate(-1.5708) translate(14.37684in 0.45223in)" draw:name="TextBox 9" svg:width="0.90493in" svg:height="0.3504in">
            <draw:text-box>
              <text:p text:style-name="a1617" text:class-names="" text:cond-style-name=""><text:span text:style-name="a1616" text:class-names="">Main colors</text:span></text:p>
            </draw:text-box>
            <svg:title/>
            <svg:desc/>
          </draw:frame>
          <draw:frame draw:id="id264" draw:layer="Master1-bg" draw:style-name="a1623" draw:transform="translate(-1.41928in -0.1752in) rotate(-1.5708) translate(14.01289in 4.70957in)" draw:name="TextBox 10" svg:width="2.83856in" svg:height="0.3504in">
            <draw:text-box>
              <text:p text:style-name="a1622" text:class-names="" text:cond-style-name=""><text:span text:style-name="a1619" text:class-names="">Secondary colors (use only when</text:span><text:span text:style-name="a1620" text:class-names=""><text:s text:c="1"/>necessary)</text:span><text:span text:style-name="a1621" text:class-names=""/></text:p>
            </draw:text-box>
            <svg:title/>
            <svg:desc/>
          </draw:frame>
        </draw:g>
        <draw:custom-shape svg:width="0.9328in" svg:height="0.31066in" draw:id="id260" draw:layer="Master1-bg" draw:style-name="a1615" draw:transform="translate(-0.4664in -0.15533in) rotate(-1.5708) translate(13.68432in 3.75413in)" draw:name="Rectangle 5">
          <svg:title/>
          <svg:desc/>
          <text:p text:style-name="a1610" text:class-names="" text:cond-style-name=""><text:span text:style-name="a1609" text:class-names="">Cyan</text:span></text:p>
          <text:p text:style-name="a1614" text:class-names="" text:cond-style-name=""><text:span text:style-name="a1611" text:class-names="">R:</text:span><text:span text:style-name="a1612" text:class-names="">0 G:188 B:242</text:span><text:span text:style-name="a16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custom-shape svg:x="1.77618in" svg:y="0in" svg:width="9.78098in" svg:height="7.5in" draw:id="id257" draw:style-name="a1607" draw:name="Rectangle 7">
        <svg:title/>
        <svg:desc/>
        <text:p text:style-name="a1606" text:class-names="" text:cond-style-name=""><text:span text:style-name="a16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8" draw:style-name="a1608" draw:name="Graphic 1" svg:x="0.0125in" svg:y="0in" svg:width="13.30833in" svg:height="7.5in" style:rel-width="scale" style:rel-height="scale">
        <draw:image xlink:href="media/image6.svg" xlink:type="simple" xlink:show="embed" xlink:actuate="onLoad"/>
        <svg:title/>
        <svg:desc/>
      </draw:frame>
      <presentation:notes style:page-layout-name="pageLayout2" draw:style-name="a1715">
        <draw:frame draw:id="id18" presentation:style-name="a1686" draw:name="Header Placeholder 1" svg:x="0in" svg:y="0in" svg:width="3.25in" svg:height="0.50174in" presentation:class="header" presentation:placeholder="false">
          <draw:text-box>
            <text:p text:style-name="a1685" text:class-names="" text:cond-style-name=""><text:span text:style-name="a1684" text:class-names=""/></text:p>
          </draw:text-box>
          <svg:title/>
          <svg:desc/>
        </draw:frame>
        <draw:frame draw:id="id19" presentation:style-name="a1691" draw:name="Date Placeholder 2" svg:x="4.24826in" svg:y="0in" svg:width="3.25in" svg:height="0.50174in" presentation:class="date-time" presentation:placeholder="false">
          <draw:text-box>
            <text:p text:style-name="a1690" text:class-names="" text:cond-style-name=""><text:span text:style-name="a1687" text:class-names=""><text:date text:fixed="false" style:data-style-name="a1688">9/5/2019</text:date></text:span><text:span text:style-name="a1689" text:class-names=""/></text:p>
          </draw:text-box>
          <svg:title/>
          <svg:desc/>
        </draw:frame>
        <draw:page-thumbnail svg:x="0.75in" svg:y="1.25in" svg:width="6in" svg:height="3.375in" presentation:class="page" draw:id="id20" presentation:style-name="a1692" draw:name="Slide Image Placeholder 3">
          <svg:title/>
          <svg:desc/>
        </draw:page-thumbnail>
        <draw:frame draw:id="id21" presentation:style-name="a1707" draw:name="Notes Placeholder 4" svg:x="0.75in" svg:y="4.8125in" svg:width="6in" svg:height="3.9375in" presentation:class="notes" presentation:placeholder="false">
          <draw:text-box>
            <text:p text:style-name="a1694" text:class-names="" text:cond-style-name=""><text:span text:style-name="a1693" text:class-names="">Edit Master text styles</text:span></text:p>
            <text:list text:style-name="a1697">
              <text:list-item>
                <text:list text:style-name="a1697">
                  <text:list-item>
                    <text:p text:style-name="a1696" text:class-names="" text:cond-style-name=""><text:span text:style-name="a1695" text:class-names="">Second level</text:span></text:p>
                  </text:list-item>
                </text:list>
              </text:list-item>
            </text:list>
            <text:list text:style-name="a1700">
              <text:list-item>
                <text:list text:style-name="a1700">
                  <text:list-item>
                    <text:list text:style-name="a1700">
                      <text:list-item>
                        <text:p text:style-name="a1699" text:class-names="" text:cond-style-name=""><text:span text:style-name="a16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03">
              <text:list-item>
                <text:list text:style-name="a1703">
                  <text:list-item>
                    <text:list text:style-name="a1703">
                      <text:list-item>
                        <text:list text:style-name="a1703">
                          <text:list-item>
                            <text:p text:style-name="a1702" text:class-names="" text:cond-style-name=""><text:span text:style-name="a17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6">
              <text:list-item>
                <text:list text:style-name="a1706">
                  <text:list-item>
                    <text:list text:style-name="a1706">
                      <text:list-item>
                        <text:list text:style-name="a1706">
                          <text:list-item>
                            <text:list text:style-name="a1706">
                              <text:list-item>
                                <text:p text:style-name="a1705" text:class-names="" text:cond-style-name=""><text:span text:style-name="a17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1710" draw:name="Footer Placeholder 5" svg:x="0in" svg:y="9.49826in" svg:width="3.25in" svg:height="0.50174in" presentation:class="footer" presentation:placeholder="false">
          <draw:text-box>
            <text:p text:style-name="a1709" text:class-names="" text:cond-style-name=""><text:span text:style-name="a1708" text:class-names=""/></text:p>
          </draw:text-box>
          <svg:title/>
          <svg:desc/>
        </draw:frame>
        <draw:frame draw:id="id23" presentation:style-name="a1714" draw:name="Slide Number Placeholder 6" svg:x="4.24826in" svg:y="9.49826in" svg:width="3.25in" svg:height="0.50174in" presentation:class="page-number" presentation:placeholder="false">
          <draw:text-box>
            <text:p text:style-name="a1713" text:class-names="" text:cond-style-name=""><text:span text:style-name="a1711" text:class-names=""><text:page-number style:num-format="1" text:fixed="false">‹#›</text:page-number></text:span><text:span text:style-name="a1712" text:class-names=""/></text:p>
          </draw:text-box>
          <svg:title/>
          <svg:desc/>
        </draw:frame>
      </presentation:notes>
    </style:master-page>
    <style:master-page style:name="Master1-Layout14-cust-Blank-Purple" style:page-layout-name="pageLayout1" draw:style-name="a1716">
      <draw:g draw:name="Group 1" draw:id="id274">
        <svg:title/>
        <svg:desc/>
        <draw:g draw:name="Group 2" draw:id="id275">
          <svg:title/>
          <svg:desc/>
          <draw:g draw:name="Group 4" draw:id="id277">
            <svg:title/>
            <svg:desc/>
            <draw:custom-shape svg:width="0.9328in" svg:height="0.31066in" draw:id="id284" draw:layer="Master1-bg" draw:style-name="a1756" draw:transform="translate(-0.4664in -0.15533in) rotate(-1.5708) translate(14.04827in 0.47539in)" draw:name="Rectangle 11">
              <svg:title/>
              <svg:desc/>
              <text:p text:style-name="a1751" text:class-names="" text:cond-style-name=""><text:span text:style-name="a1750" text:class-names="">Blue</text:span></text:p>
              <text:p text:style-name="a1755" text:class-names="" text:cond-style-name=""><text:span text:style-name="a1752" text:class-names="">R:</text:span><text:span text:style-name="a1753" text:class-names="">0 G:120 B:215</text:span><text:span text:style-name="a175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85" draw:layer="Master1-bg" draw:style-name="a1763" draw:transform="translate(-0.4664in -0.15533in) rotate(-1.5708) translate(14.04827in 2.44099in)" draw:name="Rectangle 12">
              <svg:title/>
              <svg:desc/>
              <text:p text:style-name="a1758" text:class-names="" text:cond-style-name=""><text:span text:style-name="a1757" text:class-names="">Cyan</text:span></text:p>
              <text:p text:style-name="a1762" text:class-names="" text:cond-style-name=""><text:span text:style-name="a1759" text:class-names="">R:</text:span><text:span text:style-name="a1760" text:class-names="">0 G:188 B:242</text:span><text:span text:style-name="a176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86" draw:layer="Master1-bg" draw:style-name="a1770" draw:transform="translate(-0.4664in -0.15533in) rotate(-1.5708) translate(13.68432in 0.47539in)" draw:name="Rectangle 13">
              <svg:title/>
              <svg:desc/>
              <text:p text:style-name="a1765" text:class-names="" text:cond-style-name=""><text:span text:style-name="a1764" text:class-names="">Light Gray</text:span></text:p>
              <text:p text:style-name="a1769" text:class-names="" text:cond-style-name=""><text:span text:style-name="a1766" text:class-names="">R:</text:span><text:span text:style-name="a1767" text:class-names="">210 G:210 B:210</text:span><text:span text:style-name="a176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87" draw:layer="Master1-bg" draw:style-name="a1777" draw:transform="translate(-0.4664in -0.15533in) rotate(-1.5708) translate(14.04827in 1.46051in)" draw:name="Rectangle 14">
              <svg:title/>
              <svg:desc/>
              <text:p text:style-name="a1772" text:class-names="" text:cond-style-name=""><text:span text:style-name="a1771" text:class-names="">Purple</text:span></text:p>
              <text:p text:style-name="a1776" text:class-names="" text:cond-style-name=""><text:span text:style-name="a1773" text:class-names="">R:92</text:span><text:span text:style-name="a1774" text:class-names=""><text:s text:c="1"/>G:45 B:145</text:span><text:span text:style-name="a177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88" draw:layer="Master1-bg" draw:style-name="a1784" draw:transform="translate(-0.4664in -0.15533in) rotate(-1.5708) translate(13.68432in 2.43379in)" draw:name="Rectangle 15">
              <svg:title/>
              <svg:desc/>
              <text:p text:style-name="a1779" text:class-names="" text:cond-style-name=""><text:span text:style-name="a1778" text:class-names="">Dark Gray</text:span></text:p>
              <text:p text:style-name="a1783" text:class-names="" text:cond-style-name=""><text:span text:style-name="a1780" text:class-names="">R:</text:span><text:span text:style-name="a1781" text:class-names="">80 G:80 B:80</text:span><text:span text:style-name="a178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89" draw:layer="Master1-bg" draw:style-name="a1791" draw:transform="translate(-0.4664in -0.15533in) rotate(-1.5708) translate(13.68432in 1.46051in)" draw:name="Rectangle 16">
              <svg:title/>
              <svg:desc/>
              <text:p text:style-name="a1786" text:class-names="" text:cond-style-name=""><text:span text:style-name="a1785" text:class-names="">Gray</text:span></text:p>
              <text:p text:style-name="a1790" text:class-names="" text:cond-style-name=""><text:span text:style-name="a1787" text:class-names="">R:</text:span><text:span text:style-name="a1788" text:class-names="">115 G:115 B:115</text:span><text:span text:style-name="a178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oup 5" draw:id="id278">
            <svg:title/>
            <svg:desc/>
            <draw:custom-shape svg:width="0.9328in" svg:height="0.31066in" draw:id="id281" draw:layer="Master1-bg" draw:style-name="a1736" draw:transform="translate(-0.4664in -0.15533in) rotate(-1.5708) translate(13.68432in 4.73685in)" draw:name="Rectangle 8">
              <svg:title/>
              <svg:desc/>
              <text:p text:style-name="a1733" text:class-names="" text:cond-style-name=""><text:span text:style-name="a1732" text:class-names="">Yellow</text:span></text:p>
              <text:p text:style-name="a1735" text:class-names="" text:cond-style-name=""><text:span text:style-name="a1734" text:class-names="">R:255 G:185 B: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82" draw:layer="Master1-bg" draw:style-name="a1742" draw:transform="translate(-0.4664in -0.15533in) rotate(-1.5708) translate(13.68432in 5.71733in)" draw:name="Rectangle 9">
              <svg:title/>
              <svg:desc/>
              <text:p text:style-name="a1738" text:class-names="" text:cond-style-name=""><text:span text:style-name="a1737" text:class-names="">Orange</text:span></text:p>
              <text:p text:style-name="a1741" text:class-names="" text:cond-style-name=""><text:span text:style-name="a1739" text:class-names="">R:</text:span><text:span text:style-name="a1740" text:class-names="">216 G:59 B:1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83" draw:layer="Master1-bg" draw:style-name="a1749" draw:transform="translate(-0.4664in -0.15533in) rotate(-1.5708) translate(14.04827in 2.44099in)" draw:name="Rectangle 10">
              <svg:title/>
              <svg:desc/>
              <text:p text:style-name="a1744" text:class-names="" text:cond-style-name=""><text:span text:style-name="a1743" text:class-names="">Teal</text:span></text:p>
              <text:p text:style-name="a1748" text:class-names="" text:cond-style-name=""><text:span text:style-name="a1745" text:class-names="">R:0</text:span><text:span text:style-name="a1746" text:class-names=""><text:s text:c="1"/>G:130 B:114</text:span><text:span text:style-name="a174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frame draw:id="id279" draw:layer="Master1-bg" draw:style-name="a1726" draw:transform="translate(-0.45247in -0.1752in) rotate(-1.5708) translate(14.37684in 0.45223in)" draw:name="TextBox 6" svg:width="0.90493in" svg:height="0.3504in">
            <draw:text-box>
              <text:p text:style-name="a1725" text:class-names="" text:cond-style-name=""><text:span text:style-name="a1724" text:class-names="">Main colors</text:span></text:p>
            </draw:text-box>
            <svg:title/>
            <svg:desc/>
          </draw:frame>
          <draw:frame draw:id="id280" draw:layer="Master1-bg" draw:style-name="a1731" draw:transform="translate(-1.41928in -0.1752in) rotate(-1.5708) translate(14.01289in 4.70957in)" draw:name="TextBox 7" svg:width="2.83856in" svg:height="0.3504in">
            <draw:text-box>
              <text:p text:style-name="a1730" text:class-names="" text:cond-style-name=""><text:span text:style-name="a1727" text:class-names="">Secondary colors (use only when</text:span><text:span text:style-name="a1728" text:class-names=""><text:s text:c="1"/>necessary)</text:span><text:span text:style-name="a1729" text:class-names=""/></text:p>
            </draw:text-box>
            <svg:title/>
            <svg:desc/>
          </draw:frame>
        </draw:g>
        <draw:custom-shape svg:width="0.9328in" svg:height="0.31066in" draw:id="id276" draw:layer="Master1-bg" draw:style-name="a1723" draw:transform="translate(-0.4664in -0.15533in) rotate(-1.5708) translate(13.68432in 3.75413in)" draw:name="Rectangle 3">
          <svg:title/>
          <svg:desc/>
          <text:p text:style-name="a1718" text:class-names="" text:cond-style-name=""><text:span text:style-name="a1717" text:class-names="">Cyan</text:span></text:p>
          <text:p text:style-name="a1722" text:class-names="" text:cond-style-name=""><text:span text:style-name="a1719" text:class-names="">R:</text:span><text:span text:style-name="a1720" text:class-names="">0 G:188 B:242</text:span><text:span text:style-name="a17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presentation:notes style:page-layout-name="pageLayout2" draw:style-name="a1823">
        <draw:frame draw:id="id18" presentation:style-name="a1794" draw:name="Header Placeholder 1" svg:x="0in" svg:y="0in" svg:width="3.25in" svg:height="0.50174in" presentation:class="header" presentation:placeholder="false">
          <draw:text-box>
            <text:p text:style-name="a1793" text:class-names="" text:cond-style-name=""><text:span text:style-name="a1792" text:class-names=""/></text:p>
          </draw:text-box>
          <svg:title/>
          <svg:desc/>
        </draw:frame>
        <draw:frame draw:id="id19" presentation:style-name="a1799" draw:name="Date Placeholder 2" svg:x="4.24826in" svg:y="0in" svg:width="3.25in" svg:height="0.50174in" presentation:class="date-time" presentation:placeholder="false">
          <draw:text-box>
            <text:p text:style-name="a1798" text:class-names="" text:cond-style-name=""><text:span text:style-name="a1795" text:class-names=""><text:date text:fixed="false" style:data-style-name="a1796">9/5/2019</text:date></text:span><text:span text:style-name="a1797" text:class-names=""/></text:p>
          </draw:text-box>
          <svg:title/>
          <svg:desc/>
        </draw:frame>
        <draw:page-thumbnail svg:x="0.75in" svg:y="1.25in" svg:width="6in" svg:height="3.375in" presentation:class="page" draw:id="id20" presentation:style-name="a1800" draw:name="Slide Image Placeholder 3">
          <svg:title/>
          <svg:desc/>
        </draw:page-thumbnail>
        <draw:frame draw:id="id21" presentation:style-name="a1815" draw:name="Notes Placeholder 4" svg:x="0.75in" svg:y="4.8125in" svg:width="6in" svg:height="3.9375in" presentation:class="notes" presentation:placeholder="false">
          <draw:text-box>
            <text:p text:style-name="a1802" text:class-names="" text:cond-style-name=""><text:span text:style-name="a1801" text:class-names="">Edit Master text styles</text:span></text:p>
            <text:list text:style-name="a1805">
              <text:list-item>
                <text:list text:style-name="a1805">
                  <text:list-item>
                    <text:p text:style-name="a1804" text:class-names="" text:cond-style-name=""><text:span text:style-name="a1803" text:class-names="">Second level</text:span></text:p>
                  </text:list-item>
                </text:list>
              </text:list-item>
            </text:list>
            <text:list text:style-name="a1808">
              <text:list-item>
                <text:list text:style-name="a1808">
                  <text:list-item>
                    <text:list text:style-name="a1808">
                      <text:list-item>
                        <text:p text:style-name="a1807" text:class-names="" text:cond-style-name=""><text:span text:style-name="a18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11">
              <text:list-item>
                <text:list text:style-name="a1811">
                  <text:list-item>
                    <text:list text:style-name="a1811">
                      <text:list-item>
                        <text:list text:style-name="a1811">
                          <text:list-item>
                            <text:p text:style-name="a1810" text:class-names="" text:cond-style-name=""><text:span text:style-name="a18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4">
              <text:list-item>
                <text:list text:style-name="a1814">
                  <text:list-item>
                    <text:list text:style-name="a1814">
                      <text:list-item>
                        <text:list text:style-name="a1814">
                          <text:list-item>
                            <text:list text:style-name="a1814">
                              <text:list-item>
                                <text:p text:style-name="a1813" text:class-names="" text:cond-style-name=""><text:span text:style-name="a181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1818" draw:name="Footer Placeholder 5" svg:x="0in" svg:y="9.49826in" svg:width="3.25in" svg:height="0.50174in" presentation:class="footer" presentation:placeholder="false">
          <draw:text-box>
            <text:p text:style-name="a1817" text:class-names="" text:cond-style-name=""><text:span text:style-name="a1816" text:class-names=""/></text:p>
          </draw:text-box>
          <svg:title/>
          <svg:desc/>
        </draw:frame>
        <draw:frame draw:id="id23" presentation:style-name="a1822" draw:name="Slide Number Placeholder 6" svg:x="4.24826in" svg:y="9.49826in" svg:width="3.25in" svg:height="0.50174in" presentation:class="page-number" presentation:placeholder="false">
          <draw:text-box>
            <text:p text:style-name="a1821" text:class-names="" text:cond-style-name=""><text:span text:style-name="a1819" text:class-names=""><text:page-number style:num-format="1" text:fixed="false">‹#›</text:page-number></text:span><text:span text:style-name="a1820" text:class-names=""/></text:p>
          </draw:text-box>
          <svg:title/>
          <svg:desc/>
        </draw:frame>
      </presentation:notes>
    </style:master-page>
    <style:master-page style:name="Master1-Layout15-cust-Blank-Light" style:page-layout-name="pageLayout1" draw:style-name="a1824">
      <draw:g draw:name="Group 1" draw:id="id290">
        <svg:title/>
        <svg:desc/>
        <draw:g draw:name="Group 2" draw:id="id291">
          <svg:title/>
          <svg:desc/>
          <draw:g draw:name="Group 4" draw:id="id293">
            <svg:title/>
            <svg:desc/>
            <draw:custom-shape svg:width="0.9328in" svg:height="0.31066in" draw:id="id300" draw:layer="Master1-bg" draw:style-name="a1864" draw:transform="translate(-0.4664in -0.15533in) rotate(-1.5708) translate(14.04827in 0.47539in)" draw:name="Rectangle 11">
              <svg:title/>
              <svg:desc/>
              <text:p text:style-name="a1859" text:class-names="" text:cond-style-name=""><text:span text:style-name="a1858" text:class-names="">Blue</text:span></text:p>
              <text:p text:style-name="a1863" text:class-names="" text:cond-style-name=""><text:span text:style-name="a1860" text:class-names="">R:</text:span><text:span text:style-name="a1861" text:class-names="">0 G:120 B:215</text:span><text:span text:style-name="a186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301" draw:layer="Master1-bg" draw:style-name="a1871" draw:transform="translate(-0.4664in -0.15533in) rotate(-1.5708) translate(14.04827in 2.44099in)" draw:name="Rectangle 12">
              <svg:title/>
              <svg:desc/>
              <text:p text:style-name="a1866" text:class-names="" text:cond-style-name=""><text:span text:style-name="a1865" text:class-names="">Cyan</text:span></text:p>
              <text:p text:style-name="a1870" text:class-names="" text:cond-style-name=""><text:span text:style-name="a1867" text:class-names="">R:</text:span><text:span text:style-name="a1868" text:class-names="">0 G:188 B:242</text:span><text:span text:style-name="a186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302" draw:layer="Master1-bg" draw:style-name="a1878" draw:transform="translate(-0.4664in -0.15533in) rotate(-1.5708) translate(13.68432in 0.47539in)" draw:name="Rectangle 13">
              <svg:title/>
              <svg:desc/>
              <text:p text:style-name="a1873" text:class-names="" text:cond-style-name=""><text:span text:style-name="a1872" text:class-names="">Light Gray</text:span></text:p>
              <text:p text:style-name="a1877" text:class-names="" text:cond-style-name=""><text:span text:style-name="a1874" text:class-names="">R:</text:span><text:span text:style-name="a1875" text:class-names="">210 G:210 B:210</text:span><text:span text:style-name="a187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303" draw:layer="Master1-bg" draw:style-name="a1885" draw:transform="translate(-0.4664in -0.15533in) rotate(-1.5708) translate(14.04827in 1.46051in)" draw:name="Rectangle 14">
              <svg:title/>
              <svg:desc/>
              <text:p text:style-name="a1880" text:class-names="" text:cond-style-name=""><text:span text:style-name="a1879" text:class-names="">Purple</text:span></text:p>
              <text:p text:style-name="a1884" text:class-names="" text:cond-style-name=""><text:span text:style-name="a1881" text:class-names="">R:92</text:span><text:span text:style-name="a1882" text:class-names=""><text:s text:c="1"/>G:45 B:145</text:span><text:span text:style-name="a188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304" draw:layer="Master1-bg" draw:style-name="a1892" draw:transform="translate(-0.4664in -0.15533in) rotate(-1.5708) translate(13.68432in 2.43379in)" draw:name="Rectangle 15">
              <svg:title/>
              <svg:desc/>
              <text:p text:style-name="a1887" text:class-names="" text:cond-style-name=""><text:span text:style-name="a1886" text:class-names="">Dark Gray</text:span></text:p>
              <text:p text:style-name="a1891" text:class-names="" text:cond-style-name=""><text:span text:style-name="a1888" text:class-names="">R:</text:span><text:span text:style-name="a1889" text:class-names="">80 G:80 B:80</text:span><text:span text:style-name="a189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305" draw:layer="Master1-bg" draw:style-name="a1899" draw:transform="translate(-0.4664in -0.15533in) rotate(-1.5708) translate(13.68432in 1.46051in)" draw:name="Rectangle 16">
              <svg:title/>
              <svg:desc/>
              <text:p text:style-name="a1894" text:class-names="" text:cond-style-name=""><text:span text:style-name="a1893" text:class-names="">Gray</text:span></text:p>
              <text:p text:style-name="a1898" text:class-names="" text:cond-style-name=""><text:span text:style-name="a1895" text:class-names="">R:</text:span><text:span text:style-name="a1896" text:class-names="">115 G:115 B:115</text:span><text:span text:style-name="a189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oup 5" draw:id="id294">
            <svg:title/>
            <svg:desc/>
            <draw:custom-shape svg:width="0.9328in" svg:height="0.31066in" draw:id="id297" draw:layer="Master1-bg" draw:style-name="a1844" draw:transform="translate(-0.4664in -0.15533in) rotate(-1.5708) translate(13.68432in 4.73685in)" draw:name="Rectangle 8">
              <svg:title/>
              <svg:desc/>
              <text:p text:style-name="a1841" text:class-names="" text:cond-style-name=""><text:span text:style-name="a1840" text:class-names="">Yellow</text:span></text:p>
              <text:p text:style-name="a1843" text:class-names="" text:cond-style-name=""><text:span text:style-name="a1842" text:class-names="">R:255 G:185 B: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98" draw:layer="Master1-bg" draw:style-name="a1850" draw:transform="translate(-0.4664in -0.15533in) rotate(-1.5708) translate(13.68432in 5.71733in)" draw:name="Rectangle 9">
              <svg:title/>
              <svg:desc/>
              <text:p text:style-name="a1846" text:class-names="" text:cond-style-name=""><text:span text:style-name="a1845" text:class-names="">Orange</text:span></text:p>
              <text:p text:style-name="a1849" text:class-names="" text:cond-style-name=""><text:span text:style-name="a1847" text:class-names="">R:</text:span><text:span text:style-name="a1848" text:class-names="">216 G:59 B:1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9328in" svg:height="0.31066in" draw:id="id299" draw:layer="Master1-bg" draw:style-name="a1857" draw:transform="translate(-0.4664in -0.15533in) rotate(-1.5708) translate(14.04827in 2.44099in)" draw:name="Rectangle 10">
              <svg:title/>
              <svg:desc/>
              <text:p text:style-name="a1852" text:class-names="" text:cond-style-name=""><text:span text:style-name="a1851" text:class-names="">Teal</text:span></text:p>
              <text:p text:style-name="a1856" text:class-names="" text:cond-style-name=""><text:span text:style-name="a1853" text:class-names="">R:0</text:span><text:span text:style-name="a1854" text:class-names=""><text:s text:c="1"/>G:130 B:114</text:span><text:span text:style-name="a185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frame draw:id="id295" draw:layer="Master1-bg" draw:style-name="a1834" draw:transform="translate(-0.45247in -0.1752in) rotate(-1.5708) translate(14.37684in 0.45223in)" draw:name="TextBox 6" svg:width="0.90493in" svg:height="0.3504in">
            <draw:text-box>
              <text:p text:style-name="a1833" text:class-names="" text:cond-style-name=""><text:span text:style-name="a1832" text:class-names="">Main colors</text:span></text:p>
            </draw:text-box>
            <svg:title/>
            <svg:desc/>
          </draw:frame>
          <draw:frame draw:id="id296" draw:layer="Master1-bg" draw:style-name="a1839" draw:transform="translate(-1.41928in -0.1752in) rotate(-1.5708) translate(14.01289in 4.70957in)" draw:name="TextBox 7" svg:width="2.83856in" svg:height="0.3504in">
            <draw:text-box>
              <text:p text:style-name="a1838" text:class-names="" text:cond-style-name=""><text:span text:style-name="a1835" text:class-names="">Secondary colors (use only when</text:span><text:span text:style-name="a1836" text:class-names=""><text:s text:c="1"/>necessary)</text:span><text:span text:style-name="a1837" text:class-names=""/></text:p>
            </draw:text-box>
            <svg:title/>
            <svg:desc/>
          </draw:frame>
        </draw:g>
        <draw:custom-shape svg:width="0.9328in" svg:height="0.31066in" draw:id="id292" draw:layer="Master1-bg" draw:style-name="a1831" draw:transform="translate(-0.4664in -0.15533in) rotate(-1.5708) translate(13.68432in 3.75413in)" draw:name="Rectangle 3">
          <svg:title/>
          <svg:desc/>
          <text:p text:style-name="a1826" text:class-names="" text:cond-style-name=""><text:span text:style-name="a1825" text:class-names="">Cyan</text:span></text:p>
          <text:p text:style-name="a1830" text:class-names="" text:cond-style-name=""><text:span text:style-name="a1827" text:class-names="">R:</text:span><text:span text:style-name="a1828" text:class-names="">0 G:188 B:242</text:span><text:span text:style-name="a18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presentation:notes style:page-layout-name="pageLayout2" draw:style-name="a1931">
        <draw:frame draw:id="id18" presentation:style-name="a1902" draw:name="Header Placeholder 1" svg:x="0in" svg:y="0in" svg:width="3.25in" svg:height="0.50174in" presentation:class="header" presentation:placeholder="false">
          <draw:text-box>
            <text:p text:style-name="a1901" text:class-names="" text:cond-style-name=""><text:span text:style-name="a1900" text:class-names=""/></text:p>
          </draw:text-box>
          <svg:title/>
          <svg:desc/>
        </draw:frame>
        <draw:frame draw:id="id19" presentation:style-name="a1907" draw:name="Date Placeholder 2" svg:x="4.24826in" svg:y="0in" svg:width="3.25in" svg:height="0.50174in" presentation:class="date-time" presentation:placeholder="false">
          <draw:text-box>
            <text:p text:style-name="a1906" text:class-names="" text:cond-style-name=""><text:span text:style-name="a1903" text:class-names=""><text:date text:fixed="false" style:data-style-name="a1904">9/5/2019</text:date></text:span><text:span text:style-name="a1905" text:class-names=""/></text:p>
          </draw:text-box>
          <svg:title/>
          <svg:desc/>
        </draw:frame>
        <draw:page-thumbnail svg:x="0.75in" svg:y="1.25in" svg:width="6in" svg:height="3.375in" presentation:class="page" draw:id="id20" presentation:style-name="a1908" draw:name="Slide Image Placeholder 3">
          <svg:title/>
          <svg:desc/>
        </draw:page-thumbnail>
        <draw:frame draw:id="id21" presentation:style-name="a1923" draw:name="Notes Placeholder 4" svg:x="0.75in" svg:y="4.8125in" svg:width="6in" svg:height="3.9375in" presentation:class="notes" presentation:placeholder="false">
          <draw:text-box>
            <text:p text:style-name="a1910" text:class-names="" text:cond-style-name=""><text:span text:style-name="a1909" text:class-names="">Edit Master text styles</text:span></text:p>
            <text:list text:style-name="a1913">
              <text:list-item>
                <text:list text:style-name="a1913">
                  <text:list-item>
                    <text:p text:style-name="a1912" text:class-names="" text:cond-style-name=""><text:span text:style-name="a1911" text:class-names="">Second level</text:span></text:p>
                  </text:list-item>
                </text:list>
              </text:list-item>
            </text:list>
            <text:list text:style-name="a1916">
              <text:list-item>
                <text:list text:style-name="a1916">
                  <text:list-item>
                    <text:list text:style-name="a1916">
                      <text:list-item>
                        <text:p text:style-name="a1915" text:class-names="" text:cond-style-name=""><text:span text:style-name="a19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19">
              <text:list-item>
                <text:list text:style-name="a1919">
                  <text:list-item>
                    <text:list text:style-name="a1919">
                      <text:list-item>
                        <text:list text:style-name="a1919">
                          <text:list-item>
                            <text:p text:style-name="a1918" text:class-names="" text:cond-style-name=""><text:span text:style-name="a19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22">
              <text:list-item>
                <text:list text:style-name="a1922">
                  <text:list-item>
                    <text:list text:style-name="a1922">
                      <text:list-item>
                        <text:list text:style-name="a1922">
                          <text:list-item>
                            <text:list text:style-name="a1922">
                              <text:list-item>
                                <text:p text:style-name="a1921" text:class-names="" text:cond-style-name=""><text:span text:style-name="a192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1926" draw:name="Footer Placeholder 5" svg:x="0in" svg:y="9.49826in" svg:width="3.25in" svg:height="0.50174in" presentation:class="footer" presentation:placeholder="false">
          <draw:text-box>
            <text:p text:style-name="a1925" text:class-names="" text:cond-style-name=""><text:span text:style-name="a1924" text:class-names=""/></text:p>
          </draw:text-box>
          <svg:title/>
          <svg:desc/>
        </draw:frame>
        <draw:frame draw:id="id23" presentation:style-name="a1930" draw:name="Slide Number Placeholder 6" svg:x="4.24826in" svg:y="9.49826in" svg:width="3.25in" svg:height="0.50174in" presentation:class="page-number" presentation:placeholder="false">
          <draw:text-box>
            <text:p text:style-name="a1929" text:class-names="" text:cond-style-name=""><text:span text:style-name="a1927" text:class-names=""><text:page-number style:num-format="1" text:fixed="false">‹#›</text:page-number></text:span><text:span text:style-name="a1928" text:class-names=""/></text:p>
          </draw:text-box>
          <svg:title/>
          <svg:desc/>
        </draw:frame>
      </presentation:notes>
    </style:master-page>
    <draw:layer-set>
      <draw:layer draw:name="Invisible" draw:display="none"/>
    </draw:layer-set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Beth Massi</meta:initial-creator>
    <dc:creator>Beth Massi</dc:creator>
    <meta:creation-date>2018-01-09T22:22:16Z</meta:creation-date>
    <dc:date>2019-09-09T23:10:10Z</dc:date>
    <meta:template xlink:href="" xlink:type="simple"/>
    <meta:editing-cycles>4</meta:editing-cycles>
    <meta:editing-duration>PT160780S</meta:editing-duration>
    <meta:user-defined meta:name="MSIP_Label_f42aa342-8706-4288-bd11-ebb85995028c_Enabled">True</meta:user-defined>
    <meta:user-defined meta:name="MSIP_Label_f42aa342-8706-4288-bd11-ebb85995028c_SiteId">72f988bf-86f1-41af-91ab-2d7cd011db47</meta:user-defined>
    <meta:user-defined meta:name="MSIP_Label_f42aa342-8706-4288-bd11-ebb85995028c_Owner">bethma@microsoft.com</meta:user-defined>
    <meta:user-defined meta:name="MSIP_Label_f42aa342-8706-4288-bd11-ebb85995028c_SetDate">2018-01-09T22:28:27.0429869Z</meta:user-defined>
    <meta:user-defined meta:name="MSIP_Label_f42aa342-8706-4288-bd11-ebb85995028c_Name">General</meta:user-defined>
    <meta:user-defined meta:name="MSIP_Label_f42aa342-8706-4288-bd11-ebb85995028c_Application">Microsoft Azure Information Protection</meta:user-defined>
    <meta:user-defined meta:name="MSIP_Label_f42aa342-8706-4288-bd11-ebb85995028c_Extended_MSFT_Method">Automatic</meta:user-defined>
    <meta:user-defined meta:name="Sensitivity">General</meta:user-defined>
    <meta:user-defined meta:name="ContentTypeId">0x01010022F88B0CCF1BBA489747F146E6B5E06D</meta:user-defined>
    <meta:document-statistic meta:paragraph-count="10" meta:word-count="16"/>
  </office:meta>
</office:document-meta>
</file>